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__Dünya_Savaşı_Sonra_Dünya_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yil</text:p>
          </table:table-cell>
          <table:table-cell office:value-type="string" table:style-name="ce1">
            <text:p>Yas</text:p>
          </table:table-cell>
          <table:table-cell office:value-type="string" table:style-name="ce1">
            <text:p>gdp</text:p>
          </table:table-cell>
          <table:table-cell office:value-type="string" table:style-name="ce1">
            <text:p>cls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796" table:style-name="ce1">
            <text:p>79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769" table:style-name="ce1">
            <text:p>76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833" table:style-name="ce1">
            <text:p>83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51" table:style-name="ce1">
            <text:p>25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437" table:style-name="ce1">
            <text:p>43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697" table:style-name="ce1">
            <text:p>69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835" table:style-name="ce1">
            <text:p>8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127" table:style-name="ce1">
            <text:p>112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793" table:style-name="ce1">
            <text:p>79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899" table:style-name="ce1">
            <text:p>89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127" table:style-name="ce1">
            <text:p>112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299" table:style-name="ce1">
            <text:p>129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451" table:style-name="ce1">
            <text:p>145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451" table:style-name="ce1">
            <text:p>145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573" table:style-name="ce1">
            <text:p>157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573" table:style-name="ce1">
            <text:p>157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021" table:style-name="ce1">
            <text:p>20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021" table:style-name="ce1">
            <text:p>20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2544" table:style-name="ce1">
            <text:p>254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2544" table:style-name="ce1">
            <text:p>254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2931" table:style-name="ce1">
            <text:p>293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2931" table:style-name="ce1">
            <text:p>293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3235" table:style-name="ce1">
            <text:p>32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3235" table:style-name="ce1">
            <text:p>32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3863" table:style-name="ce1">
            <text:p>386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3863" table:style-name="ce1">
            <text:p>386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4672" table:style-name="ce1">
            <text:p>467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4672" table:style-name="ce1">
            <text:p>467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387" table:style-name="ce1">
            <text:p>438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387" table:style-name="ce1">
            <text:p>438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4359" table:style-name="ce1">
            <text:p>435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4359" table:style-name="ce1">
            <text:p>435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9759" table:style-name="ce1">
            <text:p>975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3911" table:style-name="ce1">
            <text:p>139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7415" table:style-name="ce1">
            <text:p>174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8663" table:style-name="ce1">
            <text:p>1866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8544" table:style-name="ce1">
            <text:p>1854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3020" table:style-name="ce1">
            <text:p>230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23808" table:style-name="ce1">
            <text:p>2380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6450" table:style-name="ce1">
            <text:p>2645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25611" table:style-name="ce1">
            <text:p>256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7274" table:style-name="ce1">
            <text:p>2727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2237" table:style-name="ce1">
            <text:p>3223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31660" table:style-name="ce1">
            <text:p>3166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8325" table:style-name="ce1">
            <text:p>283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8972" table:style-name="ce1">
            <text:p>2897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8722" table:style-name="ce1">
            <text:p>2872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5922" table:style-name="ce1">
            <text:p>2592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5848" table:style-name="ce1">
            <text:p>2584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5848" table:style-name="ce1">
            <text:p>2584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7772" table:style-name="ce1">
            <text:p>2777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7772" table:style-name="ce1">
            <text:p>2777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3889" table:style-name="ce1">
            <text:p>3388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3889" table:style-name="ce1">
            <text:p>3388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8711" table:style-name="ce1">
            <text:p>387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8711" table:style-name="ce1">
            <text:p>387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0367" table:style-name="ce1">
            <text:p>4036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40367" table:style-name="ce1">
            <text:p>4036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2698" table:style-name="ce1">
            <text:p>4269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2698" table:style-name="ce1">
            <text:p>4269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49218" table:style-name="ce1">
            <text:p>4921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49218" table:style-name="ce1">
            <text:p>4921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54294" table:style-name="ce1">
            <text:p>5429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54294" table:style-name="ce1">
            <text:p>5429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50356" table:style-name="ce1">
            <text:p>5035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50356" table:style-name="ce1">
            <text:p>5035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49181" table:style-name="ce1">
            <text:p>4918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49181" table:style-name="ce1">
            <text:p>4918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53923" table:style-name="ce1">
            <text:p>539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50979" table:style-name="ce1">
            <text:p>5097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53229" table:style-name="ce1">
            <text:p>532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54278" table:style-name="ce1">
            <text:p>5427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46484" table:style-name="ce1">
            <text:p>4648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46976" table:style-name="ce1">
            <text:p>4697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301" table:style-name="ce1">
            <text:p>230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899" table:style-name="ce1">
            <text:p>189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780" table:style-name="ce1">
            <text:p>178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689" table:style-name="ce1">
            <text:p>168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547" table:style-name="ce1">
            <text:p>154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1444" table:style-name="ce1">
            <text:p>144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524" table:style-name="ce1">
            <text:p>15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458" table:style-name="ce1">
            <text:p>145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570" table:style-name="ce1">
            <text:p>157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269" table:style-name="ce1">
            <text:p>126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335" table:style-name="ce1">
            <text:p>13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299" table:style-name="ce1">
            <text:p>129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299" table:style-name="ce1">
            <text:p>129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541" table:style-name="ce1">
            <text:p>154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541" table:style-name="ce1">
            <text:p>154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892" table:style-name="ce1">
            <text:p>189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892" table:style-name="ce1">
            <text:p>189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4898" table:style-name="ce1">
            <text:p>489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4898" table:style-name="ce1">
            <text:p>489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6601" table:style-name="ce1">
            <text:p>660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6601" table:style-name="ce1">
            <text:p>660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5366" table:style-name="ce1">
            <text:p>536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5366" table:style-name="ce1">
            <text:p>536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6371" table:style-name="ce1">
            <text:p>637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6371" table:style-name="ce1">
            <text:p>637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6902" table:style-name="ce1">
            <text:p>690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8477" table:style-name="ce1">
            <text:p>847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8849" table:style-name="ce1">
            <text:p>884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9356" table:style-name="ce1">
            <text:p>935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2992" table:style-name="ce1">
            <text:p>1299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6165" table:style-name="ce1">
            <text:p>1616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7509" table:style-name="ce1">
            <text:p>1750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7659" table:style-name="ce1">
            <text:p>1765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2032" table:style-name="ce1">
            <text:p>2203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22523" table:style-name="ce1">
            <text:p>225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5036" table:style-name="ce1">
            <text:p>2503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23875" table:style-name="ce1">
            <text:p>2387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5922" table:style-name="ce1">
            <text:p>2592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0394" table:style-name="ce1">
            <text:p>3039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9438" table:style-name="ce1">
            <text:p>2943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6609" table:style-name="ce1">
            <text:p>2660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7087" table:style-name="ce1">
            <text:p>2708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6969" table:style-name="ce1">
            <text:p>2696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4592" table:style-name="ce1">
            <text:p>2459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4494" table:style-name="ce1">
            <text:p>2449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4494" table:style-name="ce1">
            <text:p>2449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6526" table:style-name="ce1">
            <text:p>265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6526" table:style-name="ce1">
            <text:p>265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2538" table:style-name="ce1">
            <text:p>3253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2538" table:style-name="ce1">
            <text:p>3253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7661" table:style-name="ce1">
            <text:p>3766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7661" table:style-name="ce1">
            <text:p>3766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39124" table:style-name="ce1">
            <text:p>391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39124" table:style-name="ce1">
            <text:p>391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1135" table:style-name="ce1">
            <text:p>411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1135" table:style-name="ce1">
            <text:p>411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47040" table:style-name="ce1">
            <text:p>4704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47040" table:style-name="ce1">
            <text:p>4704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51345" table:style-name="ce1">
            <text:p>5134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51345" table:style-name="ce1">
            <text:p>5134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7630" table:style-name="ce1">
            <text:p>476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7630" table:style-name="ce1">
            <text:p>476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47355" table:style-name="ce1">
            <text:p>4735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47355" table:style-name="ce1">
            <text:p>4735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50893" table:style-name="ce1">
            <text:p>5089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47678" table:style-name="ce1">
            <text:p>4767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49489" table:style-name="ce1">
            <text:p>4948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50173" table:style-name="ce1">
            <text:p>5017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42830" table:style-name="ce1">
            <text:p>428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5076" table:style-name="ce1">
            <text:p>507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5079" table:style-name="ce1">
            <text:p>507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2044" table:style-name="ce1">
            <text:p>204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2413" table:style-name="ce1">
            <text:p>241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3355" table:style-name="ce1">
            <text:p>335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688" table:style-name="ce1">
            <text:p>268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617" table:style-name="ce1">
            <text:p>261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451" table:style-name="ce1">
            <text:p>245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298" table:style-name="ce1">
            <text:p>129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287" table:style-name="ce1">
            <text:p>128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354" table:style-name="ce1">
            <text:p>135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213" table:style-name="ce1">
            <text:p>121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1636" table:style-name="ce1">
            <text:p>163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270" table:style-name="ce1">
            <text:p>127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411" table:style-name="ce1">
            <text:p>14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852" table:style-name="ce1">
            <text:p>185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715" table:style-name="ce1">
            <text:p>17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680" table:style-name="ce1">
            <text:p>168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854" table:style-name="ce1">
            <text:p>185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854" table:style-name="ce1">
            <text:p>185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157" table:style-name="ce1">
            <text:p>215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157" table:style-name="ce1">
            <text:p>215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800" table:style-name="ce1">
            <text:p>280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800" table:style-name="ce1">
            <text:p>280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485" table:style-name="ce1">
            <text:p>348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485" table:style-name="ce1">
            <text:p>348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003" table:style-name="ce1">
            <text:p>400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4003" table:style-name="ce1">
            <text:p>400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638" table:style-name="ce1">
            <text:p>463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638" table:style-name="ce1">
            <text:p>463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6073" table:style-name="ce1">
            <text:p>607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6073" table:style-name="ce1">
            <text:p>607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7487" table:style-name="ce1">
            <text:p>748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7487" table:style-name="ce1">
            <text:p>748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7186" table:style-name="ce1">
            <text:p>718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7186" table:style-name="ce1">
            <text:p>718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7066" table:style-name="ce1">
            <text:p>706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7066" table:style-name="ce1">
            <text:p>706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8137" table:style-name="ce1">
            <text:p>813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7745" table:style-name="ce1">
            <text:p>774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8057" table:style-name="ce1">
            <text:p>805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8241" table:style-name="ce1">
            <text:p>824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4978" table:style-name="ce1">
            <text:p>497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5610" table:style-name="ce1">
            <text:p>56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5546" table:style-name="ce1">
            <text:p>554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6015" table:style-name="ce1">
            <text:p>60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5459" table:style-name="ce1">
            <text:p>545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5288" table:style-name="ce1">
            <text:p>528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5571" table:style-name="ce1">
            <text:p>557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5571" table:style-name="ce1">
            <text:p>557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6373" table:style-name="ce1">
            <text:p>637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6373" table:style-name="ce1">
            <text:p>637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8202" table:style-name="ce1">
            <text:p>820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8202" table:style-name="ce1">
            <text:p>820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9829" table:style-name="ce1">
            <text:p>98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9829" table:style-name="ce1">
            <text:p>98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0722" table:style-name="ce1">
            <text:p>1072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0722" table:style-name="ce1">
            <text:p>1072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11914" table:style-name="ce1">
            <text:p>119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11914" table:style-name="ce1">
            <text:p>119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14204" table:style-name="ce1">
            <text:p>1420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14204" table:style-name="ce1">
            <text:p>1420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6680" table:style-name="ce1">
            <text:p>1668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16680" table:style-name="ce1">
            <text:p>1668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14872" table:style-name="ce1">
            <text:p>1487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14872" table:style-name="ce1">
            <text:p>1487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4232" table:style-name="ce1">
            <text:p>1423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4232" table:style-name="ce1">
            <text:p>1423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4890" table:style-name="ce1">
            <text:p>1489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3952" table:style-name="ce1">
            <text:p>1395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4362" table:style-name="ce1">
            <text:p>1436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4299" table:style-name="ce1">
            <text:p>1429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2351" table:style-name="ce1">
            <text:p>1235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12905" table:style-name="ce1">
            <text:p>1290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2389" table:style-name="ce1">
            <text:p>1238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1635" table:style-name="ce1">
            <text:p>116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25227" table:style-name="ce1">
            <text:p>2522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25227" table:style-name="ce1">
            <text:p>2522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26671" table:style-name="ce1">
            <text:p>2667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26671" table:style-name="ce1">
            <text:p>2667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28600" table:style-name="ce1">
            <text:p>2860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8600" table:style-name="ce1">
            <text:p>2860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33048" table:style-name="ce1">
            <text:p>3304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33048" table:style-name="ce1">
            <text:p>3304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37267" table:style-name="ce1">
            <text:p>3726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37267" table:style-name="ce1">
            <text:p>3726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33816" table:style-name="ce1">
            <text:p>3381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33816" table:style-name="ce1">
            <text:p>3381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2477" table:style-name="ce1">
            <text:p>3247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2477" table:style-name="ce1">
            <text:p>3247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34249" table:style-name="ce1">
            <text:p>3424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30752" table:style-name="ce1">
            <text:p>3075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29624" table:style-name="ce1">
            <text:p>296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29024" table:style-name="ce1">
            <text:p>290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24718" table:style-name="ce1">
            <text:p>2471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25098" table:style-name="ce1">
            <text:p>2509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4168" table:style-name="ce1">
            <text:p>416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3070" table:style-name="ce1">
            <text:p>307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3573" table:style-name="ce1">
            <text:p>357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4186" table:style-name="ce1">
            <text:p>418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4891" table:style-name="ce1">
            <text:p>489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6134" table:style-name="ce1">
            <text:p>613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6861" table:style-name="ce1">
            <text:p>686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6314" table:style-name="ce1">
            <text:p>63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6779" table:style-name="ce1">
            <text:p>677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6606" table:style-name="ce1">
            <text:p>660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6278" table:style-name="ce1">
            <text:p>627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6863" table:style-name="ce1">
            <text:p>686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6863" table:style-name="ce1">
            <text:p>686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8399" table:style-name="ce1">
            <text:p>839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8399" table:style-name="ce1">
            <text:p>839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0220" table:style-name="ce1">
            <text:p>102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0220" table:style-name="ce1">
            <text:p>102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12226" table:style-name="ce1">
            <text:p>122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2226" table:style-name="ce1">
            <text:p>122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3961" table:style-name="ce1">
            <text:p>1396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3961" table:style-name="ce1">
            <text:p>1396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15896" table:style-name="ce1">
            <text:p>1589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15896" table:style-name="ce1">
            <text:p>1589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19273" table:style-name="ce1">
            <text:p>1927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19273" table:style-name="ce1">
            <text:p>1927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23811" table:style-name="ce1">
            <text:p>238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23811" table:style-name="ce1">
            <text:p>238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20748" table:style-name="ce1">
            <text:p>2074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20748" table:style-name="ce1">
            <text:p>2074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20862" table:style-name="ce1">
            <text:p>2086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20862" table:style-name="ce1">
            <text:p>2086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23010" table:style-name="ce1">
            <text:p>230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20898" table:style-name="ce1">
            <text:p>2089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21073" table:style-name="ce1">
            <text:p>2107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20859" table:style-name="ce1">
            <text:p>2085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8703" table:style-name="ce1">
            <text:p>1870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19505" table:style-name="ce1">
            <text:p>1950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32034" table:style-name="ce1">
            <text:p>3203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7841" table:style-name="ce1">
            <text:p>3784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38158" table:style-name="ce1">
            <text:p>3815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35148" table:style-name="ce1">
            <text:p>3514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35710" table:style-name="ce1">
            <text:p>357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35763" table:style-name="ce1">
            <text:p>3576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32841" table:style-name="ce1">
            <text:p>3284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32837" table:style-name="ce1">
            <text:p>3283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32837" table:style-name="ce1">
            <text:p>3283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35435" table:style-name="ce1">
            <text:p>354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35435" table:style-name="ce1">
            <text:p>354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43129" table:style-name="ce1">
            <text:p>431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43129" table:style-name="ce1">
            <text:p>431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9552" table:style-name="ce1">
            <text:p>4955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9552" table:style-name="ce1">
            <text:p>4955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51960" table:style-name="ce1">
            <text:p>5196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51960" table:style-name="ce1">
            <text:p>5196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55354" table:style-name="ce1">
            <text:p>5535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55354" table:style-name="ce1">
            <text:p>5535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62229" table:style-name="ce1">
            <text:p>622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62229" table:style-name="ce1">
            <text:p>622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68447" table:style-name="ce1">
            <text:p>6844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68447" table:style-name="ce1">
            <text:p>6844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61863" table:style-name="ce1">
            <text:p>6186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61863" table:style-name="ce1">
            <text:p>6186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61711" table:style-name="ce1">
            <text:p>617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61711" table:style-name="ce1">
            <text:p>617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65598" table:style-name="ce1">
            <text:p>6559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62071" table:style-name="ce1">
            <text:p>6207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64831" table:style-name="ce1">
            <text:p>6483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66114" table:style-name="ce1">
            <text:p>661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55972" table:style-name="ce1">
            <text:p>5597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555" table:style-name="ce1">
            <text:p>155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267" table:style-name="ce1">
            <text:p>126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740" table:style-name="ce1">
            <text:p>74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556" table:style-name="ce1">
            <text:p>55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611" table:style-name="ce1">
            <text:p>6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718" table:style-name="ce1">
            <text:p>71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828" table:style-name="ce1">
            <text:p>8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858" table:style-name="ce1">
            <text:p>85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669" table:style-name="ce1">
            <text:p>66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734" table:style-name="ce1">
            <text:p>73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777" table:style-name="ce1">
            <text:p>77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777" table:style-name="ce1">
            <text:p>77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1253" table:style-name="ce1">
            <text:p>125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253" table:style-name="ce1">
            <text:p>125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552" table:style-name="ce1">
            <text:p>155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552" table:style-name="ce1">
            <text:p>155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1859" table:style-name="ce1">
            <text:p>185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1859" table:style-name="ce1">
            <text:p>185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448" table:style-name="ce1">
            <text:p>244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2448" table:style-name="ce1">
            <text:p>244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2589" table:style-name="ce1">
            <text:p>258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2589" table:style-name="ce1">
            <text:p>258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2775" table:style-name="ce1">
            <text:p>277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2775" table:style-name="ce1">
            <text:p>277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3435" table:style-name="ce1">
            <text:p>34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3772" table:style-name="ce1">
            <text:p>377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3850" table:style-name="ce1">
            <text:p>385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4757" table:style-name="ce1">
            <text:p>475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4046" table:style-name="ce1">
            <text:p>404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3546" table:style-name="ce1">
            <text:p>2354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24662" table:style-name="ce1">
            <text:p>2466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7888" table:style-name="ce1">
            <text:p>2788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26937" table:style-name="ce1">
            <text:p>2693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8588" table:style-name="ce1">
            <text:p>2858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3420" table:style-name="ce1">
            <text:p>334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32147" table:style-name="ce1">
            <text:p>3214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8420" table:style-name="ce1">
            <text:p>284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8733" table:style-name="ce1">
            <text:p>2873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8154" table:style-name="ce1">
            <text:p>2815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4922" table:style-name="ce1">
            <text:p>2492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4874" table:style-name="ce1">
            <text:p>2487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4874" table:style-name="ce1">
            <text:p>2487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6441" table:style-name="ce1">
            <text:p>2644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6441" table:style-name="ce1">
            <text:p>2644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1816" table:style-name="ce1">
            <text:p>3181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1816" table:style-name="ce1">
            <text:p>3181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5772" table:style-name="ce1">
            <text:p>3577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5772" table:style-name="ce1">
            <text:p>3577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36289" table:style-name="ce1">
            <text:p>3628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36289" table:style-name="ce1">
            <text:p>3628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38088" table:style-name="ce1">
            <text:p>3808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38088" table:style-name="ce1">
            <text:p>3808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43667" table:style-name="ce1">
            <text:p>4366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43667" table:style-name="ce1">
            <text:p>4366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47702" table:style-name="ce1">
            <text:p>4770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47702" table:style-name="ce1">
            <text:p>4770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3570" table:style-name="ce1">
            <text:p>4357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3570" table:style-name="ce1">
            <text:p>4357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43614" table:style-name="ce1">
            <text:p>436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43614" table:style-name="ce1">
            <text:p>436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47947" table:style-name="ce1">
            <text:p>4794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45142" table:style-name="ce1">
            <text:p>4514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48563" table:style-name="ce1">
            <text:p>4856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50167" table:style-name="ce1">
            <text:p>5016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43201" table:style-name="ce1">
            <text:p>4320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5156" table:style-name="ce1">
            <text:p>515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6040" table:style-name="ce1">
            <text:p>604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6994" table:style-name="ce1">
            <text:p>699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8070" table:style-name="ce1">
            <text:p>807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8310" table:style-name="ce1">
            <text:p>83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0179" table:style-name="ce1">
            <text:p>1017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0816" table:style-name="ce1">
            <text:p>1081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1818" table:style-name="ce1">
            <text:p>1181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0957" table:style-name="ce1">
            <text:p>1095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1638" table:style-name="ce1">
            <text:p>1163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13550" table:style-name="ce1">
            <text:p>1355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4330" table:style-name="ce1">
            <text:p>143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3968" table:style-name="ce1">
            <text:p>1396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4008" table:style-name="ce1">
            <text:p>1400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3756" table:style-name="ce1">
            <text:p>1375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2509" table:style-name="ce1">
            <text:p>1250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3043" table:style-name="ce1">
            <text:p>1304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3043" table:style-name="ce1">
            <text:p>1304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4676" table:style-name="ce1">
            <text:p>1467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4676" table:style-name="ce1">
            <text:p>1467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9202" table:style-name="ce1">
            <text:p>1920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9202" table:style-name="ce1">
            <text:p>1920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22804" table:style-name="ce1">
            <text:p>2280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22804" table:style-name="ce1">
            <text:p>2280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23414" table:style-name="ce1">
            <text:p>234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23414" table:style-name="ce1">
            <text:p>234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5739" table:style-name="ce1">
            <text:p>2573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25739" table:style-name="ce1">
            <text:p>2573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29896" table:style-name="ce1">
            <text:p>2989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9896" table:style-name="ce1">
            <text:p>2989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33168" table:style-name="ce1">
            <text:p>3316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33168" table:style-name="ce1">
            <text:p>3316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30785" table:style-name="ce1">
            <text:p>3078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30785" table:style-name="ce1">
            <text:p>3078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27886" table:style-name="ce1">
            <text:p>2788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27886" table:style-name="ce1">
            <text:p>2788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26825" table:style-name="ce1">
            <text:p>268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23309" table:style-name="ce1">
            <text:p>2330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22994" table:style-name="ce1">
            <text:p>2299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22834" table:style-name="ce1">
            <text:p>2283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8927" table:style-name="ce1">
            <text:p>1892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3561" table:style-name="ce1">
            <text:p>356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3970" table:style-name="ce1">
            <text:p>397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4116" table:style-name="ce1">
            <text:p>411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4431" table:style-name="ce1">
            <text:p>443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4767" table:style-name="ce1">
            <text:p>476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4792" table:style-name="ce1">
            <text:p>479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4856" table:style-name="ce1">
            <text:p>485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5010" table:style-name="ce1">
            <text:p>50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5147" table:style-name="ce1">
            <text:p>514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4966" table:style-name="ce1">
            <text:p>496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5546" table:style-name="ce1">
            <text:p>554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5546" table:style-name="ce1">
            <text:p>554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6995" table:style-name="ce1">
            <text:p>699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6995" table:style-name="ce1">
            <text:p>699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8840" table:style-name="ce1">
            <text:p>884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8840" table:style-name="ce1">
            <text:p>884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10806" table:style-name="ce1">
            <text:p>1080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0806" table:style-name="ce1">
            <text:p>1080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1764" table:style-name="ce1">
            <text:p>1176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1764" table:style-name="ce1">
            <text:p>1176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12021" table:style-name="ce1">
            <text:p>120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12021" table:style-name="ce1">
            <text:p>120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14609" table:style-name="ce1">
            <text:p>1460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14609" table:style-name="ce1">
            <text:p>1460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6540" table:style-name="ce1">
            <text:p>1654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16540" table:style-name="ce1">
            <text:p>1654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13697" table:style-name="ce1">
            <text:p>1369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13697" table:style-name="ce1">
            <text:p>1369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3761" table:style-name="ce1">
            <text:p>1376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3761" table:style-name="ce1">
            <text:p>1376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4827" table:style-name="ce1">
            <text:p>1482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3525" table:style-name="ce1">
            <text:p>135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4333" table:style-name="ce1">
            <text:p>1433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4886" table:style-name="ce1">
            <text:p>1488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3087" table:style-name="ce1">
            <text:p>1308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13448" table:style-name="ce1">
            <text:p>1344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3357" table:style-name="ce1">
            <text:p>1335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7681" table:style-name="ce1">
            <text:p>1768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24107" table:style-name="ce1">
            <text:p>2410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6249" table:style-name="ce1">
            <text:p>2624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4089" table:style-name="ce1">
            <text:p>2408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7316" table:style-name="ce1">
            <text:p>2731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28857" table:style-name="ce1">
            <text:p>2885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9311" table:style-name="ce1">
            <text:p>293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25474" table:style-name="ce1">
            <text:p>2547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5937" table:style-name="ce1">
            <text:p>2593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28680" table:style-name="ce1">
            <text:p>2868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9740" table:style-name="ce1">
            <text:p>2974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30326" table:style-name="ce1">
            <text:p>303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33513" table:style-name="ce1">
            <text:p>3351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34858" table:style-name="ce1">
            <text:p>3485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34372" table:style-name="ce1">
            <text:p>3437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30850" table:style-name="ce1">
            <text:p>3085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30850" table:style-name="ce1">
            <text:p>3085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34556" table:style-name="ce1">
            <text:p>3455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34556" table:style-name="ce1">
            <text:p>3455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42174" table:style-name="ce1">
            <text:p>4217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42174" table:style-name="ce1">
            <text:p>4217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50528" table:style-name="ce1">
            <text:p>505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50528" table:style-name="ce1">
            <text:p>505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60712" table:style-name="ce1">
            <text:p>607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60712" table:style-name="ce1">
            <text:p>607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60243" table:style-name="ce1">
            <text:p>6024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60243" table:style-name="ce1">
            <text:p>6024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73590" table:style-name="ce1">
            <text:p>7359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73590" table:style-name="ce1">
            <text:p>7359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59489" table:style-name="ce1">
            <text:p>5948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59489" table:style-name="ce1">
            <text:p>5948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3700" table:style-name="ce1">
            <text:p>4370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3700" table:style-name="ce1">
            <text:p>4370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45179" table:style-name="ce1">
            <text:p>4517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45179" table:style-name="ce1">
            <text:p>4517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49861" table:style-name="ce1">
            <text:p>4986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48083" table:style-name="ce1">
            <text:p>4808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51749" table:style-name="ce1">
            <text:p>5174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56833" table:style-name="ce1">
            <text:p>5683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54909" table:style-name="ce1">
            <text:p>5490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64708" table:style-name="ce1">
            <text:p>6470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6638" table:style-name="ce1">
            <text:p>663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8937" table:style-name="ce1">
            <text:p>893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0515" table:style-name="ce1">
            <text:p>105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1696" table:style-name="ce1">
            <text:p>1169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2188" table:style-name="ce1">
            <text:p>1218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5312" table:style-name="ce1">
            <text:p>153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5328" table:style-name="ce1">
            <text:p>153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7051" table:style-name="ce1">
            <text:p>1705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5872" table:style-name="ce1">
            <text:p>1587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7188" table:style-name="ce1">
            <text:p>1718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20689" table:style-name="ce1">
            <text:p>2068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2478" table:style-name="ce1">
            <text:p>2247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4259" table:style-name="ce1">
            <text:p>2425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6115" table:style-name="ce1">
            <text:p>261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8344" table:style-name="ce1">
            <text:p>2834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8340" table:style-name="ce1">
            <text:p>2834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30536" table:style-name="ce1">
            <text:p>3053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30536" table:style-name="ce1">
            <text:p>3053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35154" table:style-name="ce1">
            <text:p>3515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35154" table:style-name="ce1">
            <text:p>3515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44473" table:style-name="ce1">
            <text:p>4447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44473" table:style-name="ce1">
            <text:p>4447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51662" table:style-name="ce1">
            <text:p>5166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51662" table:style-name="ce1">
            <text:p>5166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55213" table:style-name="ce1">
            <text:p>5521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55213" table:style-name="ce1">
            <text:p>5521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58941" table:style-name="ce1">
            <text:p>5894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58941" table:style-name="ce1">
            <text:p>5894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67032" table:style-name="ce1">
            <text:p>6703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67032" table:style-name="ce1">
            <text:p>6703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67173" table:style-name="ce1">
            <text:p>6717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67173" table:style-name="ce1">
            <text:p>6717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57390" table:style-name="ce1">
            <text:p>5739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57390" table:style-name="ce1">
            <text:p>5739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52042" table:style-name="ce1">
            <text:p>5204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52042" table:style-name="ce1">
            <text:p>5204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56655" table:style-name="ce1">
            <text:p>5665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53443" table:style-name="ce1">
            <text:p>5344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56628" table:style-name="ce1">
            <text:p>566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59634" table:style-name="ce1">
            <text:p>5963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8329" table:style-name="ce1">
            <text:p>83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1762" table:style-name="ce1">
            <text:p>1176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4756" table:style-name="ce1">
            <text:p>1475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6282" table:style-name="ce1">
            <text:p>1628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6922" table:style-name="ce1">
            <text:p>1692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1472" table:style-name="ce1">
            <text:p>2147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22805" table:style-name="ce1">
            <text:p>2280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4297" table:style-name="ce1">
            <text:p>2429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9605" table:style-name="ce1">
            <text:p>1960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0235" table:style-name="ce1">
            <text:p>202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21625" table:style-name="ce1">
            <text:p>216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4172" table:style-name="ce1">
            <text:p>2417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2869" table:style-name="ce1">
            <text:p>2286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3342" table:style-name="ce1">
            <text:p>2334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3002" table:style-name="ce1">
            <text:p>2300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1027" table:style-name="ce1">
            <text:p>2102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1392" table:style-name="ce1">
            <text:p>2139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1392" table:style-name="ce1">
            <text:p>2139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3227" table:style-name="ce1">
            <text:p>2322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3227" table:style-name="ce1">
            <text:p>2322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8572" table:style-name="ce1">
            <text:p>2857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8572" table:style-name="ce1">
            <text:p>2857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2704" table:style-name="ce1">
            <text:p>3270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2704" table:style-name="ce1">
            <text:p>3270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33536" table:style-name="ce1">
            <text:p>3353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33536" table:style-name="ce1">
            <text:p>3353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34578" table:style-name="ce1">
            <text:p>3457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34578" table:style-name="ce1">
            <text:p>3457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38935" table:style-name="ce1">
            <text:p>389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38935" table:style-name="ce1">
            <text:p>389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41935" table:style-name="ce1">
            <text:p>419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41935" table:style-name="ce1">
            <text:p>419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38101" table:style-name="ce1">
            <text:p>3810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38101" table:style-name="ce1">
            <text:p>3810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6869" table:style-name="ce1">
            <text:p>3686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6869" table:style-name="ce1">
            <text:p>3686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40210" table:style-name="ce1">
            <text:p>402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36497" table:style-name="ce1">
            <text:p>3649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37050" table:style-name="ce1">
            <text:p>3705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37035" table:style-name="ce1">
            <text:p>370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31537" table:style-name="ce1">
            <text:p>3153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2324" table:style-name="ce1">
            <text:p>23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484" table:style-name="ce1">
            <text:p>248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3008" table:style-name="ce1">
            <text:p>300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3354" table:style-name="ce1">
            <text:p>335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3292" table:style-name="ce1">
            <text:p>329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3481" table:style-name="ce1">
            <text:p>348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3719" table:style-name="ce1">
            <text:p>37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3719" table:style-name="ce1">
            <text:p>37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4360" table:style-name="ce1">
            <text:p>436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4360" table:style-name="ce1">
            <text:p>436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5778" table:style-name="ce1">
            <text:p>577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5778" table:style-name="ce1">
            <text:p>577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7028" table:style-name="ce1">
            <text:p>70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7028" table:style-name="ce1">
            <text:p>70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8229" table:style-name="ce1">
            <text:p>82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8229" table:style-name="ce1">
            <text:p>82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9667" table:style-name="ce1">
            <text:p>966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9667" table:style-name="ce1">
            <text:p>966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12869" table:style-name="ce1">
            <text:p>1286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12869" table:style-name="ce1">
            <text:p>1286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5669" table:style-name="ce1">
            <text:p>1566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15669" table:style-name="ce1">
            <text:p>1566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12412" table:style-name="ce1">
            <text:p>124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12412" table:style-name="ce1">
            <text:p>124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2584" table:style-name="ce1">
            <text:p>1258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2584" table:style-name="ce1">
            <text:p>1258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5097" table:style-name="ce1">
            <text:p>1509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5099" table:style-name="ce1">
            <text:p>1509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6538" table:style-name="ce1">
            <text:p>1653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7442" table:style-name="ce1">
            <text:p>1744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5073" table:style-name="ce1">
            <text:p>1507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15742" table:style-name="ce1">
            <text:p>1574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3743" table:style-name="ce1">
            <text:p>1374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20004" table:style-name="ce1">
            <text:p>2000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24654" table:style-name="ce1">
            <text:p>2465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7676" table:style-name="ce1">
            <text:p>2767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9239" table:style-name="ce1">
            <text:p>2923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36871" table:style-name="ce1">
            <text:p>3687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39465" table:style-name="ce1">
            <text:p>3946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43740" table:style-name="ce1">
            <text:p>4374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44320" table:style-name="ce1">
            <text:p>443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48610" table:style-name="ce1">
            <text:p>486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56499" table:style-name="ce1">
            <text:p>5649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56169" table:style-name="ce1">
            <text:p>5616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50260" table:style-name="ce1">
            <text:p>5026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50788" table:style-name="ce1">
            <text:p>5078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55054" table:style-name="ce1">
            <text:p>5505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51841" table:style-name="ce1">
            <text:p>5184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51391" table:style-name="ce1">
            <text:p>5139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51391" table:style-name="ce1">
            <text:p>5139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56484" table:style-name="ce1">
            <text:p>5648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56484" table:style-name="ce1">
            <text:p>5648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69768" table:style-name="ce1">
            <text:p>6976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69768" table:style-name="ce1">
            <text:p>6976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80639" table:style-name="ce1">
            <text:p>8063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80639" table:style-name="ce1">
            <text:p>8063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85397" table:style-name="ce1">
            <text:p>8539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85397" table:style-name="ce1">
            <text:p>8539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95351" table:style-name="ce1">
            <text:p>9535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95351" table:style-name="ce1">
            <text:p>9535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112581" table:style-name="ce1">
            <text:p>11258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112581" table:style-name="ce1">
            <text:p>11258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21315" table:style-name="ce1">
            <text:p>1213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121315" table:style-name="ce1">
            <text:p>1213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109483" table:style-name="ce1">
            <text:p>10948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109483" table:style-name="ce1">
            <text:p>10948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11328" table:style-name="ce1">
            <text:p>1113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11328" table:style-name="ce1">
            <text:p>1113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22729" table:style-name="ce1">
            <text:p>1227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13120" table:style-name="ce1">
            <text:p>1131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20423" table:style-name="ce1">
            <text:p>1204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26352" table:style-name="ce1">
            <text:p>12635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07456" table:style-name="ce1">
            <text:p>10745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3639" table:style-name="ce1">
            <text:p>363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4544" table:style-name="ce1">
            <text:p>454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5517" table:style-name="ce1">
            <text:p>551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6295" table:style-name="ce1">
            <text:p>629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6539" table:style-name="ce1">
            <text:p>653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7780" table:style-name="ce1">
            <text:p>778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8313" table:style-name="ce1">
            <text:p>831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9040" table:style-name="ce1">
            <text:p>904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8022" table:style-name="ce1">
            <text:p>802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8775" table:style-name="ce1">
            <text:p>877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9974" table:style-name="ce1">
            <text:p>997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0254" table:style-name="ce1">
            <text:p>1025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0575" table:style-name="ce1">
            <text:p>1057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1103" table:style-name="ce1">
            <text:p>1110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1607" table:style-name="ce1">
            <text:p>1160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1873" table:style-name="ce1">
            <text:p>1187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1691" table:style-name="ce1">
            <text:p>1169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1691" table:style-name="ce1">
            <text:p>1169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2524" table:style-name="ce1">
            <text:p>125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2524" table:style-name="ce1">
            <text:p>125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4444" table:style-name="ce1">
            <text:p>1444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4444" table:style-name="ce1">
            <text:p>1444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15916" table:style-name="ce1">
            <text:p>1591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5916" table:style-name="ce1">
            <text:p>1591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6648" table:style-name="ce1">
            <text:p>1664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6648" table:style-name="ce1">
            <text:p>1664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17504" table:style-name="ce1">
            <text:p>1750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17504" table:style-name="ce1">
            <text:p>1750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20333" table:style-name="ce1">
            <text:p>2033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0333" table:style-name="ce1">
            <text:p>2033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23007" table:style-name="ce1">
            <text:p>2300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23007" table:style-name="ce1">
            <text:p>2300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21695" table:style-name="ce1">
            <text:p>2169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21695" table:style-name="ce1">
            <text:p>2169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22132" table:style-name="ce1">
            <text:p>2213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22132" table:style-name="ce1">
            <text:p>2213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23984" table:style-name="ce1">
            <text:p>2398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23074" table:style-name="ce1">
            <text:p>2307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25191" table:style-name="ce1">
            <text:p>2519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27634" table:style-name="ce1">
            <text:p>2763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25750" table:style-name="ce1">
            <text:p>2575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0428" table:style-name="ce1">
            <text:p>104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4479" table:style-name="ce1">
            <text:p>1447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7560" table:style-name="ce1">
            <text:p>1756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8661" table:style-name="ce1">
            <text:p>1866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8310" table:style-name="ce1">
            <text:p>183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2425" table:style-name="ce1">
            <text:p>224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22906" table:style-name="ce1">
            <text:p>2290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5205" table:style-name="ce1">
            <text:p>2520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24385" table:style-name="ce1">
            <text:p>2438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5997" table:style-name="ce1">
            <text:p>2599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0850" table:style-name="ce1">
            <text:p>3085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30625" table:style-name="ce1">
            <text:p>306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8156" table:style-name="ce1">
            <text:p>2815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9351" table:style-name="ce1">
            <text:p>2935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9799" table:style-name="ce1">
            <text:p>2979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7644" table:style-name="ce1">
            <text:p>2764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8366" table:style-name="ce1">
            <text:p>2836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8366" table:style-name="ce1">
            <text:p>2836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30757" table:style-name="ce1">
            <text:p>3075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30757" table:style-name="ce1">
            <text:p>3075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7614" table:style-name="ce1">
            <text:p>376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7614" table:style-name="ce1">
            <text:p>376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2614" table:style-name="ce1">
            <text:p>426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2614" table:style-name="ce1">
            <text:p>426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4289" table:style-name="ce1">
            <text:p>4428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44289" table:style-name="ce1">
            <text:p>4428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7281" table:style-name="ce1">
            <text:p>4728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7281" table:style-name="ce1">
            <text:p>4728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54418" table:style-name="ce1">
            <text:p>5441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54418" table:style-name="ce1">
            <text:p>5441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60375" table:style-name="ce1">
            <text:p>6037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60375" table:style-name="ce1">
            <text:p>6037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54988" table:style-name="ce1">
            <text:p>5498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54988" table:style-name="ce1">
            <text:p>5498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53302" table:style-name="ce1">
            <text:p>5330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53302" table:style-name="ce1">
            <text:p>5330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56667" table:style-name="ce1">
            <text:p>5666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52334" table:style-name="ce1">
            <text:p>5233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54510" table:style-name="ce1">
            <text:p>545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55325" table:style-name="ce1">
            <text:p>553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47206" table:style-name="ce1">
            <text:p>4720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48108" table:style-name="ce1">
            <text:p>4810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20117" table:style-name="ce1">
            <text:p>2011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23980" table:style-name="ce1">
            <text:p>2398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5820" table:style-name="ce1">
            <text:p>258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5945" table:style-name="ce1">
            <text:p>2594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30240" table:style-name="ce1">
            <text:p>3024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30678" table:style-name="ce1">
            <text:p>3067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32793" table:style-name="ce1">
            <text:p>3279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30066" table:style-name="ce1">
            <text:p>3006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31520" table:style-name="ce1">
            <text:p>315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7483" table:style-name="ce1">
            <text:p>3748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40098" table:style-name="ce1">
            <text:p>4009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39335" table:style-name="ce1">
            <text:p>393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37334" table:style-name="ce1">
            <text:p>3733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39013" table:style-name="ce1">
            <text:p>3901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41099" table:style-name="ce1">
            <text:p>4109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41281" table:style-name="ce1">
            <text:p>4128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41281" table:style-name="ce1">
            <text:p>4128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46049" table:style-name="ce1">
            <text:p>4604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46049" table:style-name="ce1">
            <text:p>4604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53533" table:style-name="ce1">
            <text:p>5353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53533" table:style-name="ce1">
            <text:p>5353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61450" table:style-name="ce1">
            <text:p>6145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61450" table:style-name="ce1">
            <text:p>6145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71215" table:style-name="ce1">
            <text:p>712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71215" table:style-name="ce1">
            <text:p>712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79007" table:style-name="ce1">
            <text:p>7900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79007" table:style-name="ce1">
            <text:p>7900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90797" table:style-name="ce1">
            <text:p>9079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90797" table:style-name="ce1">
            <text:p>9079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03431" table:style-name="ce1">
            <text:p>10343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103431" table:style-name="ce1">
            <text:p>10343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85394" table:style-name="ce1">
            <text:p>8539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85394" table:style-name="ce1">
            <text:p>8539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93638" table:style-name="ce1">
            <text:p>9363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93638" table:style-name="ce1">
            <text:p>9363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07430" table:style-name="ce1">
            <text:p>1074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08408" table:style-name="ce1">
            <text:p>10840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09804" table:style-name="ce1">
            <text:p>10980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03443" table:style-name="ce1">
            <text:p>10344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79187" table:style-name="ce1">
            <text:p>7918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876" table:style-name="ce1">
            <text:p>187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2416" table:style-name="ce1">
            <text:p>241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650" table:style-name="ce1">
            <text:p>265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2683" table:style-name="ce1">
            <text:p>268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3081" table:style-name="ce1">
            <text:p>308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937" table:style-name="ce1">
            <text:p>393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4413" table:style-name="ce1">
            <text:p>441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4640" table:style-name="ce1">
            <text:p>464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4744" table:style-name="ce1">
            <text:p>474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5249" table:style-name="ce1">
            <text:p>524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5249" table:style-name="ce1">
            <text:p>524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5466" table:style-name="ce1">
            <text:p>546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5466" table:style-name="ce1">
            <text:p>546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5983" table:style-name="ce1">
            <text:p>598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5983" table:style-name="ce1">
            <text:p>598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7014" table:style-name="ce1">
            <text:p>70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7014" table:style-name="ce1">
            <text:p>70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8417" table:style-name="ce1">
            <text:p>841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8417" table:style-name="ce1">
            <text:p>841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9485" table:style-name="ce1">
            <text:p>948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9485" table:style-name="ce1">
            <text:p>948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11816" table:style-name="ce1">
            <text:p>1181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11816" table:style-name="ce1">
            <text:p>1181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14721" table:style-name="ce1">
            <text:p>147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4721" table:style-name="ce1">
            <text:p>147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12141" table:style-name="ce1">
            <text:p>1214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12141" table:style-name="ce1">
            <text:p>1214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3304" table:style-name="ce1">
            <text:p>1330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3304" table:style-name="ce1">
            <text:p>1330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4686" table:style-name="ce1">
            <text:p>1468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3894" table:style-name="ce1">
            <text:p>1389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4552" table:style-name="ce1">
            <text:p>1455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5119" table:style-name="ce1">
            <text:p>151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3228" table:style-name="ce1">
            <text:p>132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2912" table:style-name="ce1">
            <text:p>29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4145" table:style-name="ce1">
            <text:p>414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5138" table:style-name="ce1">
            <text:p>513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5995" table:style-name="ce1">
            <text:p>599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6436" table:style-name="ce1">
            <text:p>643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8356" table:style-name="ce1">
            <text:p>835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9483" table:style-name="ce1">
            <text:p>948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1445" table:style-name="ce1">
            <text:p>1144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0098" table:style-name="ce1">
            <text:p>1009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0566" table:style-name="ce1">
            <text:p>1056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12469" table:style-name="ce1">
            <text:p>1246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2887" table:style-name="ce1">
            <text:p>1288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2237" table:style-name="ce1">
            <text:p>1223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2892" table:style-name="ce1">
            <text:p>1289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3180" table:style-name="ce1">
            <text:p>1318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2152" table:style-name="ce1">
            <text:p>1215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2391" table:style-name="ce1">
            <text:p>1239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2391" table:style-name="ce1">
            <text:p>1239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3614" table:style-name="ce1">
            <text:p>136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3614" table:style-name="ce1">
            <text:p>136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6671" table:style-name="ce1">
            <text:p>1667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6671" table:style-name="ce1">
            <text:p>1667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4003" table:style-name="ce1">
            <text:p>2400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24003" table:style-name="ce1">
            <text:p>2400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26121" table:style-name="ce1">
            <text:p>261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26121" table:style-name="ce1">
            <text:p>261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24254" table:style-name="ce1">
            <text:p>2425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24254" table:style-name="ce1">
            <text:p>2425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23673" table:style-name="ce1">
            <text:p>2367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23673" table:style-name="ce1">
            <text:p>2367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24337" table:style-name="ce1">
            <text:p>2433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21573" table:style-name="ce1">
            <text:p>2157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22641" table:style-name="ce1">
            <text:p>2264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23091" table:style-name="ce1">
            <text:p>2309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973" table:style-name="ce1">
            <text:p>197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822" table:style-name="ce1">
            <text:p>182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351" table:style-name="ce1">
            <text:p>135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183" table:style-name="ce1">
            <text:p>118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237" table:style-name="ce1">
            <text:p>123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406" table:style-name="ce1">
            <text:p>140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1756" table:style-name="ce1">
            <text:p>175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738" table:style-name="ce1">
            <text:p>173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677" table:style-name="ce1">
            <text:p>167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967" table:style-name="ce1">
            <text:p>196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698" table:style-name="ce1">
            <text:p>169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758" table:style-name="ce1">
            <text:p>175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914" table:style-name="ce1">
            <text:p>19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914" table:style-name="ce1">
            <text:p>19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231" table:style-name="ce1">
            <text:p>223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231" table:style-name="ce1">
            <text:p>223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898" table:style-name="ce1">
            <text:p>289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898" table:style-name="ce1">
            <text:p>289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698" table:style-name="ce1">
            <text:p>369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698" table:style-name="ce1">
            <text:p>369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4847" table:style-name="ce1">
            <text:p>484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847" table:style-name="ce1">
            <text:p>484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6018" table:style-name="ce1">
            <text:p>601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6018" table:style-name="ce1">
            <text:p>601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8593" table:style-name="ce1">
            <text:p>859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8593" table:style-name="ce1">
            <text:p>859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10454" table:style-name="ce1">
            <text:p>1045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0454" table:style-name="ce1">
            <text:p>1045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8465" table:style-name="ce1">
            <text:p>846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8465" table:style-name="ce1">
            <text:p>846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8190" table:style-name="ce1">
            <text:p>819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8190" table:style-name="ce1">
            <text:p>819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9086" table:style-name="ce1">
            <text:p>908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9015" table:style-name="ce1">
            <text:p>90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0080" table:style-name="ce1">
            <text:p>1008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0526" table:style-name="ce1">
            <text:p>105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9431" table:style-name="ce1">
            <text:p>943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10020" table:style-name="ce1">
            <text:p>100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48255" table:style-name="ce1">
            <text:p>4825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43435" table:style-name="ce1">
            <text:p>434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69301" table:style-name="ce1">
            <text:p>6930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69301" table:style-name="ce1">
            <text:p>6930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11291" table:style-name="ce1">
            <text:p>1129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1346" table:style-name="ce1">
            <text:p>1134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1014" table:style-name="ce1">
            <text:p>110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1767" table:style-name="ce1">
            <text:p>1176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2041" table:style-name="ce1">
            <text:p>1204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0783" table:style-name="ce1">
            <text:p>1078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0979" table:style-name="ce1">
            <text:p>1097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0979" table:style-name="ce1">
            <text:p>1097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2362" table:style-name="ce1">
            <text:p>1236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2362" table:style-name="ce1">
            <text:p>1236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5568" table:style-name="ce1">
            <text:p>1556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5568" table:style-name="ce1">
            <text:p>1556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8067" table:style-name="ce1">
            <text:p>1806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18067" table:style-name="ce1">
            <text:p>1806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9012" table:style-name="ce1">
            <text:p>190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9012" table:style-name="ce1">
            <text:p>190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0634" table:style-name="ce1">
            <text:p>2063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20634" table:style-name="ce1">
            <text:p>2063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4964" table:style-name="ce1">
            <text:p>2496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24964" table:style-name="ce1">
            <text:p>2496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28599" table:style-name="ce1">
            <text:p>2859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28599" table:style-name="ce1">
            <text:p>2859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25872" table:style-name="ce1">
            <text:p>2587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25872" table:style-name="ce1">
            <text:p>2587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24689" table:style-name="ce1">
            <text:p>2468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24689" table:style-name="ce1">
            <text:p>2468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26377" table:style-name="ce1">
            <text:p>2637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23820" table:style-name="ce1">
            <text:p>238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24697" table:style-name="ce1">
            <text:p>2469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25569" table:style-name="ce1">
            <text:p>2556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22036" table:style-name="ce1">
            <text:p>2203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5009" table:style-name="ce1">
            <text:p>500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6919" table:style-name="ce1">
            <text:p>69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8727" table:style-name="ce1">
            <text:p>872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0250" table:style-name="ce1">
            <text:p>1025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1258" table:style-name="ce1">
            <text:p>1125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4517" table:style-name="ce1">
            <text:p>1451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5574" table:style-name="ce1">
            <text:p>1557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7005" table:style-name="ce1">
            <text:p>1700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4106" table:style-name="ce1">
            <text:p>1410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4223" table:style-name="ce1">
            <text:p>142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16444" table:style-name="ce1">
            <text:p>1644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7166" table:style-name="ce1">
            <text:p>1716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5738" table:style-name="ce1">
            <text:p>1573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6473" table:style-name="ce1">
            <text:p>1647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6756" table:style-name="ce1">
            <text:p>1675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5538" table:style-name="ce1">
            <text:p>1553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6169" table:style-name="ce1">
            <text:p>1616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6169" table:style-name="ce1">
            <text:p>1616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7924" table:style-name="ce1">
            <text:p>179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7924" table:style-name="ce1">
            <text:p>179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2701" table:style-name="ce1">
            <text:p>2270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2701" table:style-name="ce1">
            <text:p>2270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26372" table:style-name="ce1">
            <text:p>2637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26372" table:style-name="ce1">
            <text:p>2637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28092" table:style-name="ce1">
            <text:p>2809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28092" table:style-name="ce1">
            <text:p>2809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30246" table:style-name="ce1">
            <text:p>3024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30246" table:style-name="ce1">
            <text:p>3024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34769" table:style-name="ce1">
            <text:p>3476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34769" table:style-name="ce1">
            <text:p>3476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37848" table:style-name="ce1">
            <text:p>3784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37848" table:style-name="ce1">
            <text:p>3784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34470" table:style-name="ce1">
            <text:p>3447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34470" table:style-name="ce1">
            <text:p>3447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2839" table:style-name="ce1">
            <text:p>3283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2839" table:style-name="ce1">
            <text:p>3283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34097" table:style-name="ce1">
            <text:p>3409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30146" table:style-name="ce1">
            <text:p>3014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30792" table:style-name="ce1">
            <text:p>3079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31171" table:style-name="ce1">
            <text:p>3117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27108" table:style-name="ce1">
            <text:p>2710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22813" table:style-name="ce1">
            <text:p>2281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5731" table:style-name="ce1">
            <text:p>2573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6978" table:style-name="ce1">
            <text:p>2697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32246" table:style-name="ce1">
            <text:p>3224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33623" table:style-name="ce1">
            <text:p>336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34721" table:style-name="ce1">
            <text:p>347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25880" table:style-name="ce1">
            <text:p>2588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7658" table:style-name="ce1">
            <text:p>2765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2072" table:style-name="ce1">
            <text:p>3207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34819" table:style-name="ce1">
            <text:p>348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31821" table:style-name="ce1">
            <text:p>318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31966" table:style-name="ce1">
            <text:p>3196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32328" table:style-name="ce1">
            <text:p>323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30896" table:style-name="ce1">
            <text:p>3089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8429" table:style-name="ce1">
            <text:p>284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8429" table:style-name="ce1">
            <text:p>284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31175" table:style-name="ce1">
            <text:p>3117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31175" table:style-name="ce1">
            <text:p>3117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8997" table:style-name="ce1">
            <text:p>3899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8997" table:style-name="ce1">
            <text:p>3899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4831" table:style-name="ce1">
            <text:p>4483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4831" table:style-name="ce1">
            <text:p>4483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5563" table:style-name="ce1">
            <text:p>4556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45563" table:style-name="ce1">
            <text:p>4556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8977" table:style-name="ce1">
            <text:p>4897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8977" table:style-name="ce1">
            <text:p>4897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56531" table:style-name="ce1">
            <text:p>5653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56531" table:style-name="ce1">
            <text:p>5653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59155" table:style-name="ce1">
            <text:p>5915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59155" table:style-name="ce1">
            <text:p>5915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9070" table:style-name="ce1">
            <text:p>4907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9070" table:style-name="ce1">
            <text:p>4907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55352" table:style-name="ce1">
            <text:p>5535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55352" table:style-name="ce1">
            <text:p>5535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63380" table:style-name="ce1">
            <text:p>6338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60776" table:style-name="ce1">
            <text:p>6077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64133" table:style-name="ce1">
            <text:p>6413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62956" table:style-name="ce1">
            <text:p>6295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54629" table:style-name="ce1">
            <text:p>546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55594" table:style-name="ce1">
            <text:p>5559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51774" table:style-name="ce1">
            <text:p>5177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49621" table:style-name="ce1">
            <text:p>496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42923" table:style-name="ce1">
            <text:p>429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43872" table:style-name="ce1">
            <text:p>4387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42859" table:style-name="ce1">
            <text:p>4285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39952" table:style-name="ce1">
            <text:p>3995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40582" table:style-name="ce1">
            <text:p>4058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40582" table:style-name="ce1">
            <text:p>4058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43419" table:style-name="ce1">
            <text:p>434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43419" table:style-name="ce1">
            <text:p>434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50639" table:style-name="ce1">
            <text:p>5063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50639" table:style-name="ce1">
            <text:p>5063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56123" table:style-name="ce1">
            <text:p>561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56123" table:style-name="ce1">
            <text:p>561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57790" table:style-name="ce1">
            <text:p>5779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57790" table:style-name="ce1">
            <text:p>5779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60536" table:style-name="ce1">
            <text:p>6053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60536" table:style-name="ce1">
            <text:p>6053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66807" table:style-name="ce1">
            <text:p>6680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66807" table:style-name="ce1">
            <text:p>6680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76202" table:style-name="ce1">
            <text:p>7620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76202" table:style-name="ce1">
            <text:p>7620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73529" table:style-name="ce1">
            <text:p>735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73529" table:style-name="ce1">
            <text:p>735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78474" table:style-name="ce1">
            <text:p>7847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78474" table:style-name="ce1">
            <text:p>7847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93053" table:style-name="ce1">
            <text:p>9305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87951" table:style-name="ce1">
            <text:p>8795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89634" table:style-name="ce1">
            <text:p>8963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90809" table:style-name="ce1">
            <text:p>9080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86068" table:style-name="ce1">
            <text:p>8606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9773" table:style-name="ce1">
            <text:p>977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9773" table:style-name="ce1">
            <text:p>977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1525" table:style-name="ce1">
            <text:p>115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1525" table:style-name="ce1">
            <text:p>115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2237" table:style-name="ce1">
            <text:p>1223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2671" table:style-name="ce1">
            <text:p>1267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3603" table:style-name="ce1">
            <text:p>1360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3170" table:style-name="ce1">
            <text:p>1317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1961" table:style-name="ce1">
            <text:p>1196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353" table:style-name="ce1">
            <text:p>135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571" table:style-name="ce1">
            <text:p>157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732" table:style-name="ce1">
            <text:p>173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698" table:style-name="ce1">
            <text:p>169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607" table:style-name="ce1">
            <text:p>160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525" table:style-name="ce1">
            <text:p>15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349" table:style-name="ce1">
            <text:p>134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081" table:style-name="ce1">
            <text:p>108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996" table:style-name="ce1">
            <text:p>99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925" table:style-name="ce1">
            <text:p>9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046" table:style-name="ce1">
            <text:p>104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879" table:style-name="ce1">
            <text:p>87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666" table:style-name="ce1">
            <text:p>66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663" table:style-name="ce1">
            <text:p>66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812" table:style-name="ce1">
            <text:p>8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812" table:style-name="ce1">
            <text:p>8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920" table:style-name="ce1">
            <text:p>9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920" table:style-name="ce1">
            <text:p>9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097" table:style-name="ce1">
            <text:p>109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097" table:style-name="ce1">
            <text:p>109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1432" table:style-name="ce1">
            <text:p>143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432" table:style-name="ce1">
            <text:p>143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917" table:style-name="ce1">
            <text:p>191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917" table:style-name="ce1">
            <text:p>191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418" table:style-name="ce1">
            <text:p>241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2418" table:style-name="ce1">
            <text:p>241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3229" table:style-name="ce1">
            <text:p>32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3229" table:style-name="ce1">
            <text:p>32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4104" table:style-name="ce1">
            <text:p>410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4104" table:style-name="ce1">
            <text:p>410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2691" table:style-name="ce1">
            <text:p>269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2691" table:style-name="ce1">
            <text:p>269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141" table:style-name="ce1">
            <text:p>314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141" table:style-name="ce1">
            <text:p>314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3788" table:style-name="ce1">
            <text:p>378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4096" table:style-name="ce1">
            <text:p>409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3299" table:style-name="ce1">
            <text:p>329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2256" table:style-name="ce1">
            <text:p>225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9231" table:style-name="ce1">
            <text:p>923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1323" table:style-name="ce1">
            <text:p>113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3996" table:style-name="ce1">
            <text:p>1399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7072" table:style-name="ce1">
            <text:p>1707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7349" table:style-name="ce1">
            <text:p>1734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0411" table:style-name="ce1">
            <text:p>204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21201" table:style-name="ce1">
            <text:p>2120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1815" table:style-name="ce1">
            <text:p>218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9553" table:style-name="ce1">
            <text:p>1955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0927" table:style-name="ce1">
            <text:p>2092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24389" table:style-name="ce1">
            <text:p>2438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5609" table:style-name="ce1">
            <text:p>2560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8091" table:style-name="ce1">
            <text:p>2809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9508" table:style-name="ce1">
            <text:p>2950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9832" table:style-name="ce1">
            <text:p>2983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9358" table:style-name="ce1">
            <text:p>2935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9179" table:style-name="ce1">
            <text:p>2917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9179" table:style-name="ce1">
            <text:p>2917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31630" table:style-name="ce1">
            <text:p>316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31630" table:style-name="ce1">
            <text:p>316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6289" table:style-name="ce1">
            <text:p>3628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6289" table:style-name="ce1">
            <text:p>3628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2486" table:style-name="ce1">
            <text:p>4248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2486" table:style-name="ce1">
            <text:p>4248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4372" table:style-name="ce1">
            <text:p>4437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44372" table:style-name="ce1">
            <text:p>4437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7163" table:style-name="ce1">
            <text:p>4716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7163" table:style-name="ce1">
            <text:p>4716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53576" table:style-name="ce1">
            <text:p>5357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53576" table:style-name="ce1">
            <text:p>5357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50111" table:style-name="ce1">
            <text:p>501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50111" table:style-name="ce1">
            <text:p>501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1074" table:style-name="ce1">
            <text:p>4107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1074" table:style-name="ce1">
            <text:p>4107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41798" table:style-name="ce1">
            <text:p>4179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41798" table:style-name="ce1">
            <text:p>4179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44491" table:style-name="ce1">
            <text:p>4449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44585" table:style-name="ce1">
            <text:p>4458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45594" table:style-name="ce1">
            <text:p>4559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49906" table:style-name="ce1">
            <text:p>4990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47240" table:style-name="ce1">
            <text:p>4724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796" table:style-name="ce1">
            <text:p>79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769" table:style-name="ce1">
            <text:p>76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833" table:style-name="ce1">
            <text:p>8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51" table:style-name="ce1">
            <text:p>25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437" table:style-name="ce1">
            <text:p>43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697" table:style-name="ce1">
            <text:p>69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835" table:style-name="ce1">
            <text:p>8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127" table:style-name="ce1">
            <text:p>11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793" table:style-name="ce1">
            <text:p>79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899" table:style-name="ce1">
            <text:p>89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127" table:style-name="ce1">
            <text:p>11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299" table:style-name="ce1">
            <text:p>129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451" table:style-name="ce1">
            <text:p>145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451" table:style-name="ce1">
            <text:p>145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573" table:style-name="ce1">
            <text:p>157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573" table:style-name="ce1">
            <text:p>157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021" table:style-name="ce1">
            <text:p>20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021" table:style-name="ce1">
            <text:p>20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2544" table:style-name="ce1">
            <text:p>254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2544" table:style-name="ce1">
            <text:p>254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2931" table:style-name="ce1">
            <text:p>29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2931" table:style-name="ce1">
            <text:p>29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3235" table:style-name="ce1">
            <text:p>32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3235" table:style-name="ce1">
            <text:p>32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3863" table:style-name="ce1">
            <text:p>386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3863" table:style-name="ce1">
            <text:p>386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4672" table:style-name="ce1">
            <text:p>46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4672" table:style-name="ce1">
            <text:p>46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387" table:style-name="ce1">
            <text:p>438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387" table:style-name="ce1">
            <text:p>438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4359" table:style-name="ce1">
            <text:p>435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4359" table:style-name="ce1">
            <text:p>435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9759" table:style-name="ce1">
            <text:p>975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3911" table:style-name="ce1">
            <text:p>139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7415" table:style-name="ce1">
            <text:p>174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8663" table:style-name="ce1">
            <text:p>1866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8544" table:style-name="ce1">
            <text:p>1854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3020" table:style-name="ce1">
            <text:p>230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23808" table:style-name="ce1">
            <text:p>2380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6450" table:style-name="ce1">
            <text:p>2645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25611" table:style-name="ce1">
            <text:p>256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7274" table:style-name="ce1">
            <text:p>2727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2237" table:style-name="ce1">
            <text:p>3223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31660" table:style-name="ce1">
            <text:p>3166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8325" table:style-name="ce1">
            <text:p>283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8972" table:style-name="ce1">
            <text:p>289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8722" table:style-name="ce1">
            <text:p>287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5922" table:style-name="ce1">
            <text:p>259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5848" table:style-name="ce1">
            <text:p>2584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5848" table:style-name="ce1">
            <text:p>2584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7772" table:style-name="ce1">
            <text:p>277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7772" table:style-name="ce1">
            <text:p>277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3889" table:style-name="ce1">
            <text:p>3388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3889" table:style-name="ce1">
            <text:p>3388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8711" table:style-name="ce1">
            <text:p>387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8711" table:style-name="ce1">
            <text:p>387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0367" table:style-name="ce1">
            <text:p>4036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40367" table:style-name="ce1">
            <text:p>4036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2698" table:style-name="ce1">
            <text:p>4269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2698" table:style-name="ce1">
            <text:p>4269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49218" table:style-name="ce1">
            <text:p>4921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49218" table:style-name="ce1">
            <text:p>4921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54294" table:style-name="ce1">
            <text:p>5429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54294" table:style-name="ce1">
            <text:p>5429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50356" table:style-name="ce1">
            <text:p>5035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50356" table:style-name="ce1">
            <text:p>5035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49181" table:style-name="ce1">
            <text:p>4918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49181" table:style-name="ce1">
            <text:p>4918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53923" table:style-name="ce1">
            <text:p>539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50979" table:style-name="ce1">
            <text:p>5097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53229" table:style-name="ce1">
            <text:p>532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54278" table:style-name="ce1">
            <text:p>5427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46484" table:style-name="ce1">
            <text:p>4648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46976" table:style-name="ce1">
            <text:p>4697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301" table:style-name="ce1">
            <text:p>230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899" table:style-name="ce1">
            <text:p>189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780" table:style-name="ce1">
            <text:p>178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689" table:style-name="ce1">
            <text:p>168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547" table:style-name="ce1">
            <text:p>154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1444" table:style-name="ce1">
            <text:p>144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524" table:style-name="ce1">
            <text:p>15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458" table:style-name="ce1">
            <text:p>145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570" table:style-name="ce1">
            <text:p>157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269" table:style-name="ce1">
            <text:p>126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335" table:style-name="ce1">
            <text:p>13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299" table:style-name="ce1">
            <text:p>129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299" table:style-name="ce1">
            <text:p>129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541" table:style-name="ce1">
            <text:p>154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541" table:style-name="ce1">
            <text:p>154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892" table:style-name="ce1">
            <text:p>189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892" table:style-name="ce1">
            <text:p>189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4898" table:style-name="ce1">
            <text:p>489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4898" table:style-name="ce1">
            <text:p>489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6601" table:style-name="ce1">
            <text:p>660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6601" table:style-name="ce1">
            <text:p>660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5366" table:style-name="ce1">
            <text:p>536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5366" table:style-name="ce1">
            <text:p>536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6371" table:style-name="ce1">
            <text:p>637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6371" table:style-name="ce1">
            <text:p>637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6902" table:style-name="ce1">
            <text:p>690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8477" table:style-name="ce1">
            <text:p>847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8849" table:style-name="ce1">
            <text:p>884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9356" table:style-name="ce1">
            <text:p>935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2992" table:style-name="ce1">
            <text:p>1299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6165" table:style-name="ce1">
            <text:p>1616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7509" table:style-name="ce1">
            <text:p>1750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7659" table:style-name="ce1">
            <text:p>1765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2032" table:style-name="ce1">
            <text:p>2203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22523" table:style-name="ce1">
            <text:p>225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5036" table:style-name="ce1">
            <text:p>2503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23875" table:style-name="ce1">
            <text:p>2387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5922" table:style-name="ce1">
            <text:p>259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0394" table:style-name="ce1">
            <text:p>3039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9438" table:style-name="ce1">
            <text:p>2943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6609" table:style-name="ce1">
            <text:p>2660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7087" table:style-name="ce1">
            <text:p>2708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6969" table:style-name="ce1">
            <text:p>2696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4592" table:style-name="ce1">
            <text:p>2459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4494" table:style-name="ce1">
            <text:p>2449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4494" table:style-name="ce1">
            <text:p>2449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6526" table:style-name="ce1">
            <text:p>265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6526" table:style-name="ce1">
            <text:p>265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2538" table:style-name="ce1">
            <text:p>3253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2538" table:style-name="ce1">
            <text:p>3253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7661" table:style-name="ce1">
            <text:p>3766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7661" table:style-name="ce1">
            <text:p>3766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39124" table:style-name="ce1">
            <text:p>391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39124" table:style-name="ce1">
            <text:p>391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1135" table:style-name="ce1">
            <text:p>411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1135" table:style-name="ce1">
            <text:p>411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47040" table:style-name="ce1">
            <text:p>4704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47040" table:style-name="ce1">
            <text:p>4704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51345" table:style-name="ce1">
            <text:p>5134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51345" table:style-name="ce1">
            <text:p>5134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7630" table:style-name="ce1">
            <text:p>476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7630" table:style-name="ce1">
            <text:p>476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47355" table:style-name="ce1">
            <text:p>4735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47355" table:style-name="ce1">
            <text:p>4735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50893" table:style-name="ce1">
            <text:p>5089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47678" table:style-name="ce1">
            <text:p>4767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49489" table:style-name="ce1">
            <text:p>4948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50173" table:style-name="ce1">
            <text:p>5017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42830" table:style-name="ce1">
            <text:p>428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5076" table:style-name="ce1">
            <text:p>507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5079" table:style-name="ce1">
            <text:p>507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2044" table:style-name="ce1">
            <text:p>204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2413" table:style-name="ce1">
            <text:p>241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3355" table:style-name="ce1">
            <text:p>335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688" table:style-name="ce1">
            <text:p>268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617" table:style-name="ce1">
            <text:p>261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451" table:style-name="ce1">
            <text:p>245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298" table:style-name="ce1">
            <text:p>129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287" table:style-name="ce1">
            <text:p>128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354" table:style-name="ce1">
            <text:p>135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213" table:style-name="ce1">
            <text:p>121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1636" table:style-name="ce1">
            <text:p>163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270" table:style-name="ce1">
            <text:p>127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411" table:style-name="ce1">
            <text:p>14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852" table:style-name="ce1">
            <text:p>185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715" table:style-name="ce1">
            <text:p>17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680" table:style-name="ce1">
            <text:p>168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854" table:style-name="ce1">
            <text:p>185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854" table:style-name="ce1">
            <text:p>185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157" table:style-name="ce1">
            <text:p>215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157" table:style-name="ce1">
            <text:p>215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800" table:style-name="ce1">
            <text:p>280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800" table:style-name="ce1">
            <text:p>280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485" table:style-name="ce1">
            <text:p>348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485" table:style-name="ce1">
            <text:p>348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003" table:style-name="ce1">
            <text:p>400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4003" table:style-name="ce1">
            <text:p>400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638" table:style-name="ce1">
            <text:p>463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638" table:style-name="ce1">
            <text:p>463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6073" table:style-name="ce1">
            <text:p>607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6073" table:style-name="ce1">
            <text:p>607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7487" table:style-name="ce1">
            <text:p>748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7487" table:style-name="ce1">
            <text:p>748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7186" table:style-name="ce1">
            <text:p>718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7186" table:style-name="ce1">
            <text:p>718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7066" table:style-name="ce1">
            <text:p>706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7066" table:style-name="ce1">
            <text:p>706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8137" table:style-name="ce1">
            <text:p>813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7745" table:style-name="ce1">
            <text:p>774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8057" table:style-name="ce1">
            <text:p>805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8241" table:style-name="ce1">
            <text:p>824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4978" table:style-name="ce1">
            <text:p>497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5610" table:style-name="ce1">
            <text:p>56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5546" table:style-name="ce1">
            <text:p>554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6015" table:style-name="ce1">
            <text:p>60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5459" table:style-name="ce1">
            <text:p>545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5288" table:style-name="ce1">
            <text:p>528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5571" table:style-name="ce1">
            <text:p>557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5571" table:style-name="ce1">
            <text:p>557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6373" table:style-name="ce1">
            <text:p>637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6373" table:style-name="ce1">
            <text:p>637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8202" table:style-name="ce1">
            <text:p>820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8202" table:style-name="ce1">
            <text:p>820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9829" table:style-name="ce1">
            <text:p>98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9829" table:style-name="ce1">
            <text:p>98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0722" table:style-name="ce1">
            <text:p>107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0722" table:style-name="ce1">
            <text:p>107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11914" table:style-name="ce1">
            <text:p>119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11914" table:style-name="ce1">
            <text:p>119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14204" table:style-name="ce1">
            <text:p>1420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14204" table:style-name="ce1">
            <text:p>1420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6680" table:style-name="ce1">
            <text:p>1668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16680" table:style-name="ce1">
            <text:p>1668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14872" table:style-name="ce1">
            <text:p>148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14872" table:style-name="ce1">
            <text:p>148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4232" table:style-name="ce1">
            <text:p>1423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4232" table:style-name="ce1">
            <text:p>1423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4890" table:style-name="ce1">
            <text:p>1489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3952" table:style-name="ce1">
            <text:p>1395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4362" table:style-name="ce1">
            <text:p>1436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4299" table:style-name="ce1">
            <text:p>1429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2351" table:style-name="ce1">
            <text:p>1235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12905" table:style-name="ce1">
            <text:p>1290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2389" table:style-name="ce1">
            <text:p>1238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1635" table:style-name="ce1">
            <text:p>116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25227" table:style-name="ce1">
            <text:p>252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25227" table:style-name="ce1">
            <text:p>252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26671" table:style-name="ce1">
            <text:p>2667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26671" table:style-name="ce1">
            <text:p>2667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28600" table:style-name="ce1">
            <text:p>2860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8600" table:style-name="ce1">
            <text:p>2860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33048" table:style-name="ce1">
            <text:p>3304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33048" table:style-name="ce1">
            <text:p>3304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37267" table:style-name="ce1">
            <text:p>3726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37267" table:style-name="ce1">
            <text:p>3726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33816" table:style-name="ce1">
            <text:p>338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33816" table:style-name="ce1">
            <text:p>338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2477" table:style-name="ce1">
            <text:p>3247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2477" table:style-name="ce1">
            <text:p>3247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34249" table:style-name="ce1">
            <text:p>3424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30752" table:style-name="ce1">
            <text:p>3075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29624" table:style-name="ce1">
            <text:p>296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29024" table:style-name="ce1">
            <text:p>290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24718" table:style-name="ce1">
            <text:p>2471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25098" table:style-name="ce1">
            <text:p>2509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4168" table:style-name="ce1">
            <text:p>416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3070" table:style-name="ce1">
            <text:p>307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3573" table:style-name="ce1">
            <text:p>357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4186" table:style-name="ce1">
            <text:p>418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4891" table:style-name="ce1">
            <text:p>489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6134" table:style-name="ce1">
            <text:p>61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6861" table:style-name="ce1">
            <text:p>686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6314" table:style-name="ce1">
            <text:p>63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6779" table:style-name="ce1">
            <text:p>677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6606" table:style-name="ce1">
            <text:p>660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6278" table:style-name="ce1">
            <text:p>627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6863" table:style-name="ce1">
            <text:p>686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6863" table:style-name="ce1">
            <text:p>686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8399" table:style-name="ce1">
            <text:p>839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8399" table:style-name="ce1">
            <text:p>839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0220" table:style-name="ce1">
            <text:p>102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0220" table:style-name="ce1">
            <text:p>102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12226" table:style-name="ce1">
            <text:p>122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2226" table:style-name="ce1">
            <text:p>122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3961" table:style-name="ce1">
            <text:p>1396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3961" table:style-name="ce1">
            <text:p>1396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15896" table:style-name="ce1">
            <text:p>1589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15896" table:style-name="ce1">
            <text:p>1589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19273" table:style-name="ce1">
            <text:p>1927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19273" table:style-name="ce1">
            <text:p>1927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23811" table:style-name="ce1">
            <text:p>238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23811" table:style-name="ce1">
            <text:p>238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20748" table:style-name="ce1">
            <text:p>2074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20748" table:style-name="ce1">
            <text:p>2074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20862" table:style-name="ce1">
            <text:p>2086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20862" table:style-name="ce1">
            <text:p>2086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23010" table:style-name="ce1">
            <text:p>230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20898" table:style-name="ce1">
            <text:p>2089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21073" table:style-name="ce1">
            <text:p>2107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20859" table:style-name="ce1">
            <text:p>2085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8703" table:style-name="ce1">
            <text:p>1870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19505" table:style-name="ce1">
            <text:p>1950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32034" table:style-name="ce1">
            <text:p>320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7841" table:style-name="ce1">
            <text:p>3784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38158" table:style-name="ce1">
            <text:p>3815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35148" table:style-name="ce1">
            <text:p>3514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35710" table:style-name="ce1">
            <text:p>357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35763" table:style-name="ce1">
            <text:p>3576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32841" table:style-name="ce1">
            <text:p>3284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32837" table:style-name="ce1">
            <text:p>3283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32837" table:style-name="ce1">
            <text:p>3283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35435" table:style-name="ce1">
            <text:p>354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35435" table:style-name="ce1">
            <text:p>354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43129" table:style-name="ce1">
            <text:p>431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43129" table:style-name="ce1">
            <text:p>431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9552" table:style-name="ce1">
            <text:p>4955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9552" table:style-name="ce1">
            <text:p>4955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51960" table:style-name="ce1">
            <text:p>5196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51960" table:style-name="ce1">
            <text:p>5196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55354" table:style-name="ce1">
            <text:p>5535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55354" table:style-name="ce1">
            <text:p>5535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62229" table:style-name="ce1">
            <text:p>622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62229" table:style-name="ce1">
            <text:p>622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68447" table:style-name="ce1">
            <text:p>6844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68447" table:style-name="ce1">
            <text:p>6844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61863" table:style-name="ce1">
            <text:p>6186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61863" table:style-name="ce1">
            <text:p>6186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61711" table:style-name="ce1">
            <text:p>617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61711" table:style-name="ce1">
            <text:p>617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65598" table:style-name="ce1">
            <text:p>6559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62071" table:style-name="ce1">
            <text:p>6207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64831" table:style-name="ce1">
            <text:p>648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66114" table:style-name="ce1">
            <text:p>661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55972" table:style-name="ce1">
            <text:p>559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555" table:style-name="ce1">
            <text:p>155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267" table:style-name="ce1">
            <text:p>126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740" table:style-name="ce1">
            <text:p>74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556" table:style-name="ce1">
            <text:p>55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611" table:style-name="ce1">
            <text:p>6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718" table:style-name="ce1">
            <text:p>71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828" table:style-name="ce1">
            <text:p>8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858" table:style-name="ce1">
            <text:p>85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669" table:style-name="ce1">
            <text:p>66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734" table:style-name="ce1">
            <text:p>7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777" table:style-name="ce1">
            <text:p>77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777" table:style-name="ce1">
            <text:p>77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1253" table:style-name="ce1">
            <text:p>125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253" table:style-name="ce1">
            <text:p>125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552" table:style-name="ce1">
            <text:p>155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552" table:style-name="ce1">
            <text:p>155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1859" table:style-name="ce1">
            <text:p>185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1859" table:style-name="ce1">
            <text:p>185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448" table:style-name="ce1">
            <text:p>244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2448" table:style-name="ce1">
            <text:p>244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2589" table:style-name="ce1">
            <text:p>258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2589" table:style-name="ce1">
            <text:p>258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2775" table:style-name="ce1">
            <text:p>277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2775" table:style-name="ce1">
            <text:p>277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3435" table:style-name="ce1">
            <text:p>34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3772" table:style-name="ce1">
            <text:p>37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3850" table:style-name="ce1">
            <text:p>385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4757" table:style-name="ce1">
            <text:p>475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4046" table:style-name="ce1">
            <text:p>404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3546" table:style-name="ce1">
            <text:p>2354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24662" table:style-name="ce1">
            <text:p>2466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7888" table:style-name="ce1">
            <text:p>2788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26937" table:style-name="ce1">
            <text:p>2693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8588" table:style-name="ce1">
            <text:p>2858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3420" table:style-name="ce1">
            <text:p>334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32147" table:style-name="ce1">
            <text:p>3214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8420" table:style-name="ce1">
            <text:p>284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8733" table:style-name="ce1">
            <text:p>287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8154" table:style-name="ce1">
            <text:p>2815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4922" table:style-name="ce1">
            <text:p>249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4874" table:style-name="ce1">
            <text:p>2487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4874" table:style-name="ce1">
            <text:p>2487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6441" table:style-name="ce1">
            <text:p>2644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6441" table:style-name="ce1">
            <text:p>2644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1816" table:style-name="ce1">
            <text:p>318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1816" table:style-name="ce1">
            <text:p>318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5772" table:style-name="ce1">
            <text:p>357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5772" table:style-name="ce1">
            <text:p>357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36289" table:style-name="ce1">
            <text:p>3628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36289" table:style-name="ce1">
            <text:p>3628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38088" table:style-name="ce1">
            <text:p>3808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38088" table:style-name="ce1">
            <text:p>3808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43667" table:style-name="ce1">
            <text:p>4366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43667" table:style-name="ce1">
            <text:p>4366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47702" table:style-name="ce1">
            <text:p>4770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47702" table:style-name="ce1">
            <text:p>4770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3570" table:style-name="ce1">
            <text:p>4357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3570" table:style-name="ce1">
            <text:p>4357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43614" table:style-name="ce1">
            <text:p>436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43614" table:style-name="ce1">
            <text:p>436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47947" table:style-name="ce1">
            <text:p>4794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45142" table:style-name="ce1">
            <text:p>4514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48563" table:style-name="ce1">
            <text:p>4856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50167" table:style-name="ce1">
            <text:p>5016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43201" table:style-name="ce1">
            <text:p>4320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5156" table:style-name="ce1">
            <text:p>515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6040" table:style-name="ce1">
            <text:p>604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6994" table:style-name="ce1">
            <text:p>699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8070" table:style-name="ce1">
            <text:p>807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8310" table:style-name="ce1">
            <text:p>83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0179" table:style-name="ce1">
            <text:p>1017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0816" table:style-name="ce1">
            <text:p>108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1818" table:style-name="ce1">
            <text:p>1181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0957" table:style-name="ce1">
            <text:p>1095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1638" table:style-name="ce1">
            <text:p>1163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13550" table:style-name="ce1">
            <text:p>1355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4330" table:style-name="ce1">
            <text:p>143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3968" table:style-name="ce1">
            <text:p>1396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4008" table:style-name="ce1">
            <text:p>1400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3756" table:style-name="ce1">
            <text:p>1375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2509" table:style-name="ce1">
            <text:p>1250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3043" table:style-name="ce1">
            <text:p>1304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3043" table:style-name="ce1">
            <text:p>1304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4676" table:style-name="ce1">
            <text:p>1467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4676" table:style-name="ce1">
            <text:p>1467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9202" table:style-name="ce1">
            <text:p>1920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9202" table:style-name="ce1">
            <text:p>1920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22804" table:style-name="ce1">
            <text:p>2280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22804" table:style-name="ce1">
            <text:p>2280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23414" table:style-name="ce1">
            <text:p>234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23414" table:style-name="ce1">
            <text:p>234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5739" table:style-name="ce1">
            <text:p>2573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25739" table:style-name="ce1">
            <text:p>2573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9896" table:style-name="ce1">
            <text:p>2989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29896" table:style-name="ce1">
            <text:p>2989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33168" table:style-name="ce1">
            <text:p>3316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33168" table:style-name="ce1">
            <text:p>3316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30785" table:style-name="ce1">
            <text:p>3078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30785" table:style-name="ce1">
            <text:p>3078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27886" table:style-name="ce1">
            <text:p>2788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27886" table:style-name="ce1">
            <text:p>2788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26825" table:style-name="ce1">
            <text:p>268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23309" table:style-name="ce1">
            <text:p>2330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22994" table:style-name="ce1">
            <text:p>2299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22834" table:style-name="ce1">
            <text:p>228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8927" table:style-name="ce1">
            <text:p>189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3561" table:style-name="ce1">
            <text:p>356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3970" table:style-name="ce1">
            <text:p>397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4116" table:style-name="ce1">
            <text:p>41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4431" table:style-name="ce1">
            <text:p>44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4767" table:style-name="ce1">
            <text:p>476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4792" table:style-name="ce1">
            <text:p>479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4856" table:style-name="ce1">
            <text:p>485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5010" table:style-name="ce1">
            <text:p>50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5147" table:style-name="ce1">
            <text:p>514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4966" table:style-name="ce1">
            <text:p>496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5546" table:style-name="ce1">
            <text:p>554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5546" table:style-name="ce1">
            <text:p>554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6995" table:style-name="ce1">
            <text:p>699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6995" table:style-name="ce1">
            <text:p>699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8840" table:style-name="ce1">
            <text:p>884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8840" table:style-name="ce1">
            <text:p>884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10806" table:style-name="ce1">
            <text:p>1080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0806" table:style-name="ce1">
            <text:p>1080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1764" table:style-name="ce1">
            <text:p>1176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1764" table:style-name="ce1">
            <text:p>1176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12021" table:style-name="ce1">
            <text:p>120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12021" table:style-name="ce1">
            <text:p>120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14609" table:style-name="ce1">
            <text:p>1460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14609" table:style-name="ce1">
            <text:p>1460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6540" table:style-name="ce1">
            <text:p>1654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16540" table:style-name="ce1">
            <text:p>1654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13697" table:style-name="ce1">
            <text:p>1369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13697" table:style-name="ce1">
            <text:p>1369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3761" table:style-name="ce1">
            <text:p>1376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3761" table:style-name="ce1">
            <text:p>1376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4827" table:style-name="ce1">
            <text:p>148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3525" table:style-name="ce1">
            <text:p>135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4333" table:style-name="ce1">
            <text:p>143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4886" table:style-name="ce1">
            <text:p>1488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3087" table:style-name="ce1">
            <text:p>1308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13448" table:style-name="ce1">
            <text:p>1344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3357" table:style-name="ce1">
            <text:p>1335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7681" table:style-name="ce1">
            <text:p>1768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24107" table:style-name="ce1">
            <text:p>2410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6249" table:style-name="ce1">
            <text:p>2624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4089" table:style-name="ce1">
            <text:p>2408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7316" table:style-name="ce1">
            <text:p>273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28857" table:style-name="ce1">
            <text:p>2885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9311" table:style-name="ce1">
            <text:p>293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25474" table:style-name="ce1">
            <text:p>2547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5937" table:style-name="ce1">
            <text:p>2593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28680" table:style-name="ce1">
            <text:p>2868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9740" table:style-name="ce1">
            <text:p>2974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30326" table:style-name="ce1">
            <text:p>303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33513" table:style-name="ce1">
            <text:p>3351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34858" table:style-name="ce1">
            <text:p>3485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34372" table:style-name="ce1">
            <text:p>343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30850" table:style-name="ce1">
            <text:p>3085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30850" table:style-name="ce1">
            <text:p>3085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34556" table:style-name="ce1">
            <text:p>3455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34556" table:style-name="ce1">
            <text:p>3455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42174" table:style-name="ce1">
            <text:p>4217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42174" table:style-name="ce1">
            <text:p>4217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50528" table:style-name="ce1">
            <text:p>505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50528" table:style-name="ce1">
            <text:p>505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60712" table:style-name="ce1">
            <text:p>607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60712" table:style-name="ce1">
            <text:p>607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60243" table:style-name="ce1">
            <text:p>6024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60243" table:style-name="ce1">
            <text:p>6024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73590" table:style-name="ce1">
            <text:p>7359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73590" table:style-name="ce1">
            <text:p>7359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59489" table:style-name="ce1">
            <text:p>5948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59489" table:style-name="ce1">
            <text:p>5948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3700" table:style-name="ce1">
            <text:p>4370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3700" table:style-name="ce1">
            <text:p>4370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45179" table:style-name="ce1">
            <text:p>4517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45179" table:style-name="ce1">
            <text:p>4517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49861" table:style-name="ce1">
            <text:p>4986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48083" table:style-name="ce1">
            <text:p>4808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51749" table:style-name="ce1">
            <text:p>5174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56833" table:style-name="ce1">
            <text:p>568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54909" table:style-name="ce1">
            <text:p>5490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64708" table:style-name="ce1">
            <text:p>6470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6638" table:style-name="ce1">
            <text:p>663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8937" table:style-name="ce1">
            <text:p>893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0515" table:style-name="ce1">
            <text:p>105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1696" table:style-name="ce1">
            <text:p>1169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2188" table:style-name="ce1">
            <text:p>1218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5312" table:style-name="ce1">
            <text:p>153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5328" table:style-name="ce1">
            <text:p>153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7051" table:style-name="ce1">
            <text:p>1705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5872" table:style-name="ce1">
            <text:p>158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7188" table:style-name="ce1">
            <text:p>1718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20689" table:style-name="ce1">
            <text:p>2068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2478" table:style-name="ce1">
            <text:p>2247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4259" table:style-name="ce1">
            <text:p>2425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6115" table:style-name="ce1">
            <text:p>261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8344" table:style-name="ce1">
            <text:p>2834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8340" table:style-name="ce1">
            <text:p>2834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30536" table:style-name="ce1">
            <text:p>3053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30536" table:style-name="ce1">
            <text:p>3053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35154" table:style-name="ce1">
            <text:p>3515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35154" table:style-name="ce1">
            <text:p>3515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44473" table:style-name="ce1">
            <text:p>4447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44473" table:style-name="ce1">
            <text:p>4447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51662" table:style-name="ce1">
            <text:p>5166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51662" table:style-name="ce1">
            <text:p>5166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55213" table:style-name="ce1">
            <text:p>5521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55213" table:style-name="ce1">
            <text:p>5521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58941" table:style-name="ce1">
            <text:p>5894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58941" table:style-name="ce1">
            <text:p>5894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67032" table:style-name="ce1">
            <text:p>6703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67032" table:style-name="ce1">
            <text:p>6703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67173" table:style-name="ce1">
            <text:p>6717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67173" table:style-name="ce1">
            <text:p>6717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57390" table:style-name="ce1">
            <text:p>5739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57390" table:style-name="ce1">
            <text:p>5739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52042" table:style-name="ce1">
            <text:p>5204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52042" table:style-name="ce1">
            <text:p>5204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56655" table:style-name="ce1">
            <text:p>5665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53443" table:style-name="ce1">
            <text:p>5344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56628" table:style-name="ce1">
            <text:p>566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59634" table:style-name="ce1">
            <text:p>596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8329" table:style-name="ce1">
            <text:p>83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1762" table:style-name="ce1">
            <text:p>1176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4756" table:style-name="ce1">
            <text:p>1475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6282" table:style-name="ce1">
            <text:p>1628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6922" table:style-name="ce1">
            <text:p>169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1472" table:style-name="ce1">
            <text:p>214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22805" table:style-name="ce1">
            <text:p>2280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4297" table:style-name="ce1">
            <text:p>2429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9605" table:style-name="ce1">
            <text:p>1960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0235" table:style-name="ce1">
            <text:p>202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21625" table:style-name="ce1">
            <text:p>216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4172" table:style-name="ce1">
            <text:p>241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2869" table:style-name="ce1">
            <text:p>2286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3342" table:style-name="ce1">
            <text:p>2334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3002" table:style-name="ce1">
            <text:p>2300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1027" table:style-name="ce1">
            <text:p>210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1392" table:style-name="ce1">
            <text:p>2139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1392" table:style-name="ce1">
            <text:p>2139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3227" table:style-name="ce1">
            <text:p>232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3227" table:style-name="ce1">
            <text:p>232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8572" table:style-name="ce1">
            <text:p>285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8572" table:style-name="ce1">
            <text:p>285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2704" table:style-name="ce1">
            <text:p>3270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2704" table:style-name="ce1">
            <text:p>3270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33536" table:style-name="ce1">
            <text:p>3353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33536" table:style-name="ce1">
            <text:p>3353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34578" table:style-name="ce1">
            <text:p>3457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34578" table:style-name="ce1">
            <text:p>3457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38935" table:style-name="ce1">
            <text:p>389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38935" table:style-name="ce1">
            <text:p>389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41935" table:style-name="ce1">
            <text:p>419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41935" table:style-name="ce1">
            <text:p>419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38101" table:style-name="ce1">
            <text:p>3810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38101" table:style-name="ce1">
            <text:p>3810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6869" table:style-name="ce1">
            <text:p>3686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6869" table:style-name="ce1">
            <text:p>3686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40210" table:style-name="ce1">
            <text:p>402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36497" table:style-name="ce1">
            <text:p>3649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37050" table:style-name="ce1">
            <text:p>3705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37035" table:style-name="ce1">
            <text:p>370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31537" table:style-name="ce1">
            <text:p>3153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2324" table:style-name="ce1">
            <text:p>23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484" table:style-name="ce1">
            <text:p>248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3008" table:style-name="ce1">
            <text:p>300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3354" table:style-name="ce1">
            <text:p>335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3292" table:style-name="ce1">
            <text:p>329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3481" table:style-name="ce1">
            <text:p>348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3719" table:style-name="ce1">
            <text:p>37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3719" table:style-name="ce1">
            <text:p>37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4360" table:style-name="ce1">
            <text:p>436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4360" table:style-name="ce1">
            <text:p>436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5778" table:style-name="ce1">
            <text:p>577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5778" table:style-name="ce1">
            <text:p>577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7028" table:style-name="ce1">
            <text:p>70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7028" table:style-name="ce1">
            <text:p>70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8229" table:style-name="ce1">
            <text:p>82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8229" table:style-name="ce1">
            <text:p>82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9667" table:style-name="ce1">
            <text:p>966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9667" table:style-name="ce1">
            <text:p>966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12869" table:style-name="ce1">
            <text:p>1286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12869" table:style-name="ce1">
            <text:p>1286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5669" table:style-name="ce1">
            <text:p>1566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15669" table:style-name="ce1">
            <text:p>1566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12412" table:style-name="ce1">
            <text:p>124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12412" table:style-name="ce1">
            <text:p>124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2584" table:style-name="ce1">
            <text:p>1258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2584" table:style-name="ce1">
            <text:p>1258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5097" table:style-name="ce1">
            <text:p>1509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5099" table:style-name="ce1">
            <text:p>1509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6538" table:style-name="ce1">
            <text:p>1653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7442" table:style-name="ce1">
            <text:p>1744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5073" table:style-name="ce1">
            <text:p>1507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15742" table:style-name="ce1">
            <text:p>1574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3743" table:style-name="ce1">
            <text:p>1374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20004" table:style-name="ce1">
            <text:p>2000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24654" table:style-name="ce1">
            <text:p>2465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7676" table:style-name="ce1">
            <text:p>2767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9239" table:style-name="ce1">
            <text:p>2923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36871" table:style-name="ce1">
            <text:p>3687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39465" table:style-name="ce1">
            <text:p>3946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43740" table:style-name="ce1">
            <text:p>4374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44320" table:style-name="ce1">
            <text:p>443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48610" table:style-name="ce1">
            <text:p>486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56499" table:style-name="ce1">
            <text:p>5649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56169" table:style-name="ce1">
            <text:p>5616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50260" table:style-name="ce1">
            <text:p>5026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50788" table:style-name="ce1">
            <text:p>5078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55054" table:style-name="ce1">
            <text:p>5505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51841" table:style-name="ce1">
            <text:p>5184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51391" table:style-name="ce1">
            <text:p>5139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51391" table:style-name="ce1">
            <text:p>5139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56484" table:style-name="ce1">
            <text:p>5648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56484" table:style-name="ce1">
            <text:p>5648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69768" table:style-name="ce1">
            <text:p>6976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69768" table:style-name="ce1">
            <text:p>6976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80639" table:style-name="ce1">
            <text:p>8063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80639" table:style-name="ce1">
            <text:p>8063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85397" table:style-name="ce1">
            <text:p>8539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85397" table:style-name="ce1">
            <text:p>8539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95351" table:style-name="ce1">
            <text:p>9535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95351" table:style-name="ce1">
            <text:p>9535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112581" table:style-name="ce1">
            <text:p>11258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112581" table:style-name="ce1">
            <text:p>11258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121315" table:style-name="ce1">
            <text:p>1213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21315" table:style-name="ce1">
            <text:p>1213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109483" table:style-name="ce1">
            <text:p>10948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109483" table:style-name="ce1">
            <text:p>10948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11328" table:style-name="ce1">
            <text:p>1113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11328" table:style-name="ce1">
            <text:p>1113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22729" table:style-name="ce1">
            <text:p>1227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13120" table:style-name="ce1">
            <text:p>1131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20423" table:style-name="ce1">
            <text:p>1204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26352" table:style-name="ce1">
            <text:p>12635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07456" table:style-name="ce1">
            <text:p>10745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3639" table:style-name="ce1">
            <text:p>363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4544" table:style-name="ce1">
            <text:p>454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5517" table:style-name="ce1">
            <text:p>551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6295" table:style-name="ce1">
            <text:p>629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6539" table:style-name="ce1">
            <text:p>653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7780" table:style-name="ce1">
            <text:p>778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8313" table:style-name="ce1">
            <text:p>831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9040" table:style-name="ce1">
            <text:p>904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8022" table:style-name="ce1">
            <text:p>80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8775" table:style-name="ce1">
            <text:p>877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9974" table:style-name="ce1">
            <text:p>997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0254" table:style-name="ce1">
            <text:p>1025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0575" table:style-name="ce1">
            <text:p>1057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1103" table:style-name="ce1">
            <text:p>1110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1607" table:style-name="ce1">
            <text:p>1160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1873" table:style-name="ce1">
            <text:p>1187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1691" table:style-name="ce1">
            <text:p>1169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1691" table:style-name="ce1">
            <text:p>1169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2524" table:style-name="ce1">
            <text:p>125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2524" table:style-name="ce1">
            <text:p>125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4444" table:style-name="ce1">
            <text:p>1444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4444" table:style-name="ce1">
            <text:p>1444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15916" table:style-name="ce1">
            <text:p>159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5916" table:style-name="ce1">
            <text:p>159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6648" table:style-name="ce1">
            <text:p>1664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6648" table:style-name="ce1">
            <text:p>1664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17504" table:style-name="ce1">
            <text:p>1750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17504" table:style-name="ce1">
            <text:p>1750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0333" table:style-name="ce1">
            <text:p>203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20333" table:style-name="ce1">
            <text:p>203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23007" table:style-name="ce1">
            <text:p>2300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23007" table:style-name="ce1">
            <text:p>2300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21695" table:style-name="ce1">
            <text:p>2169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21695" table:style-name="ce1">
            <text:p>2169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22132" table:style-name="ce1">
            <text:p>2213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22132" table:style-name="ce1">
            <text:p>2213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23984" table:style-name="ce1">
            <text:p>2398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23074" table:style-name="ce1">
            <text:p>2307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25191" table:style-name="ce1">
            <text:p>2519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27634" table:style-name="ce1">
            <text:p>276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25750" table:style-name="ce1">
            <text:p>2575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0428" table:style-name="ce1">
            <text:p>104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4479" table:style-name="ce1">
            <text:p>1447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7560" table:style-name="ce1">
            <text:p>1756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8661" table:style-name="ce1">
            <text:p>1866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8310" table:style-name="ce1">
            <text:p>183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2425" table:style-name="ce1">
            <text:p>224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22906" table:style-name="ce1">
            <text:p>2290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5205" table:style-name="ce1">
            <text:p>2520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24385" table:style-name="ce1">
            <text:p>2438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5997" table:style-name="ce1">
            <text:p>2599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0850" table:style-name="ce1">
            <text:p>3085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30625" table:style-name="ce1">
            <text:p>306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8156" table:style-name="ce1">
            <text:p>2815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9351" table:style-name="ce1">
            <text:p>2935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9799" table:style-name="ce1">
            <text:p>2979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7644" table:style-name="ce1">
            <text:p>2764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8366" table:style-name="ce1">
            <text:p>2836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8366" table:style-name="ce1">
            <text:p>2836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30757" table:style-name="ce1">
            <text:p>3075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30757" table:style-name="ce1">
            <text:p>3075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7614" table:style-name="ce1">
            <text:p>376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7614" table:style-name="ce1">
            <text:p>376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2614" table:style-name="ce1">
            <text:p>426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2614" table:style-name="ce1">
            <text:p>426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44289" table:style-name="ce1">
            <text:p>4428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4289" table:style-name="ce1">
            <text:p>4428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7281" table:style-name="ce1">
            <text:p>4728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7281" table:style-name="ce1">
            <text:p>4728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54418" table:style-name="ce1">
            <text:p>5441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54418" table:style-name="ce1">
            <text:p>5441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60375" table:style-name="ce1">
            <text:p>6037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60375" table:style-name="ce1">
            <text:p>6037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54988" table:style-name="ce1">
            <text:p>5498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54988" table:style-name="ce1">
            <text:p>5498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53302" table:style-name="ce1">
            <text:p>5330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53302" table:style-name="ce1">
            <text:p>5330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56667" table:style-name="ce1">
            <text:p>5666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52334" table:style-name="ce1">
            <text:p>523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54510" table:style-name="ce1">
            <text:p>545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55325" table:style-name="ce1">
            <text:p>553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47206" table:style-name="ce1">
            <text:p>4720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48108" table:style-name="ce1">
            <text:p>4810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20117" table:style-name="ce1">
            <text:p>2011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23980" table:style-name="ce1">
            <text:p>2398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5820" table:style-name="ce1">
            <text:p>258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5945" table:style-name="ce1">
            <text:p>2594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30240" table:style-name="ce1">
            <text:p>3024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30678" table:style-name="ce1">
            <text:p>3067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32793" table:style-name="ce1">
            <text:p>3279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30066" table:style-name="ce1">
            <text:p>3006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31520" table:style-name="ce1">
            <text:p>315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7483" table:style-name="ce1">
            <text:p>3748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40098" table:style-name="ce1">
            <text:p>4009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39335" table:style-name="ce1">
            <text:p>393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37334" table:style-name="ce1">
            <text:p>373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39013" table:style-name="ce1">
            <text:p>3901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41099" table:style-name="ce1">
            <text:p>4109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41281" table:style-name="ce1">
            <text:p>4128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41281" table:style-name="ce1">
            <text:p>4128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46049" table:style-name="ce1">
            <text:p>4604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46049" table:style-name="ce1">
            <text:p>4604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53533" table:style-name="ce1">
            <text:p>535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53533" table:style-name="ce1">
            <text:p>535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61450" table:style-name="ce1">
            <text:p>6145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61450" table:style-name="ce1">
            <text:p>6145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71215" table:style-name="ce1">
            <text:p>712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71215" table:style-name="ce1">
            <text:p>712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79007" table:style-name="ce1">
            <text:p>7900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79007" table:style-name="ce1">
            <text:p>7900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90797" table:style-name="ce1">
            <text:p>9079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90797" table:style-name="ce1">
            <text:p>9079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103431" table:style-name="ce1">
            <text:p>1034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03431" table:style-name="ce1">
            <text:p>1034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85394" table:style-name="ce1">
            <text:p>8539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85394" table:style-name="ce1">
            <text:p>8539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93638" table:style-name="ce1">
            <text:p>9363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93638" table:style-name="ce1">
            <text:p>9363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07430" table:style-name="ce1">
            <text:p>1074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08408" table:style-name="ce1">
            <text:p>10840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09804" table:style-name="ce1">
            <text:p>10980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03443" table:style-name="ce1">
            <text:p>10344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79187" table:style-name="ce1">
            <text:p>7918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876" table:style-name="ce1">
            <text:p>187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2416" table:style-name="ce1">
            <text:p>24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650" table:style-name="ce1">
            <text:p>265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2683" table:style-name="ce1">
            <text:p>268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3081" table:style-name="ce1">
            <text:p>308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937" table:style-name="ce1">
            <text:p>393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4413" table:style-name="ce1">
            <text:p>441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4640" table:style-name="ce1">
            <text:p>464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4744" table:style-name="ce1">
            <text:p>474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5249" table:style-name="ce1">
            <text:p>524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5249" table:style-name="ce1">
            <text:p>524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5466" table:style-name="ce1">
            <text:p>546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5466" table:style-name="ce1">
            <text:p>546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5983" table:style-name="ce1">
            <text:p>598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5983" table:style-name="ce1">
            <text:p>598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7014" table:style-name="ce1">
            <text:p>70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7014" table:style-name="ce1">
            <text:p>70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8417" table:style-name="ce1">
            <text:p>841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8417" table:style-name="ce1">
            <text:p>841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9485" table:style-name="ce1">
            <text:p>948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9485" table:style-name="ce1">
            <text:p>948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11816" table:style-name="ce1">
            <text:p>118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11816" table:style-name="ce1">
            <text:p>118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14721" table:style-name="ce1">
            <text:p>147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4721" table:style-name="ce1">
            <text:p>147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12141" table:style-name="ce1">
            <text:p>1214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12141" table:style-name="ce1">
            <text:p>1214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3304" table:style-name="ce1">
            <text:p>1330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3304" table:style-name="ce1">
            <text:p>1330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4686" table:style-name="ce1">
            <text:p>1468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3894" table:style-name="ce1">
            <text:p>1389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4552" table:style-name="ce1">
            <text:p>1455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5119" table:style-name="ce1">
            <text:p>151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3228" table:style-name="ce1">
            <text:p>132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2912" table:style-name="ce1">
            <text:p>29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4145" table:style-name="ce1">
            <text:p>414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5138" table:style-name="ce1">
            <text:p>513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5995" table:style-name="ce1">
            <text:p>599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6436" table:style-name="ce1">
            <text:p>643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8356" table:style-name="ce1">
            <text:p>835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9483" table:style-name="ce1">
            <text:p>948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1445" table:style-name="ce1">
            <text:p>1144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0098" table:style-name="ce1">
            <text:p>1009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0566" table:style-name="ce1">
            <text:p>1056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12469" table:style-name="ce1">
            <text:p>1246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2887" table:style-name="ce1">
            <text:p>1288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2237" table:style-name="ce1">
            <text:p>1223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2892" table:style-name="ce1">
            <text:p>1289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3180" table:style-name="ce1">
            <text:p>1318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2152" table:style-name="ce1">
            <text:p>1215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2391" table:style-name="ce1">
            <text:p>1239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2391" table:style-name="ce1">
            <text:p>1239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3614" table:style-name="ce1">
            <text:p>136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3614" table:style-name="ce1">
            <text:p>136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6671" table:style-name="ce1">
            <text:p>1667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6671" table:style-name="ce1">
            <text:p>1667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4003" table:style-name="ce1">
            <text:p>2400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24003" table:style-name="ce1">
            <text:p>2400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26121" table:style-name="ce1">
            <text:p>261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26121" table:style-name="ce1">
            <text:p>261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24254" table:style-name="ce1">
            <text:p>2425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24254" table:style-name="ce1">
            <text:p>2425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23673" table:style-name="ce1">
            <text:p>2367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23673" table:style-name="ce1">
            <text:p>2367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24337" table:style-name="ce1">
            <text:p>2433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21573" table:style-name="ce1">
            <text:p>2157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22641" table:style-name="ce1">
            <text:p>2264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23091" table:style-name="ce1">
            <text:p>2309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973" table:style-name="ce1">
            <text:p>197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822" table:style-name="ce1">
            <text:p>18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351" table:style-name="ce1">
            <text:p>135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183" table:style-name="ce1">
            <text:p>118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237" table:style-name="ce1">
            <text:p>123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406" table:style-name="ce1">
            <text:p>140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1756" table:style-name="ce1">
            <text:p>175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738" table:style-name="ce1">
            <text:p>173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677" table:style-name="ce1">
            <text:p>167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967" table:style-name="ce1">
            <text:p>196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698" table:style-name="ce1">
            <text:p>169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758" table:style-name="ce1">
            <text:p>175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914" table:style-name="ce1">
            <text:p>19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914" table:style-name="ce1">
            <text:p>19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231" table:style-name="ce1">
            <text:p>22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231" table:style-name="ce1">
            <text:p>22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898" table:style-name="ce1">
            <text:p>289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898" table:style-name="ce1">
            <text:p>289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698" table:style-name="ce1">
            <text:p>369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698" table:style-name="ce1">
            <text:p>369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847" table:style-name="ce1">
            <text:p>484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4847" table:style-name="ce1">
            <text:p>484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6018" table:style-name="ce1">
            <text:p>601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6018" table:style-name="ce1">
            <text:p>601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8593" table:style-name="ce1">
            <text:p>859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8593" table:style-name="ce1">
            <text:p>859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0454" table:style-name="ce1">
            <text:p>1045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10454" table:style-name="ce1">
            <text:p>1045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8465" table:style-name="ce1">
            <text:p>846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8465" table:style-name="ce1">
            <text:p>846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8190" table:style-name="ce1">
            <text:p>819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8190" table:style-name="ce1">
            <text:p>819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9086" table:style-name="ce1">
            <text:p>908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9015" table:style-name="ce1">
            <text:p>90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0080" table:style-name="ce1">
            <text:p>1008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0526" table:style-name="ce1">
            <text:p>105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9431" table:style-name="ce1">
            <text:p>94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10020" table:style-name="ce1">
            <text:p>100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48255" table:style-name="ce1">
            <text:p>4825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43435" table:style-name="ce1">
            <text:p>434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69301" table:style-name="ce1">
            <text:p>6930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69301" table:style-name="ce1">
            <text:p>6930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11291" table:style-name="ce1">
            <text:p>1129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1346" table:style-name="ce1">
            <text:p>1134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1014" table:style-name="ce1">
            <text:p>110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1767" table:style-name="ce1">
            <text:p>1176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2041" table:style-name="ce1">
            <text:p>1204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0783" table:style-name="ce1">
            <text:p>1078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0979" table:style-name="ce1">
            <text:p>1097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0979" table:style-name="ce1">
            <text:p>1097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2362" table:style-name="ce1">
            <text:p>1236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2362" table:style-name="ce1">
            <text:p>1236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5568" table:style-name="ce1">
            <text:p>1556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5568" table:style-name="ce1">
            <text:p>1556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18067" table:style-name="ce1">
            <text:p>1806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8067" table:style-name="ce1">
            <text:p>1806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9012" table:style-name="ce1">
            <text:p>190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9012" table:style-name="ce1">
            <text:p>190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0634" table:style-name="ce1">
            <text:p>206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20634" table:style-name="ce1">
            <text:p>206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4964" table:style-name="ce1">
            <text:p>2496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24964" table:style-name="ce1">
            <text:p>2496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28599" table:style-name="ce1">
            <text:p>2859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28599" table:style-name="ce1">
            <text:p>2859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25872" table:style-name="ce1">
            <text:p>258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25872" table:style-name="ce1">
            <text:p>258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24689" table:style-name="ce1">
            <text:p>2468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24689" table:style-name="ce1">
            <text:p>2468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26377" table:style-name="ce1">
            <text:p>2637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23820" table:style-name="ce1">
            <text:p>238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24697" table:style-name="ce1">
            <text:p>2469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25569" table:style-name="ce1">
            <text:p>2556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22036" table:style-name="ce1">
            <text:p>2203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5009" table:style-name="ce1">
            <text:p>500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6919" table:style-name="ce1">
            <text:p>69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8727" table:style-name="ce1">
            <text:p>87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0250" table:style-name="ce1">
            <text:p>1025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1258" table:style-name="ce1">
            <text:p>1125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4517" table:style-name="ce1">
            <text:p>1451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5574" table:style-name="ce1">
            <text:p>1557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7005" table:style-name="ce1">
            <text:p>1700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4106" table:style-name="ce1">
            <text:p>1410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4223" table:style-name="ce1">
            <text:p>142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16444" table:style-name="ce1">
            <text:p>1644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7166" table:style-name="ce1">
            <text:p>1716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5738" table:style-name="ce1">
            <text:p>1573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6473" table:style-name="ce1">
            <text:p>1647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6756" table:style-name="ce1">
            <text:p>1675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5538" table:style-name="ce1">
            <text:p>1553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6169" table:style-name="ce1">
            <text:p>1616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6169" table:style-name="ce1">
            <text:p>1616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7924" table:style-name="ce1">
            <text:p>179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7924" table:style-name="ce1">
            <text:p>179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2701" table:style-name="ce1">
            <text:p>2270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2701" table:style-name="ce1">
            <text:p>2270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26372" table:style-name="ce1">
            <text:p>263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26372" table:style-name="ce1">
            <text:p>263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28092" table:style-name="ce1">
            <text:p>2809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28092" table:style-name="ce1">
            <text:p>2809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30246" table:style-name="ce1">
            <text:p>3024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30246" table:style-name="ce1">
            <text:p>3024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34769" table:style-name="ce1">
            <text:p>3476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34769" table:style-name="ce1">
            <text:p>3476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37848" table:style-name="ce1">
            <text:p>3784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37848" table:style-name="ce1">
            <text:p>3784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34470" table:style-name="ce1">
            <text:p>3447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34470" table:style-name="ce1">
            <text:p>3447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2839" table:style-name="ce1">
            <text:p>3283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2839" table:style-name="ce1">
            <text:p>3283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34097" table:style-name="ce1">
            <text:p>3409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30146" table:style-name="ce1">
            <text:p>3014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30792" table:style-name="ce1">
            <text:p>3079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31171" table:style-name="ce1">
            <text:p>3117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27108" table:style-name="ce1">
            <text:p>2710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22813" table:style-name="ce1">
            <text:p>2281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5731" table:style-name="ce1">
            <text:p>257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6978" table:style-name="ce1">
            <text:p>2697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32246" table:style-name="ce1">
            <text:p>3224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33623" table:style-name="ce1">
            <text:p>336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34721" table:style-name="ce1">
            <text:p>347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25880" table:style-name="ce1">
            <text:p>2588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7658" table:style-name="ce1">
            <text:p>2765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2072" table:style-name="ce1">
            <text:p>320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34819" table:style-name="ce1">
            <text:p>348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31821" table:style-name="ce1">
            <text:p>318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31966" table:style-name="ce1">
            <text:p>3196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32328" table:style-name="ce1">
            <text:p>323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30896" table:style-name="ce1">
            <text:p>3089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8429" table:style-name="ce1">
            <text:p>284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8429" table:style-name="ce1">
            <text:p>284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31175" table:style-name="ce1">
            <text:p>3117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31175" table:style-name="ce1">
            <text:p>3117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8997" table:style-name="ce1">
            <text:p>3899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8997" table:style-name="ce1">
            <text:p>3899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4831" table:style-name="ce1">
            <text:p>448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4831" table:style-name="ce1">
            <text:p>448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45563" table:style-name="ce1">
            <text:p>4556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5563" table:style-name="ce1">
            <text:p>4556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8977" table:style-name="ce1">
            <text:p>4897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8977" table:style-name="ce1">
            <text:p>4897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56531" table:style-name="ce1">
            <text:p>565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56531" table:style-name="ce1">
            <text:p>565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59155" table:style-name="ce1">
            <text:p>5915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59155" table:style-name="ce1">
            <text:p>5915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9070" table:style-name="ce1">
            <text:p>4907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9070" table:style-name="ce1">
            <text:p>4907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55352" table:style-name="ce1">
            <text:p>5535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55352" table:style-name="ce1">
            <text:p>5535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63380" table:style-name="ce1">
            <text:p>6338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60776" table:style-name="ce1">
            <text:p>6077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64133" table:style-name="ce1">
            <text:p>641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62956" table:style-name="ce1">
            <text:p>6295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54629" table:style-name="ce1">
            <text:p>546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55594" table:style-name="ce1">
            <text:p>5559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51774" table:style-name="ce1">
            <text:p>5177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49621" table:style-name="ce1">
            <text:p>496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42923" table:style-name="ce1">
            <text:p>429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43872" table:style-name="ce1">
            <text:p>438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42859" table:style-name="ce1">
            <text:p>4285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39952" table:style-name="ce1">
            <text:p>3995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40582" table:style-name="ce1">
            <text:p>4058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40582" table:style-name="ce1">
            <text:p>4058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43419" table:style-name="ce1">
            <text:p>434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43419" table:style-name="ce1">
            <text:p>434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50639" table:style-name="ce1">
            <text:p>5063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50639" table:style-name="ce1">
            <text:p>5063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56123" table:style-name="ce1">
            <text:p>561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56123" table:style-name="ce1">
            <text:p>561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57790" table:style-name="ce1">
            <text:p>5779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57790" table:style-name="ce1">
            <text:p>5779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60536" table:style-name="ce1">
            <text:p>6053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60536" table:style-name="ce1">
            <text:p>6053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66807" table:style-name="ce1">
            <text:p>6680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66807" table:style-name="ce1">
            <text:p>6680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76202" table:style-name="ce1">
            <text:p>7620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76202" table:style-name="ce1">
            <text:p>7620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73529" table:style-name="ce1">
            <text:p>735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73529" table:style-name="ce1">
            <text:p>735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78474" table:style-name="ce1">
            <text:p>7847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78474" table:style-name="ce1">
            <text:p>7847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93053" table:style-name="ce1">
            <text:p>9305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87951" table:style-name="ce1">
            <text:p>8795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89634" table:style-name="ce1">
            <text:p>896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90809" table:style-name="ce1">
            <text:p>9080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86068" table:style-name="ce1">
            <text:p>8606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9773" table:style-name="ce1">
            <text:p>977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9773" table:style-name="ce1">
            <text:p>977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1525" table:style-name="ce1">
            <text:p>115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1525" table:style-name="ce1">
            <text:p>115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2237" table:style-name="ce1">
            <text:p>1223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2671" table:style-name="ce1">
            <text:p>1267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3603" table:style-name="ce1">
            <text:p>1360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3170" table:style-name="ce1">
            <text:p>1317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1961" table:style-name="ce1">
            <text:p>1196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353" table:style-name="ce1">
            <text:p>135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571" table:style-name="ce1">
            <text:p>157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732" table:style-name="ce1">
            <text:p>173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698" table:style-name="ce1">
            <text:p>169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607" table:style-name="ce1">
            <text:p>160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525" table:style-name="ce1">
            <text:p>15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349" table:style-name="ce1">
            <text:p>134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081" table:style-name="ce1">
            <text:p>108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996" table:style-name="ce1">
            <text:p>99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925" table:style-name="ce1">
            <text:p>9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046" table:style-name="ce1">
            <text:p>104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879" table:style-name="ce1">
            <text:p>87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666" table:style-name="ce1">
            <text:p>66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663" table:style-name="ce1">
            <text:p>66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812" table:style-name="ce1">
            <text:p>8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812" table:style-name="ce1">
            <text:p>8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920" table:style-name="ce1">
            <text:p>9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920" table:style-name="ce1">
            <text:p>9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097" table:style-name="ce1">
            <text:p>109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097" table:style-name="ce1">
            <text:p>109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1432" table:style-name="ce1">
            <text:p>143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432" table:style-name="ce1">
            <text:p>143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917" table:style-name="ce1">
            <text:p>191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917" table:style-name="ce1">
            <text:p>191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418" table:style-name="ce1">
            <text:p>241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2418" table:style-name="ce1">
            <text:p>241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3229" table:style-name="ce1">
            <text:p>32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3229" table:style-name="ce1">
            <text:p>32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4104" table:style-name="ce1">
            <text:p>410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4104" table:style-name="ce1">
            <text:p>410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2691" table:style-name="ce1">
            <text:p>269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2691" table:style-name="ce1">
            <text:p>269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141" table:style-name="ce1">
            <text:p>314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141" table:style-name="ce1">
            <text:p>314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3788" table:style-name="ce1">
            <text:p>378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4096" table:style-name="ce1">
            <text:p>409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3299" table:style-name="ce1">
            <text:p>329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2256" table:style-name="ce1">
            <text:p>225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9231" table:style-name="ce1">
            <text:p>92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1323" table:style-name="ce1">
            <text:p>113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3996" table:style-name="ce1">
            <text:p>1399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7072" table:style-name="ce1">
            <text:p>170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7349" table:style-name="ce1">
            <text:p>1734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0411" table:style-name="ce1">
            <text:p>204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21201" table:style-name="ce1">
            <text:p>2120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1815" table:style-name="ce1">
            <text:p>218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9553" table:style-name="ce1">
            <text:p>1955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0927" table:style-name="ce1">
            <text:p>209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24389" table:style-name="ce1">
            <text:p>2438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5609" table:style-name="ce1">
            <text:p>2560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8091" table:style-name="ce1">
            <text:p>2809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9508" table:style-name="ce1">
            <text:p>2950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9832" table:style-name="ce1">
            <text:p>2983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9358" table:style-name="ce1">
            <text:p>2935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9179" table:style-name="ce1">
            <text:p>2917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9179" table:style-name="ce1">
            <text:p>2917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31630" table:style-name="ce1">
            <text:p>316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31630" table:style-name="ce1">
            <text:p>316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6289" table:style-name="ce1">
            <text:p>3628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6289" table:style-name="ce1">
            <text:p>3628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2486" table:style-name="ce1">
            <text:p>4248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2486" table:style-name="ce1">
            <text:p>4248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44372" table:style-name="ce1">
            <text:p>443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4372" table:style-name="ce1">
            <text:p>443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7163" table:style-name="ce1">
            <text:p>4716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7163" table:style-name="ce1">
            <text:p>4716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53576" table:style-name="ce1">
            <text:p>5357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53576" table:style-name="ce1">
            <text:p>5357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50111" table:style-name="ce1">
            <text:p>501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50111" table:style-name="ce1">
            <text:p>501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1074" table:style-name="ce1">
            <text:p>4107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1074" table:style-name="ce1">
            <text:p>4107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41798" table:style-name="ce1">
            <text:p>4179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41798" table:style-name="ce1">
            <text:p>4179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44491" table:style-name="ce1">
            <text:p>4449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44585" table:style-name="ce1">
            <text:p>4458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45594" table:style-name="ce1">
            <text:p>4559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49906" table:style-name="ce1">
            <text:p>4990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47240" table:style-name="ce1">
            <text:p>4724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756" table:style-name="ce1">
            <text:p>75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640" table:style-name="ce1">
            <text:p>64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385" table:style-name="ce1">
            <text:p>38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357" table:style-name="ce1">
            <text:p>35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387" table:style-name="ce1">
            <text:p>38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426" table:style-name="ce1">
            <text:p>4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458" table:style-name="ce1">
            <text:p>45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465" table:style-name="ce1">
            <text:p>46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532" table:style-name="ce1">
            <text:p>53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515" table:style-name="ce1">
            <text:p>5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530" table:style-name="ce1">
            <text:p>5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587" table:style-name="ce1">
            <text:p>58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587" table:style-name="ce1">
            <text:p>58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788" table:style-name="ce1">
            <text:p>78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788" table:style-name="ce1">
            <text:p>78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928" table:style-name="ce1">
            <text:p>9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928" table:style-name="ce1">
            <text:p>9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310" table:style-name="ce1">
            <text:p>23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2310" table:style-name="ce1">
            <text:p>23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3366" table:style-name="ce1">
            <text:p>336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3366" table:style-name="ce1">
            <text:p>336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3829" table:style-name="ce1">
            <text:p>38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3829" table:style-name="ce1">
            <text:p>38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3215" table:style-name="ce1">
            <text:p>32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3215" table:style-name="ce1">
            <text:p>32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460" table:style-name="ce1">
            <text:p>346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460" table:style-name="ce1">
            <text:p>346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3798" table:style-name="ce1">
            <text:p>379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3773" table:style-name="ce1">
            <text:p>377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3957" table:style-name="ce1">
            <text:p>395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4142" table:style-name="ce1">
            <text:p>414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3775" table:style-name="ce1">
            <text:p>377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3788" table:style-name="ce1">
            <text:p>378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439" table:style-name="ce1">
            <text:p>143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398" table:style-name="ce1">
            <text:p>139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784" table:style-name="ce1">
            <text:p>78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617" table:style-name="ce1">
            <text:p>61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508" table:style-name="ce1">
            <text:p>50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462" table:style-name="ce1">
            <text:p>46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476" table:style-name="ce1">
            <text:p>47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590" table:style-name="ce1">
            <text:p>59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631" table:style-name="ce1">
            <text:p>6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645" table:style-name="ce1">
            <text:p>64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711" table:style-name="ce1">
            <text:p>71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759" table:style-name="ce1">
            <text:p>75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759" table:style-name="ce1">
            <text:p>75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948" table:style-name="ce1">
            <text:p>94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948" table:style-name="ce1">
            <text:p>94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122" table:style-name="ce1">
            <text:p>11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1122" table:style-name="ce1">
            <text:p>11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4172" table:style-name="ce1">
            <text:p>417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4172" table:style-name="ce1">
            <text:p>417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9980" table:style-name="ce1">
            <text:p>998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9321" table:style-name="ce1">
            <text:p>932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9501" table:style-name="ce1">
            <text:p>950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1985" table:style-name="ce1">
            <text:p>1198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1325" table:style-name="ce1">
            <text:p>1132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1703" table:style-name="ce1">
            <text:p>1170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5345" table:style-name="ce1">
            <text:p>1534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4383" table:style-name="ce1">
            <text:p>1438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4383" table:style-name="ce1">
            <text:p>1438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4572" table:style-name="ce1">
            <text:p>1457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4572" table:style-name="ce1">
            <text:p>1457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5756" table:style-name="ce1">
            <text:p>1575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5756" table:style-name="ce1">
            <text:p>1575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7497" table:style-name="ce1">
            <text:p>1749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17497" table:style-name="ce1">
            <text:p>1749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9485" table:style-name="ce1">
            <text:p>1948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9485" table:style-name="ce1">
            <text:p>1948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20826" table:style-name="ce1">
            <text:p>208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0826" table:style-name="ce1">
            <text:p>208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22524" table:style-name="ce1">
            <text:p>2252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2524" table:style-name="ce1">
            <text:p>2252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25106" table:style-name="ce1">
            <text:p>2510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25106" table:style-name="ce1">
            <text:p>2510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20988" table:style-name="ce1">
            <text:p>2098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20988" table:style-name="ce1">
            <text:p>2098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22572" table:style-name="ce1">
            <text:p>2257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22572" table:style-name="ce1">
            <text:p>2257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26078" table:style-name="ce1">
            <text:p>2607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25587" table:style-name="ce1">
            <text:p>2558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26793" table:style-name="ce1">
            <text:p>2679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27503" table:style-name="ce1">
            <text:p>2750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555" table:style-name="ce1">
            <text:p>155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267" table:style-name="ce1">
            <text:p>126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740" table:style-name="ce1">
            <text:p>74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556" table:style-name="ce1">
            <text:p>55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611" table:style-name="ce1">
            <text:p>61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718" table:style-name="ce1">
            <text:p>71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828" table:style-name="ce1">
            <text:p>8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858" table:style-name="ce1">
            <text:p>85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669" table:style-name="ce1">
            <text:p>66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734" table:style-name="ce1">
            <text:p>73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777" table:style-name="ce1">
            <text:p>77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777" table:style-name="ce1">
            <text:p>77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1253" table:style-name="ce1">
            <text:p>125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253" table:style-name="ce1">
            <text:p>125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552" table:style-name="ce1">
            <text:p>155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552" table:style-name="ce1">
            <text:p>155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1859" table:style-name="ce1">
            <text:p>185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1859" table:style-name="ce1">
            <text:p>185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448" table:style-name="ce1">
            <text:p>244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2448" table:style-name="ce1">
            <text:p>244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2589" table:style-name="ce1">
            <text:p>258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2589" table:style-name="ce1">
            <text:p>258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2775" table:style-name="ce1">
            <text:p>277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2775" table:style-name="ce1">
            <text:p>277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3435" table:style-name="ce1">
            <text:p>34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3772" table:style-name="ce1">
            <text:p>377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3850" table:style-name="ce1">
            <text:p>385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4757" table:style-name="ce1">
            <text:p>475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4046" table:style-name="ce1">
            <text:p>404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7325" table:style-name="ce1">
            <text:p>732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8938" table:style-name="ce1">
            <text:p>893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0558" table:style-name="ce1">
            <text:p>1055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2687" table:style-name="ce1">
            <text:p>1268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2405" table:style-name="ce1">
            <text:p>1240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4193" table:style-name="ce1">
            <text:p>1419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5267" table:style-name="ce1">
            <text:p>1526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6469" table:style-name="ce1">
            <text:p>1646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6102" table:style-name="ce1">
            <text:p>1610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7814" table:style-name="ce1">
            <text:p>178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20159" table:style-name="ce1">
            <text:p>2015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1545" table:style-name="ce1">
            <text:p>2154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1921" table:style-name="ce1">
            <text:p>2192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1637" table:style-name="ce1">
            <text:p>2163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1319" table:style-name="ce1">
            <text:p>2131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3451" table:style-name="ce1">
            <text:p>2345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2623" table:style-name="ce1">
            <text:p>2262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2623" table:style-name="ce1">
            <text:p>2262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0536" table:style-name="ce1">
            <text:p>2053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0536" table:style-name="ce1">
            <text:p>2053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1133" table:style-name="ce1">
            <text:p>211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1133" table:style-name="ce1">
            <text:p>211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22168" table:style-name="ce1">
            <text:p>2216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22168" table:style-name="ce1">
            <text:p>2216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22901" table:style-name="ce1">
            <text:p>2290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22901" table:style-name="ce1">
            <text:p>2290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4306" table:style-name="ce1">
            <text:p>2430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24306" table:style-name="ce1">
            <text:p>2430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7712" table:style-name="ce1">
            <text:p>277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27712" table:style-name="ce1">
            <text:p>277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32874" table:style-name="ce1">
            <text:p>3287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32874" table:style-name="ce1">
            <text:p>3287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30812" table:style-name="ce1">
            <text:p>308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30812" table:style-name="ce1">
            <text:p>308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4104" table:style-name="ce1">
            <text:p>3410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4104" table:style-name="ce1">
            <text:p>3410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37528" table:style-name="ce1">
            <text:p>375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36263" table:style-name="ce1">
            <text:p>3626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40477" table:style-name="ce1">
            <text:p>4047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41869" table:style-name="ce1">
            <text:p>4186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39793" table:style-name="ce1">
            <text:p>3979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2401" table:style-name="ce1">
            <text:p>1240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8288" table:style-name="ce1">
            <text:p>1828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22137" table:style-name="ce1">
            <text:p>2213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6687" table:style-name="ce1">
            <text:p>2668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6389" table:style-name="ce1">
            <text:p>2638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6949" table:style-name="ce1">
            <text:p>2694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30688" table:style-name="ce1">
            <text:p>3068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33320" table:style-name="ce1">
            <text:p>3332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37832" table:style-name="ce1">
            <text:p>3783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41563" table:style-name="ce1">
            <text:p>4156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46043" table:style-name="ce1">
            <text:p>4604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40693" table:style-name="ce1">
            <text:p>4069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37080" table:style-name="ce1">
            <text:p>3708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33791" table:style-name="ce1">
            <text:p>3379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38164" table:style-name="ce1">
            <text:p>3816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40813" table:style-name="ce1">
            <text:p>408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35843" table:style-name="ce1">
            <text:p>3584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35843" table:style-name="ce1">
            <text:p>3584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34239" table:style-name="ce1">
            <text:p>3423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34239" table:style-name="ce1">
            <text:p>3423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6926" table:style-name="ce1">
            <text:p>369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6926" table:style-name="ce1">
            <text:p>369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9960" table:style-name="ce1">
            <text:p>3996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9960" table:style-name="ce1">
            <text:p>3996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39412" table:style-name="ce1">
            <text:p>394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39412" table:style-name="ce1">
            <text:p>394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37534" table:style-name="ce1">
            <text:p>3753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37534" table:style-name="ce1">
            <text:p>3753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37408" table:style-name="ce1">
            <text:p>3740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37408" table:style-name="ce1">
            <text:p>3740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41773" table:style-name="ce1">
            <text:p>4177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41773" table:style-name="ce1">
            <text:p>4177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3415" table:style-name="ce1">
            <text:p>434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3415" table:style-name="ce1">
            <text:p>434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47059" table:style-name="ce1">
            <text:p>4705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47059" table:style-name="ce1">
            <text:p>4705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50919" table:style-name="ce1">
            <text:p>5091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51379" table:style-name="ce1">
            <text:p>5137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42781" table:style-name="ce1">
            <text:p>4278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40328" table:style-name="ce1">
            <text:p>403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36510" table:style-name="ce1">
            <text:p>365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823" table:style-name="ce1">
            <text:p>182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664" table:style-name="ce1">
            <text:p>166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644" table:style-name="ce1">
            <text:p>164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527" table:style-name="ce1">
            <text:p>152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395" table:style-name="ce1">
            <text:p>139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1359" table:style-name="ce1">
            <text:p>135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452" table:style-name="ce1">
            <text:p>145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540" table:style-name="ce1">
            <text:p>154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599" table:style-name="ce1">
            <text:p>159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225" table:style-name="ce1">
            <text:p>122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328" table:style-name="ce1">
            <text:p>13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608" table:style-name="ce1">
            <text:p>160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608" table:style-name="ce1">
            <text:p>160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788" table:style-name="ce1">
            <text:p>178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788" table:style-name="ce1">
            <text:p>178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232" table:style-name="ce1">
            <text:p>223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232" table:style-name="ce1">
            <text:p>223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110" table:style-name="ce1">
            <text:p>31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110" table:style-name="ce1">
            <text:p>31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4096" table:style-name="ce1">
            <text:p>409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096" table:style-name="ce1">
            <text:p>409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5770" table:style-name="ce1">
            <text:p>577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5770" table:style-name="ce1">
            <text:p>577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7423" table:style-name="ce1">
            <text:p>742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7423" table:style-name="ce1">
            <text:p>742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9387" table:style-name="ce1">
            <text:p>938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9387" table:style-name="ce1">
            <text:p>938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8024" table:style-name="ce1">
            <text:p>802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8024" table:style-name="ce1">
            <text:p>802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0062" table:style-name="ce1">
            <text:p>1006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0062" table:style-name="ce1">
            <text:p>1006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2969" table:style-name="ce1">
            <text:p>1296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3845" table:style-name="ce1">
            <text:p>1384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5552" table:style-name="ce1">
            <text:p>1555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4351" table:style-name="ce1">
            <text:p>1435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1784" table:style-name="ce1">
            <text:p>1178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4607" table:style-name="ce1">
            <text:p>1460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1661" table:style-name="ce1">
            <text:p>1166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3924" table:style-name="ce1">
            <text:p>1392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8798" table:style-name="ce1">
            <text:p>1879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7161" table:style-name="ce1">
            <text:p>1716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17995" table:style-name="ce1">
            <text:p>1799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0076" table:style-name="ce1">
            <text:p>2007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8766" table:style-name="ce1">
            <text:p>1876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4209" table:style-name="ce1">
            <text:p>1420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5864" table:style-name="ce1">
            <text:p>1586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9112" table:style-name="ce1">
            <text:p>191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7116" table:style-name="ce1">
            <text:p>1711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7116" table:style-name="ce1">
            <text:p>1711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7668" table:style-name="ce1">
            <text:p>1766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7668" table:style-name="ce1">
            <text:p>1766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4544" table:style-name="ce1">
            <text:p>2454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4544" table:style-name="ce1">
            <text:p>2454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29778" table:style-name="ce1">
            <text:p>2977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29778" table:style-name="ce1">
            <text:p>2977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39166" table:style-name="ce1">
            <text:p>3916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39166" table:style-name="ce1">
            <text:p>3916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6890" table:style-name="ce1">
            <text:p>4689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6890" table:style-name="ce1">
            <text:p>4689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37283" table:style-name="ce1">
            <text:p>3728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37283" table:style-name="ce1">
            <text:p>3728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43746" table:style-name="ce1">
            <text:p>4374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43746" table:style-name="ce1">
            <text:p>4374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33453" table:style-name="ce1">
            <text:p>3345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33453" table:style-name="ce1">
            <text:p>3345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5171" table:style-name="ce1">
            <text:p>3517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5171" table:style-name="ce1">
            <text:p>3517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46203" table:style-name="ce1">
            <text:p>4620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49781" table:style-name="ce1">
            <text:p>4978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48729" table:style-name="ce1">
            <text:p>487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43774" table:style-name="ce1">
            <text:p>4377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715" table:style-name="ce1">
            <text:p>7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677" table:style-name="ce1">
            <text:p>67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603" table:style-name="ce1">
            <text:p>60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528" table:style-name="ce1">
            <text:p>5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437" table:style-name="ce1">
            <text:p>43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425" table:style-name="ce1">
            <text:p>42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459" table:style-name="ce1">
            <text:p>45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435" table:style-name="ce1">
            <text:p>4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398" table:style-name="ce1">
            <text:p>39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91" table:style-name="ce1">
            <text:p>29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313" table:style-name="ce1">
            <text:p>3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345" table:style-name="ce1">
            <text:p>34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345" table:style-name="ce1">
            <text:p>34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359" table:style-name="ce1">
            <text:p>35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359" table:style-name="ce1">
            <text:p>35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424" table:style-name="ce1">
            <text:p>42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424" table:style-name="ce1">
            <text:p>42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84" table:style-name="ce1">
            <text:p>48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84" table:style-name="ce1">
            <text:p>48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533" table:style-name="ce1">
            <text:p>5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533" table:style-name="ce1">
            <text:p>5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610" table:style-name="ce1">
            <text:p>6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610" table:style-name="ce1">
            <text:p>6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814" table:style-name="ce1">
            <text:p>8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814" table:style-name="ce1">
            <text:p>8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1096" table:style-name="ce1">
            <text:p>109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096" table:style-name="ce1">
            <text:p>109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977" table:style-name="ce1">
            <text:p>97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977" table:style-name="ce1">
            <text:p>97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991" table:style-name="ce1">
            <text:p>99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991" table:style-name="ce1">
            <text:p>99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273" table:style-name="ce1">
            <text:p>127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339" table:style-name="ce1">
            <text:p>133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463" table:style-name="ce1">
            <text:p>146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465" table:style-name="ce1">
            <text:p>146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285" table:style-name="ce1">
            <text:p>128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524" table:style-name="ce1">
            <text:p>252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3406" table:style-name="ce1">
            <text:p>340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3406" table:style-name="ce1">
            <text:p>340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3401" table:style-name="ce1">
            <text:p>340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3401" table:style-name="ce1">
            <text:p>340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867" table:style-name="ce1">
            <text:p>386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867" table:style-name="ce1">
            <text:p>386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373" table:style-name="ce1">
            <text:p>437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373" table:style-name="ce1">
            <text:p>437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4026" table:style-name="ce1">
            <text:p>40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026" table:style-name="ce1">
            <text:p>40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6115" table:style-name="ce1">
            <text:p>61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6115" table:style-name="ce1">
            <text:p>61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7236" table:style-name="ce1">
            <text:p>723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7236" table:style-name="ce1">
            <text:p>723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7806" table:style-name="ce1">
            <text:p>780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7806" table:style-name="ce1">
            <text:p>780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8135" table:style-name="ce1">
            <text:p>81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18557" table:style-name="ce1">
            <text:p>1855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18557" table:style-name="ce1">
            <text:p>1855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21337" table:style-name="ce1">
            <text:p>2133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21337" table:style-name="ce1">
            <text:p>2133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22328" table:style-name="ce1">
            <text:p>223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958" table:style-name="ce1">
            <text:p>95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957" table:style-name="ce1">
            <text:p>95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312" table:style-name="ce1">
            <text:p>13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124" table:style-name="ce1">
            <text:p>112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262" table:style-name="ce1">
            <text:p>126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205" table:style-name="ce1">
            <text:p>120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109" table:style-name="ce1">
            <text:p>110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109" table:style-name="ce1">
            <text:p>110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158" table:style-name="ce1">
            <text:p>115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158" table:style-name="ce1">
            <text:p>115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169" table:style-name="ce1">
            <text:p>116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169" table:style-name="ce1">
            <text:p>116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1599" table:style-name="ce1">
            <text:p>159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1599" table:style-name="ce1">
            <text:p>159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1915" table:style-name="ce1">
            <text:p>19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1915" table:style-name="ce1">
            <text:p>19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2188" table:style-name="ce1">
            <text:p>218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2188" table:style-name="ce1">
            <text:p>218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2073" table:style-name="ce1">
            <text:p>207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2073" table:style-name="ce1">
            <text:p>207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2412" table:style-name="ce1">
            <text:p>24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2412" table:style-name="ce1">
            <text:p>24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2662" table:style-name="ce1">
            <text:p>266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17559" table:style-name="ce1">
            <text:p>1755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32510" table:style-name="ce1">
            <text:p>325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32510" table:style-name="ce1">
            <text:p>325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5517" table:style-name="ce1">
            <text:p>4551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5517" table:style-name="ce1">
            <text:p>4551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55899" table:style-name="ce1">
            <text:p>5589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55899" table:style-name="ce1">
            <text:p>5589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64762" table:style-name="ce1">
            <text:p>6476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64762" table:style-name="ce1">
            <text:p>6476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71460" table:style-name="ce1">
            <text:p>7146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71460" table:style-name="ce1">
            <text:p>7146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87961" table:style-name="ce1">
            <text:p>8796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87961" table:style-name="ce1">
            <text:p>8796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64911" table:style-name="ce1">
            <text:p>6491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64911" table:style-name="ce1">
            <text:p>6491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74055" table:style-name="ce1">
            <text:p>7405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74055" table:style-name="ce1">
            <text:p>7405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90490" table:style-name="ce1">
            <text:p>9049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93270" table:style-name="ce1">
            <text:p>9327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93066" table:style-name="ce1">
            <text:p>9306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91587" table:style-name="ce1">
            <text:p>9158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69937" table:style-name="ce1">
            <text:p>6993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62484" table:style-name="ce1">
            <text:p>6248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3740" table:style-name="ce1">
            <text:p>374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3789" table:style-name="ce1">
            <text:p>378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3773" table:style-name="ce1">
            <text:p>377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3333" table:style-name="ce1">
            <text:p>33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3160" table:style-name="ce1">
            <text:p>316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853" table:style-name="ce1">
            <text:p>285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2844" table:style-name="ce1">
            <text:p>284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813" table:style-name="ce1">
            <text:p>28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907" table:style-name="ce1">
            <text:p>290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948" table:style-name="ce1">
            <text:p>194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412" table:style-name="ce1">
            <text:p>14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879" table:style-name="ce1">
            <text:p>187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229" table:style-name="ce1">
            <text:p>22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229" table:style-name="ce1">
            <text:p>22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527" table:style-name="ce1">
            <text:p>252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527" table:style-name="ce1">
            <text:p>252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141" table:style-name="ce1">
            <text:p>314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141" table:style-name="ce1">
            <text:p>314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312" table:style-name="ce1">
            <text:p>43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312" table:style-name="ce1">
            <text:p>43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5611" table:style-name="ce1">
            <text:p>561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5611" table:style-name="ce1">
            <text:p>561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7313" table:style-name="ce1">
            <text:p>73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7313" table:style-name="ce1">
            <text:p>73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9643" table:style-name="ce1">
            <text:p>964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9643" table:style-name="ce1">
            <text:p>964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2359" table:style-name="ce1">
            <text:p>1235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12359" table:style-name="ce1">
            <text:p>1235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9118" table:style-name="ce1">
            <text:p>911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9118" table:style-name="ce1">
            <text:p>911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1307" table:style-name="ce1">
            <text:p>1130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1307" table:style-name="ce1">
            <text:p>1130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5226" table:style-name="ce1">
            <text:p>152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6413" table:style-name="ce1">
            <text:p>164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7052" table:style-name="ce1">
            <text:p>1705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5319" table:style-name="ce1">
            <text:p>1531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9987" table:style-name="ce1">
            <text:p>998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8142" table:style-name="ce1">
            <text:p>814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7805" table:style-name="ce1">
            <text:p>780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8679" table:style-name="ce1">
            <text:p>867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0586" table:style-name="ce1">
            <text:p>1058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2514" table:style-name="ce1">
            <text:p>125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4393" table:style-name="ce1">
            <text:p>1439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7768" table:style-name="ce1">
            <text:p>1776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0029" table:style-name="ce1">
            <text:p>200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22835" table:style-name="ce1">
            <text:p>228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7202" table:style-name="ce1">
            <text:p>2720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1783" table:style-name="ce1">
            <text:p>3178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34148" table:style-name="ce1">
            <text:p>3414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34779" table:style-name="ce1">
            <text:p>3477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9150" table:style-name="ce1">
            <text:p>2915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8789" table:style-name="ce1">
            <text:p>2878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31446" table:style-name="ce1">
            <text:p>3144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8774" table:style-name="ce1">
            <text:p>2877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8774" table:style-name="ce1">
            <text:p>2877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9048" table:style-name="ce1">
            <text:p>2904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9048" table:style-name="ce1">
            <text:p>2904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0067" table:style-name="ce1">
            <text:p>3006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0067" table:style-name="ce1">
            <text:p>3006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4799" table:style-name="ce1">
            <text:p>3479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4799" table:style-name="ce1">
            <text:p>3479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38122" table:style-name="ce1">
            <text:p>381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38122" table:style-name="ce1">
            <text:p>381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3318" table:style-name="ce1">
            <text:p>4331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3318" table:style-name="ce1">
            <text:p>4331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53098" table:style-name="ce1">
            <text:p>5309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53098" table:style-name="ce1">
            <text:p>5309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55735" table:style-name="ce1">
            <text:p>557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55735" table:style-name="ce1">
            <text:p>557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54413" table:style-name="ce1">
            <text:p>544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54413" table:style-name="ce1">
            <text:p>544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66099" table:style-name="ce1">
            <text:p>6609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66099" table:style-name="ce1">
            <text:p>6609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76638" table:style-name="ce1">
            <text:p>7663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80040" table:style-name="ce1">
            <text:p>8004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83151" table:style-name="ce1">
            <text:p>8315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84442" table:style-name="ce1">
            <text:p>8444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81766" table:style-name="ce1">
            <text:p>8176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431" table:style-name="ce1">
            <text:p>4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454" table:style-name="ce1">
            <text:p>45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834" table:style-name="ce1">
            <text:p>83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900" table:style-name="ce1">
            <text:p>90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935" table:style-name="ce1">
            <text:p>9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920" table:style-name="ce1">
            <text:p>92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953" table:style-name="ce1">
            <text:p>95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912" table:style-name="ce1">
            <text:p>9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912" table:style-name="ce1">
            <text:p>9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951" table:style-name="ce1">
            <text:p>95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951" table:style-name="ce1">
            <text:p>95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077" table:style-name="ce1">
            <text:p>107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077" table:style-name="ce1">
            <text:p>107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1580" table:style-name="ce1">
            <text:p>158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1580" table:style-name="ce1">
            <text:p>158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840" table:style-name="ce1">
            <text:p>84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911" table:style-name="ce1">
            <text:p>91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045" table:style-name="ce1">
            <text:p>104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666" table:style-name="ce1">
            <text:p>166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891" table:style-name="ce1">
            <text:p>189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120" table:style-name="ce1">
            <text:p>212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784" table:style-name="ce1">
            <text:p>278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114" table:style-name="ce1">
            <text:p>31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3324" table:style-name="ce1">
            <text:p>332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689" table:style-name="ce1">
            <text:p>268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203" table:style-name="ce1">
            <text:p>220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169" table:style-name="ce1">
            <text:p>216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305" table:style-name="ce1">
            <text:p>230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305" table:style-name="ce1">
            <text:p>230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531" table:style-name="ce1">
            <text:p>25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531" table:style-name="ce1">
            <text:p>25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2849" table:style-name="ce1">
            <text:p>284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2849" table:style-name="ce1">
            <text:p>284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3094" table:style-name="ce1">
            <text:p>309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3094" table:style-name="ce1">
            <text:p>309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3598" table:style-name="ce1">
            <text:p>359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3598" table:style-name="ce1">
            <text:p>359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4461" table:style-name="ce1">
            <text:p>446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4461" table:style-name="ce1">
            <text:p>446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4921" table:style-name="ce1">
            <text:p>492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4921" table:style-name="ce1">
            <text:p>492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736" table:style-name="ce1">
            <text:p>473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736" table:style-name="ce1">
            <text:p>473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5707" table:style-name="ce1">
            <text:p>570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5707" table:style-name="ce1">
            <text:p>570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6153" table:style-name="ce1">
            <text:p>615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6584" table:style-name="ce1">
            <text:p>658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6917" table:style-name="ce1">
            <text:p>691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6662" table:style-name="ce1">
            <text:p>666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6552" table:style-name="ce1">
            <text:p>655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6713" table:style-name="ce1">
            <text:p>67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9773" table:style-name="ce1">
            <text:p>977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9773" table:style-name="ce1">
            <text:p>977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1525" table:style-name="ce1">
            <text:p>1152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1525" table:style-name="ce1">
            <text:p>1152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2237" table:style-name="ce1">
            <text:p>1223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2671" table:style-name="ce1">
            <text:p>1267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3603" table:style-name="ce1">
            <text:p>1360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3170" table:style-name="ce1">
            <text:p>1317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1961" table:style-name="ce1">
            <text:p>1196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815" table:style-name="ce1">
            <text:p>8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029" table:style-name="ce1">
            <text:p>10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003" table:style-name="ce1">
            <text:p>100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036" table:style-name="ce1">
            <text:p>103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014" table:style-name="ce1">
            <text:p>10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984" table:style-name="ce1">
            <text:p>98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954" table:style-name="ce1">
            <text:p>95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748" table:style-name="ce1">
            <text:p>74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650" table:style-name="ce1">
            <text:p>65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608" table:style-name="ce1">
            <text:p>60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612" table:style-name="ce1">
            <text:p>6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636" table:style-name="ce1">
            <text:p>63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619" table:style-name="ce1">
            <text:p>61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721" table:style-name="ce1">
            <text:p>72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863" table:style-name="ce1">
            <text:p>86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863" table:style-name="ce1">
            <text:p>86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077" table:style-name="ce1">
            <text:p>107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077" table:style-name="ce1">
            <text:p>107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431" table:style-name="ce1">
            <text:p>14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431" table:style-name="ce1">
            <text:p>14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1624" table:style-name="ce1">
            <text:p>162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624" table:style-name="ce1">
            <text:p>162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906" table:style-name="ce1">
            <text:p>190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906" table:style-name="ce1">
            <text:p>190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397" table:style-name="ce1">
            <text:p>239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2397" table:style-name="ce1">
            <text:p>239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2916" table:style-name="ce1">
            <text:p>291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916" table:style-name="ce1">
            <text:p>291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4368" table:style-name="ce1">
            <text:p>436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4368" table:style-name="ce1">
            <text:p>436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508" table:style-name="ce1">
            <text:p>450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508" table:style-name="ce1">
            <text:p>450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4962" table:style-name="ce1">
            <text:p>496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4962" table:style-name="ce1">
            <text:p>496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6319" table:style-name="ce1">
            <text:p>631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7498" table:style-name="ce1">
            <text:p>749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8255" table:style-name="ce1">
            <text:p>825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9046" table:style-name="ce1">
            <text:p>904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7326" table:style-name="ce1">
            <text:p>73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42196" table:style-name="ce1">
            <text:p>4219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2196" table:style-name="ce1">
            <text:p>4219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5110" table:style-name="ce1">
            <text:p>451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5110" table:style-name="ce1">
            <text:p>451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45285" table:style-name="ce1">
            <text:p>4528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45285" table:style-name="ce1">
            <text:p>4528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48457" table:style-name="ce1">
            <text:p>4845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48457" table:style-name="ce1">
            <text:p>4845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34960" table:style-name="ce1">
            <text:p>3496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34960" table:style-name="ce1">
            <text:p>3496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6964" table:style-name="ce1">
            <text:p>3696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6964" table:style-name="ce1">
            <text:p>3696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778" table:style-name="ce1">
            <text:p>77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788" table:style-name="ce1">
            <text:p>78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709" table:style-name="ce1">
            <text:p>70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708" table:style-name="ce1">
            <text:p>70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674" table:style-name="ce1">
            <text:p>67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681" table:style-name="ce1">
            <text:p>68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703" table:style-name="ce1">
            <text:p>70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724" table:style-name="ce1">
            <text:p>72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719" table:style-name="ce1">
            <text:p>71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801" table:style-name="ce1">
            <text:p>80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632" table:style-name="ce1">
            <text:p>63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513" table:style-name="ce1">
            <text:p>5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513" table:style-name="ce1">
            <text:p>5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428" table:style-name="ce1">
            <text:p>4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428" table:style-name="ce1">
            <text:p>4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441" table:style-name="ce1">
            <text:p>44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441" table:style-name="ce1">
            <text:p>44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516" table:style-name="ce1">
            <text:p>51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516" table:style-name="ce1">
            <text:p>51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606" table:style-name="ce1">
            <text:p>60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606" table:style-name="ce1">
            <text:p>60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1332" table:style-name="ce1">
            <text:p>133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1332" table:style-name="ce1">
            <text:p>133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533" table:style-name="ce1">
            <text:p>15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533" table:style-name="ce1">
            <text:p>15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767" table:style-name="ce1">
            <text:p>176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964" table:style-name="ce1">
            <text:p>196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2150" table:style-name="ce1">
            <text:p>215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2309" table:style-name="ce1">
            <text:p>230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756" table:style-name="ce1">
            <text:p>75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640" table:style-name="ce1">
            <text:p>64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385" table:style-name="ce1">
            <text:p>38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357" table:style-name="ce1">
            <text:p>35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387" table:style-name="ce1">
            <text:p>38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426" table:style-name="ce1">
            <text:p>42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458" table:style-name="ce1">
            <text:p>45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465" table:style-name="ce1">
            <text:p>46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532" table:style-name="ce1">
            <text:p>53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515" table:style-name="ce1">
            <text:p>51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530" table:style-name="ce1">
            <text:p>53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587" table:style-name="ce1">
            <text:p>58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587" table:style-name="ce1">
            <text:p>58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788" table:style-name="ce1">
            <text:p>78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788" table:style-name="ce1">
            <text:p>78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928" table:style-name="ce1">
            <text:p>92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928" table:style-name="ce1">
            <text:p>92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2310" table:style-name="ce1">
            <text:p>23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310" table:style-name="ce1">
            <text:p>23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3366" table:style-name="ce1">
            <text:p>336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3366" table:style-name="ce1">
            <text:p>336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3829" table:style-name="ce1">
            <text:p>382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3829" table:style-name="ce1">
            <text:p>382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3215" table:style-name="ce1">
            <text:p>321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3215" table:style-name="ce1">
            <text:p>321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460" table:style-name="ce1">
            <text:p>346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460" table:style-name="ce1">
            <text:p>346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3798" table:style-name="ce1">
            <text:p>379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3773" table:style-name="ce1">
            <text:p>377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3957" table:style-name="ce1">
            <text:p>395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4142" table:style-name="ce1">
            <text:p>414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3775" table:style-name="ce1">
            <text:p>377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3788" table:style-name="ce1">
            <text:p>378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439" table:style-name="ce1">
            <text:p>143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398" table:style-name="ce1">
            <text:p>139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784" table:style-name="ce1">
            <text:p>78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617" table:style-name="ce1">
            <text:p>61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508" table:style-name="ce1">
            <text:p>50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462" table:style-name="ce1">
            <text:p>46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476" table:style-name="ce1">
            <text:p>47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590" table:style-name="ce1">
            <text:p>59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631" table:style-name="ce1">
            <text:p>63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645" table:style-name="ce1">
            <text:p>64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711" table:style-name="ce1">
            <text:p>71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759" table:style-name="ce1">
            <text:p>75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759" table:style-name="ce1">
            <text:p>75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948" table:style-name="ce1">
            <text:p>94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948" table:style-name="ce1">
            <text:p>94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1122" table:style-name="ce1">
            <text:p>112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122" table:style-name="ce1">
            <text:p>112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4172" table:style-name="ce1">
            <text:p>417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4172" table:style-name="ce1">
            <text:p>417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9980" table:style-name="ce1">
            <text:p>998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9321" table:style-name="ce1">
            <text:p>932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9501" table:style-name="ce1">
            <text:p>950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1985" table:style-name="ce1">
            <text:p>1198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1325" table:style-name="ce1">
            <text:p>1132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1703" table:style-name="ce1">
            <text:p>1170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5345" table:style-name="ce1">
            <text:p>1534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4383" table:style-name="ce1">
            <text:p>1438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4383" table:style-name="ce1">
            <text:p>1438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4572" table:style-name="ce1">
            <text:p>1457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4572" table:style-name="ce1">
            <text:p>1457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5756" table:style-name="ce1">
            <text:p>1575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5756" table:style-name="ce1">
            <text:p>1575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7497" table:style-name="ce1">
            <text:p>1749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17497" table:style-name="ce1">
            <text:p>1749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9485" table:style-name="ce1">
            <text:p>1948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9485" table:style-name="ce1">
            <text:p>1948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20826" table:style-name="ce1">
            <text:p>2082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0826" table:style-name="ce1">
            <text:p>2082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22524" table:style-name="ce1">
            <text:p>2252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2524" table:style-name="ce1">
            <text:p>2252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25106" table:style-name="ce1">
            <text:p>2510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25106" table:style-name="ce1">
            <text:p>2510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20988" table:style-name="ce1">
            <text:p>2098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20988" table:style-name="ce1">
            <text:p>2098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22572" table:style-name="ce1">
            <text:p>2257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22572" table:style-name="ce1">
            <text:p>2257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26078" table:style-name="ce1">
            <text:p>2607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25587" table:style-name="ce1">
            <text:p>2558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26793" table:style-name="ce1">
            <text:p>2679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27503" table:style-name="ce1">
            <text:p>2750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555" table:style-name="ce1">
            <text:p>155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267" table:style-name="ce1">
            <text:p>126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740" table:style-name="ce1">
            <text:p>74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556" table:style-name="ce1">
            <text:p>55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611" table:style-name="ce1">
            <text:p>61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718" table:style-name="ce1">
            <text:p>71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828" table:style-name="ce1">
            <text:p>82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858" table:style-name="ce1">
            <text:p>85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669" table:style-name="ce1">
            <text:p>66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734" table:style-name="ce1">
            <text:p>73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777" table:style-name="ce1">
            <text:p>77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777" table:style-name="ce1">
            <text:p>77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1253" table:style-name="ce1">
            <text:p>125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253" table:style-name="ce1">
            <text:p>125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552" table:style-name="ce1">
            <text:p>155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552" table:style-name="ce1">
            <text:p>155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1859" table:style-name="ce1">
            <text:p>185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1859" table:style-name="ce1">
            <text:p>185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448" table:style-name="ce1">
            <text:p>244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2448" table:style-name="ce1">
            <text:p>244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2589" table:style-name="ce1">
            <text:p>258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2589" table:style-name="ce1">
            <text:p>258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2775" table:style-name="ce1">
            <text:p>277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2775" table:style-name="ce1">
            <text:p>277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3435" table:style-name="ce1">
            <text:p>343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3772" table:style-name="ce1">
            <text:p>377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3850" table:style-name="ce1">
            <text:p>385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4757" table:style-name="ce1">
            <text:p>475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4046" table:style-name="ce1">
            <text:p>404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7325" table:style-name="ce1">
            <text:p>732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8938" table:style-name="ce1">
            <text:p>893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0558" table:style-name="ce1">
            <text:p>1055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2687" table:style-name="ce1">
            <text:p>1268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2405" table:style-name="ce1">
            <text:p>1240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4193" table:style-name="ce1">
            <text:p>1419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5267" table:style-name="ce1">
            <text:p>1526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6469" table:style-name="ce1">
            <text:p>1646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6102" table:style-name="ce1">
            <text:p>1610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7814" table:style-name="ce1">
            <text:p>1781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20159" table:style-name="ce1">
            <text:p>2015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1545" table:style-name="ce1">
            <text:p>2154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1921" table:style-name="ce1">
            <text:p>2192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1637" table:style-name="ce1">
            <text:p>2163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1319" table:style-name="ce1">
            <text:p>2131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3451" table:style-name="ce1">
            <text:p>2345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2623" table:style-name="ce1">
            <text:p>2262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2623" table:style-name="ce1">
            <text:p>2262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0536" table:style-name="ce1">
            <text:p>2053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0536" table:style-name="ce1">
            <text:p>2053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1133" table:style-name="ce1">
            <text:p>2113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1133" table:style-name="ce1">
            <text:p>2113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22168" table:style-name="ce1">
            <text:p>2216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22168" table:style-name="ce1">
            <text:p>2216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22901" table:style-name="ce1">
            <text:p>2290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22901" table:style-name="ce1">
            <text:p>2290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4306" table:style-name="ce1">
            <text:p>2430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24306" table:style-name="ce1">
            <text:p>2430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7712" table:style-name="ce1">
            <text:p>2771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27712" table:style-name="ce1">
            <text:p>2771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32874" table:style-name="ce1">
            <text:p>3287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32874" table:style-name="ce1">
            <text:p>3287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30812" table:style-name="ce1">
            <text:p>3081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30812" table:style-name="ce1">
            <text:p>3081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4104" table:style-name="ce1">
            <text:p>3410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4104" table:style-name="ce1">
            <text:p>3410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37528" table:style-name="ce1">
            <text:p>3752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36263" table:style-name="ce1">
            <text:p>3626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40477" table:style-name="ce1">
            <text:p>4047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41869" table:style-name="ce1">
            <text:p>4186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39793" table:style-name="ce1">
            <text:p>3979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2401" table:style-name="ce1">
            <text:p>1240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8288" table:style-name="ce1">
            <text:p>1828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22137" table:style-name="ce1">
            <text:p>2213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6687" table:style-name="ce1">
            <text:p>2668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6389" table:style-name="ce1">
            <text:p>2638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6949" table:style-name="ce1">
            <text:p>2694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30688" table:style-name="ce1">
            <text:p>3068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33320" table:style-name="ce1">
            <text:p>3332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37832" table:style-name="ce1">
            <text:p>3783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41563" table:style-name="ce1">
            <text:p>4156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46043" table:style-name="ce1">
            <text:p>4604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40693" table:style-name="ce1">
            <text:p>4069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37080" table:style-name="ce1">
            <text:p>3708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33791" table:style-name="ce1">
            <text:p>3379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38164" table:style-name="ce1">
            <text:p>3816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40813" table:style-name="ce1">
            <text:p>4081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35843" table:style-name="ce1">
            <text:p>3584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35843" table:style-name="ce1">
            <text:p>3584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34239" table:style-name="ce1">
            <text:p>3423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34239" table:style-name="ce1">
            <text:p>3423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6926" table:style-name="ce1">
            <text:p>3692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6926" table:style-name="ce1">
            <text:p>3692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9960" table:style-name="ce1">
            <text:p>3996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9960" table:style-name="ce1">
            <text:p>3996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39412" table:style-name="ce1">
            <text:p>3941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39412" table:style-name="ce1">
            <text:p>3941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37534" table:style-name="ce1">
            <text:p>3753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37534" table:style-name="ce1">
            <text:p>3753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37408" table:style-name="ce1">
            <text:p>3740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37408" table:style-name="ce1">
            <text:p>3740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41773" table:style-name="ce1">
            <text:p>4177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41773" table:style-name="ce1">
            <text:p>4177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3415" table:style-name="ce1">
            <text:p>4341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3415" table:style-name="ce1">
            <text:p>4341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47059" table:style-name="ce1">
            <text:p>4705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47059" table:style-name="ce1">
            <text:p>4705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50919" table:style-name="ce1">
            <text:p>5091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51379" table:style-name="ce1">
            <text:p>5137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42781" table:style-name="ce1">
            <text:p>4278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40328" table:style-name="ce1">
            <text:p>4032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36510" table:style-name="ce1">
            <text:p>365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823" table:style-name="ce1">
            <text:p>182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664" table:style-name="ce1">
            <text:p>166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644" table:style-name="ce1">
            <text:p>164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527" table:style-name="ce1">
            <text:p>152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395" table:style-name="ce1">
            <text:p>139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1359" table:style-name="ce1">
            <text:p>135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452" table:style-name="ce1">
            <text:p>145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540" table:style-name="ce1">
            <text:p>154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599" table:style-name="ce1">
            <text:p>159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225" table:style-name="ce1">
            <text:p>122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328" table:style-name="ce1">
            <text:p>132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608" table:style-name="ce1">
            <text:p>160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608" table:style-name="ce1">
            <text:p>160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788" table:style-name="ce1">
            <text:p>178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788" table:style-name="ce1">
            <text:p>178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232" table:style-name="ce1">
            <text:p>223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232" table:style-name="ce1">
            <text:p>223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110" table:style-name="ce1">
            <text:p>31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110" table:style-name="ce1">
            <text:p>31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096" table:style-name="ce1">
            <text:p>409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4096" table:style-name="ce1">
            <text:p>409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5770" table:style-name="ce1">
            <text:p>577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5770" table:style-name="ce1">
            <text:p>577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7423" table:style-name="ce1">
            <text:p>742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7423" table:style-name="ce1">
            <text:p>742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9387" table:style-name="ce1">
            <text:p>938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9387" table:style-name="ce1">
            <text:p>938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8024" table:style-name="ce1">
            <text:p>802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8024" table:style-name="ce1">
            <text:p>802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0062" table:style-name="ce1">
            <text:p>1006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0062" table:style-name="ce1">
            <text:p>1006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2969" table:style-name="ce1">
            <text:p>1296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3845" table:style-name="ce1">
            <text:p>1384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5552" table:style-name="ce1">
            <text:p>1555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4351" table:style-name="ce1">
            <text:p>1435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1784" table:style-name="ce1">
            <text:p>1178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4607" table:style-name="ce1">
            <text:p>1460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1661" table:style-name="ce1">
            <text:p>1166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3924" table:style-name="ce1">
            <text:p>1392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8798" table:style-name="ce1">
            <text:p>1879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7161" table:style-name="ce1">
            <text:p>1716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17995" table:style-name="ce1">
            <text:p>1799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0076" table:style-name="ce1">
            <text:p>2007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8766" table:style-name="ce1">
            <text:p>1876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4209" table:style-name="ce1">
            <text:p>1420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5864" table:style-name="ce1">
            <text:p>1586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9112" table:style-name="ce1">
            <text:p>1911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7116" table:style-name="ce1">
            <text:p>1711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7116" table:style-name="ce1">
            <text:p>1711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7668" table:style-name="ce1">
            <text:p>1766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7668" table:style-name="ce1">
            <text:p>1766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4544" table:style-name="ce1">
            <text:p>2454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4544" table:style-name="ce1">
            <text:p>2454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29778" table:style-name="ce1">
            <text:p>2977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29778" table:style-name="ce1">
            <text:p>2977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39166" table:style-name="ce1">
            <text:p>3916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39166" table:style-name="ce1">
            <text:p>3916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6890" table:style-name="ce1">
            <text:p>4689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6890" table:style-name="ce1">
            <text:p>4689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37283" table:style-name="ce1">
            <text:p>3728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37283" table:style-name="ce1">
            <text:p>3728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43746" table:style-name="ce1">
            <text:p>4374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43746" table:style-name="ce1">
            <text:p>4374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33453" table:style-name="ce1">
            <text:p>3345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33453" table:style-name="ce1">
            <text:p>3345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5171" table:style-name="ce1">
            <text:p>3517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5171" table:style-name="ce1">
            <text:p>3517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46203" table:style-name="ce1">
            <text:p>4620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49781" table:style-name="ce1">
            <text:p>4978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48729" table:style-name="ce1">
            <text:p>4872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43774" table:style-name="ce1">
            <text:p>4377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715" table:style-name="ce1">
            <text:p>71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677" table:style-name="ce1">
            <text:p>67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603" table:style-name="ce1">
            <text:p>60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528" table:style-name="ce1">
            <text:p>52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437" table:style-name="ce1">
            <text:p>43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425" table:style-name="ce1">
            <text:p>42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459" table:style-name="ce1">
            <text:p>45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435" table:style-name="ce1">
            <text:p>43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398" table:style-name="ce1">
            <text:p>39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91" table:style-name="ce1">
            <text:p>29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313" table:style-name="ce1">
            <text:p>31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345" table:style-name="ce1">
            <text:p>34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345" table:style-name="ce1">
            <text:p>34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359" table:style-name="ce1">
            <text:p>35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359" table:style-name="ce1">
            <text:p>35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424" table:style-name="ce1">
            <text:p>42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424" table:style-name="ce1">
            <text:p>42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84" table:style-name="ce1">
            <text:p>48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84" table:style-name="ce1">
            <text:p>48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533" table:style-name="ce1">
            <text:p>53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533" table:style-name="ce1">
            <text:p>53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610" table:style-name="ce1">
            <text:p>6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610" table:style-name="ce1">
            <text:p>6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814" table:style-name="ce1">
            <text:p>81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814" table:style-name="ce1">
            <text:p>81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096" table:style-name="ce1">
            <text:p>109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1096" table:style-name="ce1">
            <text:p>109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977" table:style-name="ce1">
            <text:p>97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977" table:style-name="ce1">
            <text:p>97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991" table:style-name="ce1">
            <text:p>99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991" table:style-name="ce1">
            <text:p>99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273" table:style-name="ce1">
            <text:p>127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339" table:style-name="ce1">
            <text:p>133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463" table:style-name="ce1">
            <text:p>146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465" table:style-name="ce1">
            <text:p>146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285" table:style-name="ce1">
            <text:p>128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524" table:style-name="ce1">
            <text:p>252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3406" table:style-name="ce1">
            <text:p>340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3406" table:style-name="ce1">
            <text:p>340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3401" table:style-name="ce1">
            <text:p>340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3401" table:style-name="ce1">
            <text:p>340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867" table:style-name="ce1">
            <text:p>386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867" table:style-name="ce1">
            <text:p>386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373" table:style-name="ce1">
            <text:p>437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373" table:style-name="ce1">
            <text:p>437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4026" table:style-name="ce1">
            <text:p>402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026" table:style-name="ce1">
            <text:p>402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6115" table:style-name="ce1">
            <text:p>611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6115" table:style-name="ce1">
            <text:p>611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7236" table:style-name="ce1">
            <text:p>723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7236" table:style-name="ce1">
            <text:p>723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7806" table:style-name="ce1">
            <text:p>780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7806" table:style-name="ce1">
            <text:p>780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8135" table:style-name="ce1">
            <text:p>813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18557" table:style-name="ce1">
            <text:p>1855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18557" table:style-name="ce1">
            <text:p>1855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21337" table:style-name="ce1">
            <text:p>2133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21337" table:style-name="ce1">
            <text:p>2133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22328" table:style-name="ce1">
            <text:p>2232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958" table:style-name="ce1">
            <text:p>95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957" table:style-name="ce1">
            <text:p>95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312" table:style-name="ce1">
            <text:p>131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124" table:style-name="ce1">
            <text:p>112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262" table:style-name="ce1">
            <text:p>126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205" table:style-name="ce1">
            <text:p>120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109" table:style-name="ce1">
            <text:p>110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109" table:style-name="ce1">
            <text:p>110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158" table:style-name="ce1">
            <text:p>115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158" table:style-name="ce1">
            <text:p>115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169" table:style-name="ce1">
            <text:p>116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169" table:style-name="ce1">
            <text:p>116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1599" table:style-name="ce1">
            <text:p>159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1599" table:style-name="ce1">
            <text:p>159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1915" table:style-name="ce1">
            <text:p>191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1915" table:style-name="ce1">
            <text:p>191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2188" table:style-name="ce1">
            <text:p>218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2188" table:style-name="ce1">
            <text:p>218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2073" table:style-name="ce1">
            <text:p>207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2073" table:style-name="ce1">
            <text:p>207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2412" table:style-name="ce1">
            <text:p>241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2412" table:style-name="ce1">
            <text:p>241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2662" table:style-name="ce1">
            <text:p>266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17559" table:style-name="ce1">
            <text:p>1755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32510" table:style-name="ce1">
            <text:p>325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32510" table:style-name="ce1">
            <text:p>325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5517" table:style-name="ce1">
            <text:p>4551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5517" table:style-name="ce1">
            <text:p>4551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55899" table:style-name="ce1">
            <text:p>5589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55899" table:style-name="ce1">
            <text:p>5589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64762" table:style-name="ce1">
            <text:p>6476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64762" table:style-name="ce1">
            <text:p>6476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71460" table:style-name="ce1">
            <text:p>7146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71460" table:style-name="ce1">
            <text:p>7146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87961" table:style-name="ce1">
            <text:p>8796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87961" table:style-name="ce1">
            <text:p>8796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64911" table:style-name="ce1">
            <text:p>6491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64911" table:style-name="ce1">
            <text:p>6491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74055" table:style-name="ce1">
            <text:p>7405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74055" table:style-name="ce1">
            <text:p>7405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90490" table:style-name="ce1">
            <text:p>9049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93270" table:style-name="ce1">
            <text:p>9327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93066" table:style-name="ce1">
            <text:p>9306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91587" table:style-name="ce1">
            <text:p>9158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69937" table:style-name="ce1">
            <text:p>6993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62484" table:style-name="ce1">
            <text:p>6248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3740" table:style-name="ce1">
            <text:p>374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3789" table:style-name="ce1">
            <text:p>378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3773" table:style-name="ce1">
            <text:p>377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3333" table:style-name="ce1">
            <text:p>333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3160" table:style-name="ce1">
            <text:p>316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853" table:style-name="ce1">
            <text:p>285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2844" table:style-name="ce1">
            <text:p>284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813" table:style-name="ce1">
            <text:p>281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907" table:style-name="ce1">
            <text:p>290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948" table:style-name="ce1">
            <text:p>194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412" table:style-name="ce1">
            <text:p>141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879" table:style-name="ce1">
            <text:p>187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229" table:style-name="ce1">
            <text:p>222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229" table:style-name="ce1">
            <text:p>222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527" table:style-name="ce1">
            <text:p>252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527" table:style-name="ce1">
            <text:p>252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141" table:style-name="ce1">
            <text:p>314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141" table:style-name="ce1">
            <text:p>314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312" table:style-name="ce1">
            <text:p>431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312" table:style-name="ce1">
            <text:p>431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5611" table:style-name="ce1">
            <text:p>561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5611" table:style-name="ce1">
            <text:p>561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7313" table:style-name="ce1">
            <text:p>731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7313" table:style-name="ce1">
            <text:p>731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9643" table:style-name="ce1">
            <text:p>964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9643" table:style-name="ce1">
            <text:p>964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2359" table:style-name="ce1">
            <text:p>1235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12359" table:style-name="ce1">
            <text:p>1235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9118" table:style-name="ce1">
            <text:p>911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9118" table:style-name="ce1">
            <text:p>911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1307" table:style-name="ce1">
            <text:p>1130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1307" table:style-name="ce1">
            <text:p>1130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5226" table:style-name="ce1">
            <text:p>1522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6413" table:style-name="ce1">
            <text:p>1641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7052" table:style-name="ce1">
            <text:p>1705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5319" table:style-name="ce1">
            <text:p>1531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9987" table:style-name="ce1">
            <text:p>998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8142" table:style-name="ce1">
            <text:p>814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7805" table:style-name="ce1">
            <text:p>780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8679" table:style-name="ce1">
            <text:p>867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0586" table:style-name="ce1">
            <text:p>1058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2514" table:style-name="ce1">
            <text:p>1251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4393" table:style-name="ce1">
            <text:p>1439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7768" table:style-name="ce1">
            <text:p>1776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0029" table:style-name="ce1">
            <text:p>2002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22835" table:style-name="ce1">
            <text:p>2283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7202" table:style-name="ce1">
            <text:p>2720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1783" table:style-name="ce1">
            <text:p>3178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34148" table:style-name="ce1">
            <text:p>3414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34779" table:style-name="ce1">
            <text:p>3477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9150" table:style-name="ce1">
            <text:p>2915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8789" table:style-name="ce1">
            <text:p>2878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31446" table:style-name="ce1">
            <text:p>3144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8774" table:style-name="ce1">
            <text:p>2877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8774" table:style-name="ce1">
            <text:p>2877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9048" table:style-name="ce1">
            <text:p>2904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9048" table:style-name="ce1">
            <text:p>2904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0067" table:style-name="ce1">
            <text:p>3006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0067" table:style-name="ce1">
            <text:p>3006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4799" table:style-name="ce1">
            <text:p>3479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4799" table:style-name="ce1">
            <text:p>3479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38122" table:style-name="ce1">
            <text:p>3812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38122" table:style-name="ce1">
            <text:p>3812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3318" table:style-name="ce1">
            <text:p>4331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3318" table:style-name="ce1">
            <text:p>4331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53098" table:style-name="ce1">
            <text:p>5309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53098" table:style-name="ce1">
            <text:p>5309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55735" table:style-name="ce1">
            <text:p>5573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55735" table:style-name="ce1">
            <text:p>5573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54413" table:style-name="ce1">
            <text:p>5441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54413" table:style-name="ce1">
            <text:p>5441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66099" table:style-name="ce1">
            <text:p>6609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66099" table:style-name="ce1">
            <text:p>6609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76638" table:style-name="ce1">
            <text:p>7663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80040" table:style-name="ce1">
            <text:p>8004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83151" table:style-name="ce1">
            <text:p>8315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84442" table:style-name="ce1">
            <text:p>8444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81766" table:style-name="ce1">
            <text:p>8176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431" table:style-name="ce1">
            <text:p>43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454" table:style-name="ce1">
            <text:p>45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834" table:style-name="ce1">
            <text:p>83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900" table:style-name="ce1">
            <text:p>90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935" table:style-name="ce1">
            <text:p>93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920" table:style-name="ce1">
            <text:p>92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953" table:style-name="ce1">
            <text:p>95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912" table:style-name="ce1">
            <text:p>91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912" table:style-name="ce1">
            <text:p>91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951" table:style-name="ce1">
            <text:p>95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951" table:style-name="ce1">
            <text:p>95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077" table:style-name="ce1">
            <text:p>107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077" table:style-name="ce1">
            <text:p>107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1580" table:style-name="ce1">
            <text:p>158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1580" table:style-name="ce1">
            <text:p>158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840" table:style-name="ce1">
            <text:p>84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911" table:style-name="ce1">
            <text:p>91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045" table:style-name="ce1">
            <text:p>104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666" table:style-name="ce1">
            <text:p>166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891" table:style-name="ce1">
            <text:p>189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120" table:style-name="ce1">
            <text:p>212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784" table:style-name="ce1">
            <text:p>278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114" table:style-name="ce1">
            <text:p>311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3324" table:style-name="ce1">
            <text:p>332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689" table:style-name="ce1">
            <text:p>268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005" table:style-name="ce1">
            <text:p>200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203" table:style-name="ce1">
            <text:p>220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169" table:style-name="ce1">
            <text:p>216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305" table:style-name="ce1">
            <text:p>230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305" table:style-name="ce1">
            <text:p>230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531" table:style-name="ce1">
            <text:p>253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531" table:style-name="ce1">
            <text:p>253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2849" table:style-name="ce1">
            <text:p>284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2849" table:style-name="ce1">
            <text:p>284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3094" table:style-name="ce1">
            <text:p>309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3094" table:style-name="ce1">
            <text:p>309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3598" table:style-name="ce1">
            <text:p>359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3598" table:style-name="ce1">
            <text:p>359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4461" table:style-name="ce1">
            <text:p>446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4461" table:style-name="ce1">
            <text:p>446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4921" table:style-name="ce1">
            <text:p>492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4921" table:style-name="ce1">
            <text:p>492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736" table:style-name="ce1">
            <text:p>473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736" table:style-name="ce1">
            <text:p>473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5707" table:style-name="ce1">
            <text:p>570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5707" table:style-name="ce1">
            <text:p>570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6153" table:style-name="ce1">
            <text:p>615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6584" table:style-name="ce1">
            <text:p>658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6917" table:style-name="ce1">
            <text:p>691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6662" table:style-name="ce1">
            <text:p>666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6552" table:style-name="ce1">
            <text:p>655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6713" table:style-name="ce1">
            <text:p>671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9773" table:style-name="ce1">
            <text:p>977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9773" table:style-name="ce1">
            <text:p>977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1525" table:style-name="ce1">
            <text:p>1152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1525" table:style-name="ce1">
            <text:p>1152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2237" table:style-name="ce1">
            <text:p>1223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2671" table:style-name="ce1">
            <text:p>1267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3603" table:style-name="ce1">
            <text:p>1360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3170" table:style-name="ce1">
            <text:p>1317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1961" table:style-name="ce1">
            <text:p>1196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815" table:style-name="ce1">
            <text:p>81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029" table:style-name="ce1">
            <text:p>102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003" table:style-name="ce1">
            <text:p>100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036" table:style-name="ce1">
            <text:p>103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014" table:style-name="ce1">
            <text:p>101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984" table:style-name="ce1">
            <text:p>98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954" table:style-name="ce1">
            <text:p>95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748" table:style-name="ce1">
            <text:p>74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650" table:style-name="ce1">
            <text:p>65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608" table:style-name="ce1">
            <text:p>60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612" table:style-name="ce1">
            <text:p>61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636" table:style-name="ce1">
            <text:p>63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619" table:style-name="ce1">
            <text:p>61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721" table:style-name="ce1">
            <text:p>72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863" table:style-name="ce1">
            <text:p>86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863" table:style-name="ce1">
            <text:p>86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077" table:style-name="ce1">
            <text:p>107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077" table:style-name="ce1">
            <text:p>107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431" table:style-name="ce1">
            <text:p>143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431" table:style-name="ce1">
            <text:p>143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1624" table:style-name="ce1">
            <text:p>162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624" table:style-name="ce1">
            <text:p>162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906" table:style-name="ce1">
            <text:p>190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906" table:style-name="ce1">
            <text:p>190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397" table:style-name="ce1">
            <text:p>239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2397" table:style-name="ce1">
            <text:p>239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916" table:style-name="ce1">
            <text:p>291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2916" table:style-name="ce1">
            <text:p>291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4368" table:style-name="ce1">
            <text:p>436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4368" table:style-name="ce1">
            <text:p>436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508" table:style-name="ce1">
            <text:p>450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508" table:style-name="ce1">
            <text:p>450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4962" table:style-name="ce1">
            <text:p>496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4962" table:style-name="ce1">
            <text:p>496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6319" table:style-name="ce1">
            <text:p>631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7498" table:style-name="ce1">
            <text:p>749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8255" table:style-name="ce1">
            <text:p>825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9046" table:style-name="ce1">
            <text:p>904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7326" table:style-name="ce1">
            <text:p>732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42196" table:style-name="ce1">
            <text:p>4219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2196" table:style-name="ce1">
            <text:p>4219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5110" table:style-name="ce1">
            <text:p>451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5110" table:style-name="ce1">
            <text:p>451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45285" table:style-name="ce1">
            <text:p>4528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45285" table:style-name="ce1">
            <text:p>4528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48457" table:style-name="ce1">
            <text:p>4845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48457" table:style-name="ce1">
            <text:p>4845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34960" table:style-name="ce1">
            <text:p>3496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34960" table:style-name="ce1">
            <text:p>3496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6964" table:style-name="ce1">
            <text:p>3696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6964" table:style-name="ce1">
            <text:p>3696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778" table:style-name="ce1">
            <text:p>77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788" table:style-name="ce1">
            <text:p>78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709" table:style-name="ce1">
            <text:p>70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708" table:style-name="ce1">
            <text:p>70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674" table:style-name="ce1">
            <text:p>67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681" table:style-name="ce1">
            <text:p>68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703" table:style-name="ce1">
            <text:p>70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724" table:style-name="ce1">
            <text:p>72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719" table:style-name="ce1">
            <text:p>71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801" table:style-name="ce1">
            <text:p>80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632" table:style-name="ce1">
            <text:p>63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513" table:style-name="ce1">
            <text:p>51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513" table:style-name="ce1">
            <text:p>51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428" table:style-name="ce1">
            <text:p>42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428" table:style-name="ce1">
            <text:p>42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441" table:style-name="ce1">
            <text:p>44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441" table:style-name="ce1">
            <text:p>44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516" table:style-name="ce1">
            <text:p>51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516" table:style-name="ce1">
            <text:p>51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606" table:style-name="ce1">
            <text:p>60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606" table:style-name="ce1">
            <text:p>60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1332" table:style-name="ce1">
            <text:p>133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1332" table:style-name="ce1">
            <text:p>133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533" table:style-name="ce1">
            <text:p>153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533" table:style-name="ce1">
            <text:p>153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767" table:style-name="ce1">
            <text:p>176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964" table:style-name="ce1">
            <text:p>196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2150" table:style-name="ce1">
            <text:p>215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2309" table:style-name="ce1">
            <text:p>230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3264" table:style-name="ce1">
            <text:p>326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4072" table:style-name="ce1">
            <text:p>407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4026" table:style-name="ce1">
            <text:p>402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4458" table:style-name="ce1">
            <text:p>445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670" table:style-name="ce1">
            <text:p>267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4859" table:style-name="ce1">
            <text:p>485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6404" table:style-name="ce1">
            <text:p>640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7615" table:style-name="ce1">
            <text:p>761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7768" table:style-name="ce1">
            <text:p>776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8328" table:style-name="ce1">
            <text:p>832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8232" table:style-name="ce1">
            <text:p>823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8563" table:style-name="ce1">
            <text:p>856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9057" table:style-name="ce1">
            <text:p>905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9126" table:style-name="ce1">
            <text:p>912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8546" table:style-name="ce1">
            <text:p>854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8462" table:style-name="ce1">
            <text:p>846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7900" table:style-name="ce1">
            <text:p>790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7900" table:style-name="ce1">
            <text:p>790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840" table:style-name="ce1">
            <text:p>284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840" table:style-name="ce1">
            <text:p>284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668" table:style-name="ce1">
            <text:p>366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668" table:style-name="ce1">
            <text:p>366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683" table:style-name="ce1">
            <text:p>468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683" table:style-name="ce1">
            <text:p>468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5590" table:style-name="ce1">
            <text:p>559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5590" table:style-name="ce1">
            <text:p>559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6475" table:style-name="ce1">
            <text:p>647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6475" table:style-name="ce1">
            <text:p>647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7918" table:style-name="ce1">
            <text:p>791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7918" table:style-name="ce1">
            <text:p>791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9843" table:style-name="ce1">
            <text:p>984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9843" table:style-name="ce1">
            <text:p>984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8961" table:style-name="ce1">
            <text:p>896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8961" table:style-name="ce1">
            <text:p>896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1273" table:style-name="ce1">
            <text:p>1127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1273" table:style-name="ce1">
            <text:p>1127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3946" table:style-name="ce1">
            <text:p>1394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4203" table:style-name="ce1">
            <text:p>1420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4206" table:style-name="ce1">
            <text:p>1420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3400" table:style-name="ce1">
            <text:p>1340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4981" table:style-name="ce1">
            <text:p>1498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6137" table:style-name="ce1">
            <text:p>613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6720" table:style-name="ce1">
            <text:p>672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7333" table:style-name="ce1">
            <text:p>733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7763" table:style-name="ce1">
            <text:p>776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8541" table:style-name="ce1">
            <text:p>854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8537" table:style-name="ce1">
            <text:p>853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8469" table:style-name="ce1">
            <text:p>846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8129" table:style-name="ce1">
            <text:p>812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8540" table:style-name="ce1">
            <text:p>854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8953" table:style-name="ce1">
            <text:p>895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9378" table:style-name="ce1">
            <text:p>937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2430" table:style-name="ce1">
            <text:p>1243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2348" table:style-name="ce1">
            <text:p>1234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2348" table:style-name="ce1">
            <text:p>1234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2511" table:style-name="ce1">
            <text:p>1251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2511" table:style-name="ce1">
            <text:p>1251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2887" table:style-name="ce1">
            <text:p>1288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2887" table:style-name="ce1">
            <text:p>1288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3786" table:style-name="ce1">
            <text:p>1378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13786" table:style-name="ce1">
            <text:p>1378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5230" table:style-name="ce1">
            <text:p>1523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5230" table:style-name="ce1">
            <text:p>1523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16531" table:style-name="ce1">
            <text:p>1653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16531" table:style-name="ce1">
            <text:p>1653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17528" table:style-name="ce1">
            <text:p>1752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17528" table:style-name="ce1">
            <text:p>1752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17760" table:style-name="ce1">
            <text:p>1776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7760" table:style-name="ce1">
            <text:p>1776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17007" table:style-name="ce1">
            <text:p>1700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17007" table:style-name="ce1">
            <text:p>1700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7034" table:style-name="ce1">
            <text:p>1703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7034" table:style-name="ce1">
            <text:p>1703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7708" table:style-name="ce1">
            <text:p>1770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7620" table:style-name="ce1">
            <text:p>1762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7395" table:style-name="ce1">
            <text:p>1739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552" table:style-name="ce1">
            <text:p>155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920" table:style-name="ce1">
            <text:p>192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372" table:style-name="ce1">
            <text:p>237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614" table:style-name="ce1">
            <text:p>26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2742" table:style-name="ce1">
            <text:p>274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3278" table:style-name="ce1">
            <text:p>327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3399" table:style-name="ce1">
            <text:p>339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436" table:style-name="ce1">
            <text:p>343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3545" table:style-name="ce1">
            <text:p>354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3487" table:style-name="ce1">
            <text:p>348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3531" table:style-name="ce1">
            <text:p>353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3615" table:style-name="ce1">
            <text:p>361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3960" table:style-name="ce1">
            <text:p>396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4013" table:style-name="ce1">
            <text:p>401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4013" table:style-name="ce1">
            <text:p>401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4161" table:style-name="ce1">
            <text:p>416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4161" table:style-name="ce1">
            <text:p>416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4289" table:style-name="ce1">
            <text:p>428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4289" table:style-name="ce1">
            <text:p>428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449" table:style-name="ce1">
            <text:p>444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449" table:style-name="ce1">
            <text:p>444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4547" table:style-name="ce1">
            <text:p>454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547" table:style-name="ce1">
            <text:p>454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815" table:style-name="ce1">
            <text:p>481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815" table:style-name="ce1">
            <text:p>481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4951" table:style-name="ce1">
            <text:p>495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4951" table:style-name="ce1">
            <text:p>495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5098" table:style-name="ce1">
            <text:p>509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5098" table:style-name="ce1">
            <text:p>509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841" table:style-name="ce1">
            <text:p>484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841" table:style-name="ce1">
            <text:p>484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4923" table:style-name="ce1">
            <text:p>492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4923" table:style-name="ce1">
            <text:p>492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5098" table:style-name="ce1">
            <text:p>509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5264" table:style-name="ce1">
            <text:p>526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5272" table:style-name="ce1">
            <text:p>527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5448" table:style-name="ce1">
            <text:p>544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5561" table:style-name="ce1">
            <text:p>556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898" table:style-name="ce1">
            <text:p>189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2257" table:style-name="ce1">
            <text:p>225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2394" table:style-name="ce1">
            <text:p>239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628" table:style-name="ce1">
            <text:p>262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3310" table:style-name="ce1">
            <text:p>33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3516" table:style-name="ce1">
            <text:p>351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4490" table:style-name="ce1">
            <text:p>449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924" table:style-name="ce1">
            <text:p>292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3136" table:style-name="ce1">
            <text:p>313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3925" table:style-name="ce1">
            <text:p>392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5313" table:style-name="ce1">
            <text:p>531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5771" table:style-name="ce1">
            <text:p>577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5891" table:style-name="ce1">
            <text:p>589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5663" table:style-name="ce1">
            <text:p>566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3864" table:style-name="ce1">
            <text:p>386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4156" table:style-name="ce1">
            <text:p>415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3492" table:style-name="ce1">
            <text:p>349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3492" table:style-name="ce1">
            <text:p>349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3121" table:style-name="ce1">
            <text:p>312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3121" table:style-name="ce1">
            <text:p>312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376" table:style-name="ce1">
            <text:p>337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376" table:style-name="ce1">
            <text:p>337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984" table:style-name="ce1">
            <text:p>398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984" table:style-name="ce1">
            <text:p>398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5230" table:style-name="ce1">
            <text:p>523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5230" table:style-name="ce1">
            <text:p>523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6403" table:style-name="ce1">
            <text:p>640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6403" table:style-name="ce1">
            <text:p>640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7970" table:style-name="ce1">
            <text:p>797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7970" table:style-name="ce1">
            <text:p>797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9555" table:style-name="ce1">
            <text:p>955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9555" table:style-name="ce1">
            <text:p>955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9283" table:style-name="ce1">
            <text:p>928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9283" table:style-name="ce1">
            <text:p>928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2161" table:style-name="ce1">
            <text:p>1216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2161" table:style-name="ce1">
            <text:p>1216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4245" table:style-name="ce1">
            <text:p>1424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3283" table:style-name="ce1">
            <text:p>1328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3191" table:style-name="ce1">
            <text:p>1319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2975" table:style-name="ce1">
            <text:p>1297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9431" table:style-name="ce1">
            <text:p>943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5522" table:style-name="ce1">
            <text:p>1552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6062" table:style-name="ce1">
            <text:p>1606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8124" table:style-name="ce1">
            <text:p>1812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1069" table:style-name="ce1">
            <text:p>2106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3188" table:style-name="ce1">
            <text:p>2318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4041" table:style-name="ce1">
            <text:p>2404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24038" table:style-name="ce1">
            <text:p>2403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2393" table:style-name="ce1">
            <text:p>2239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21421" table:style-name="ce1">
            <text:p>2142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1219" table:style-name="ce1">
            <text:p>2121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21871" table:style-name="ce1">
            <text:p>2187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2686" table:style-name="ce1">
            <text:p>2268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3245" table:style-name="ce1">
            <text:p>2324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2268" table:style-name="ce1">
            <text:p>2226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3572" table:style-name="ce1">
            <text:p>2357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5589" table:style-name="ce1">
            <text:p>2558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5165" table:style-name="ce1">
            <text:p>2516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5165" table:style-name="ce1">
            <text:p>2516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5570" table:style-name="ce1">
            <text:p>2557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5570" table:style-name="ce1">
            <text:p>2557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9787" table:style-name="ce1">
            <text:p>2978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9787" table:style-name="ce1">
            <text:p>2978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3787" table:style-name="ce1">
            <text:p>3378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3787" table:style-name="ce1">
            <text:p>3378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38218" table:style-name="ce1">
            <text:p>3821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38218" table:style-name="ce1">
            <text:p>3821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2566" table:style-name="ce1">
            <text:p>4256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2566" table:style-name="ce1">
            <text:p>4256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46890" table:style-name="ce1">
            <text:p>4689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46890" table:style-name="ce1">
            <text:p>4689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49041" table:style-name="ce1">
            <text:p>4904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49041" table:style-name="ce1">
            <text:p>4904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2933" table:style-name="ce1">
            <text:p>4293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2933" table:style-name="ce1">
            <text:p>4293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49974" table:style-name="ce1">
            <text:p>4997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49974" table:style-name="ce1">
            <text:p>4997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54841" table:style-name="ce1">
            <text:p>5484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55347" table:style-name="ce1">
            <text:p>5534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55310" table:style-name="ce1">
            <text:p>553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658" table:style-name="ce1">
            <text:p>165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728" table:style-name="ce1">
            <text:p>172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985" table:style-name="ce1">
            <text:p>198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303" table:style-name="ce1">
            <text:p>230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599" table:style-name="ce1">
            <text:p>259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828" table:style-name="ce1">
            <text:p>282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3187" table:style-name="ce1">
            <text:p>318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3791" table:style-name="ce1">
            <text:p>379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4006" table:style-name="ce1">
            <text:p>400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4551" table:style-name="ce1">
            <text:p>455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5695" table:style-name="ce1">
            <text:p>569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5946" table:style-name="ce1">
            <text:p>594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6368" table:style-name="ce1">
            <text:p>636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6023" table:style-name="ce1">
            <text:p>602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5470" table:style-name="ce1">
            <text:p>547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5584" table:style-name="ce1">
            <text:p>558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5020" table:style-name="ce1">
            <text:p>502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5020" table:style-name="ce1">
            <text:p>502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4866" table:style-name="ce1">
            <text:p>486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4866" table:style-name="ce1">
            <text:p>486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5208" table:style-name="ce1">
            <text:p>520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5208" table:style-name="ce1">
            <text:p>520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6744" table:style-name="ce1">
            <text:p>674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6744" table:style-name="ce1">
            <text:p>674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8256" table:style-name="ce1">
            <text:p>825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8256" table:style-name="ce1">
            <text:p>825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10270" table:style-name="ce1">
            <text:p>1027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10270" table:style-name="ce1">
            <text:p>1027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11387" table:style-name="ce1">
            <text:p>1138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11387" table:style-name="ce1">
            <text:p>1138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1653" table:style-name="ce1">
            <text:p>1165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11653" table:style-name="ce1">
            <text:p>1165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11062" table:style-name="ce1">
            <text:p>1106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11062" table:style-name="ce1">
            <text:p>1106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3874" table:style-name="ce1">
            <text:p>1387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3874" table:style-name="ce1">
            <text:p>1387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5854" table:style-name="ce1">
            <text:p>1585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6617" table:style-name="ce1">
            <text:p>1661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7140" table:style-name="ce1">
            <text:p>1714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5883" table:style-name="ce1">
            <text:p>1588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4729" table:style-name="ce1">
            <text:p>1472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393" table:style-name="ce1">
            <text:p>139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366" table:style-name="ce1">
            <text:p>136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299" table:style-name="ce1">
            <text:p>129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369" table:style-name="ce1">
            <text:p>136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350" table:style-name="ce1">
            <text:p>135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346" table:style-name="ce1">
            <text:p>134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348" table:style-name="ce1">
            <text:p>134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664" table:style-name="ce1">
            <text:p>166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845" table:style-name="ce1">
            <text:p>184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646" table:style-name="ce1">
            <text:p>264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2796" table:style-name="ce1">
            <text:p>279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883" table:style-name="ce1">
            <text:p>288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3106" table:style-name="ce1">
            <text:p>310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814" table:style-name="ce1">
            <text:p>28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419" table:style-name="ce1">
            <text:p>241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755" table:style-name="ce1">
            <text:p>275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662" table:style-name="ce1">
            <text:p>266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662" table:style-name="ce1">
            <text:p>266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613" table:style-name="ce1">
            <text:p>261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613" table:style-name="ce1">
            <text:p>261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489" table:style-name="ce1">
            <text:p>248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489" table:style-name="ce1">
            <text:p>248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033" table:style-name="ce1">
            <text:p>303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033" table:style-name="ce1">
            <text:p>303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3742" table:style-name="ce1">
            <text:p>374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3742" table:style-name="ce1">
            <text:p>374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095" table:style-name="ce1">
            <text:p>409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095" table:style-name="ce1">
            <text:p>409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5150" table:style-name="ce1">
            <text:p>515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5150" table:style-name="ce1">
            <text:p>515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5971" table:style-name="ce1">
            <text:p>597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5971" table:style-name="ce1">
            <text:p>597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5643" table:style-name="ce1">
            <text:p>564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5643" table:style-name="ce1">
            <text:p>564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6836" table:style-name="ce1">
            <text:p>683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6836" table:style-name="ce1">
            <text:p>683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7885" table:style-name="ce1">
            <text:p>788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8586" table:style-name="ce1">
            <text:p>858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8731" table:style-name="ce1">
            <text:p>873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8591" table:style-name="ce1">
            <text:p>859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6552" table:style-name="ce1">
            <text:p>655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2145" table:style-name="ce1">
            <text:p>214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2389" table:style-name="ce1">
            <text:p>238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2433" table:style-name="ce1">
            <text:p>243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460" table:style-name="ce1">
            <text:p>246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686" table:style-name="ce1">
            <text:p>268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817" table:style-name="ce1">
            <text:p>281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2651" table:style-name="ce1">
            <text:p>265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3070" table:style-name="ce1">
            <text:p>307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3342" table:style-name="ce1">
            <text:p>334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3562" table:style-name="ce1">
            <text:p>356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672" table:style-name="ce1">
            <text:p>367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3639" table:style-name="ce1">
            <text:p>363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3827" table:style-name="ce1">
            <text:p>382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4046" table:style-name="ce1">
            <text:p>404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4115" table:style-name="ce1">
            <text:p>411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4233" table:style-name="ce1">
            <text:p>423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4412" table:style-name="ce1">
            <text:p>441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4412" table:style-name="ce1">
            <text:p>441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4485" table:style-name="ce1">
            <text:p>448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4485" table:style-name="ce1">
            <text:p>448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4583" table:style-name="ce1">
            <text:p>458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4583" table:style-name="ce1">
            <text:p>458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850" table:style-name="ce1">
            <text:p>485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850" table:style-name="ce1">
            <text:p>485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5133" table:style-name="ce1">
            <text:p>513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5133" table:style-name="ce1">
            <text:p>513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5716" table:style-name="ce1">
            <text:p>571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5716" table:style-name="ce1">
            <text:p>571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6661" table:style-name="ce1">
            <text:p>666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6661" table:style-name="ce1">
            <text:p>666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7517" table:style-name="ce1">
            <text:p>751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7517" table:style-name="ce1">
            <text:p>751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7403" table:style-name="ce1">
            <text:p>740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7403" table:style-name="ce1">
            <text:p>740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8906" table:style-name="ce1">
            <text:p>890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8906" table:style-name="ce1">
            <text:p>890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9978" table:style-name="ce1">
            <text:p>997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0832" table:style-name="ce1">
            <text:p>1083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1443" table:style-name="ce1">
            <text:p>1144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1485" table:style-name="ce1">
            <text:p>1148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227" table:style-name="ce1">
            <text:p>222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2236" table:style-name="ce1">
            <text:p>223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820" table:style-name="ce1">
            <text:p>282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2993" table:style-name="ce1">
            <text:p>299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443" table:style-name="ce1">
            <text:p>244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472" table:style-name="ce1">
            <text:p>247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497" table:style-name="ce1">
            <text:p>249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741" table:style-name="ce1">
            <text:p>274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940" table:style-name="ce1">
            <text:p>294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3037" table:style-name="ce1">
            <text:p>303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3037" table:style-name="ce1">
            <text:p>303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3205" table:style-name="ce1">
            <text:p>320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3205" table:style-name="ce1">
            <text:p>320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409" table:style-name="ce1">
            <text:p>340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409" table:style-name="ce1">
            <text:p>340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611" table:style-name="ce1">
            <text:p>361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611" table:style-name="ce1">
            <text:p>361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017" table:style-name="ce1">
            <text:p>401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4017" table:style-name="ce1">
            <text:p>401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951" table:style-name="ce1">
            <text:p>495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951" table:style-name="ce1">
            <text:p>495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5488" table:style-name="ce1">
            <text:p>548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5488" table:style-name="ce1">
            <text:p>548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5686" table:style-name="ce1">
            <text:p>568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5686" table:style-name="ce1">
            <text:p>568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5797" table:style-name="ce1">
            <text:p>579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5797" table:style-name="ce1">
            <text:p>579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5997" table:style-name="ce1">
            <text:p>599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5997" table:style-name="ce1">
            <text:p>599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6419" table:style-name="ce1">
            <text:p>641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6791" table:style-name="ce1">
            <text:p>679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7148" table:style-name="ce1">
            <text:p>714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7459" table:style-name="ce1">
            <text:p>745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8044" table:style-name="ce1">
            <text:p>804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485" table:style-name="ce1">
            <text:p>148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2238" table:style-name="ce1">
            <text:p>223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943" table:style-name="ce1">
            <text:p>194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669" table:style-name="ce1">
            <text:p>166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519" table:style-name="ce1">
            <text:p>151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619" table:style-name="ce1">
            <text:p>161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732" table:style-name="ce1">
            <text:p>173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869" table:style-name="ce1">
            <text:p>186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955" table:style-name="ce1">
            <text:p>195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996" table:style-name="ce1">
            <text:p>199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335" table:style-name="ce1">
            <text:p>233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2453" table:style-name="ce1">
            <text:p>245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474" table:style-name="ce1">
            <text:p>247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701" table:style-name="ce1">
            <text:p>270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626" table:style-name="ce1">
            <text:p>262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805" table:style-name="ce1">
            <text:p>180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650" table:style-name="ce1">
            <text:p>165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160" table:style-name="ce1">
            <text:p>216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160" table:style-name="ce1">
            <text:p>216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472" table:style-name="ce1">
            <text:p>247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472" table:style-name="ce1">
            <text:p>247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755" table:style-name="ce1">
            <text:p>275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755" table:style-name="ce1">
            <text:p>275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051" table:style-name="ce1">
            <text:p>305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051" table:style-name="ce1">
            <text:p>305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3397" table:style-name="ce1">
            <text:p>339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3397" table:style-name="ce1">
            <text:p>339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3759" table:style-name="ce1">
            <text:p>375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3759" table:style-name="ce1">
            <text:p>375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4024" table:style-name="ce1">
            <text:p>402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4024" table:style-name="ce1">
            <text:p>402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4787" table:style-name="ce1">
            <text:p>478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4787" table:style-name="ce1">
            <text:p>478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762" table:style-name="ce1">
            <text:p>476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762" table:style-name="ce1">
            <text:p>476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5206" table:style-name="ce1">
            <text:p>520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5206" table:style-name="ce1">
            <text:p>520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5836" table:style-name="ce1">
            <text:p>583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6364" table:style-name="ce1">
            <text:p>636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6769" table:style-name="ce1">
            <text:p>676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7116" table:style-name="ce1">
            <text:p>711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6832" table:style-name="ce1">
            <text:p>683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068" table:style-name="ce1">
            <text:p>106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148" table:style-name="ce1">
            <text:p>114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266" table:style-name="ce1">
            <text:p>126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423" table:style-name="ce1">
            <text:p>142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1845" table:style-name="ce1">
            <text:p>184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959" table:style-name="ce1">
            <text:p>195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065" table:style-name="ce1">
            <text:p>206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185" table:style-name="ce1">
            <text:p>218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229" table:style-name="ce1">
            <text:p>222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303" table:style-name="ce1">
            <text:p>230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373" table:style-name="ce1">
            <text:p>237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373" table:style-name="ce1">
            <text:p>237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421" table:style-name="ce1">
            <text:p>242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421" table:style-name="ce1">
            <text:p>242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507" table:style-name="ce1">
            <text:p>250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507" table:style-name="ce1">
            <text:p>250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2573" table:style-name="ce1">
            <text:p>257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2573" table:style-name="ce1">
            <text:p>257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2733" table:style-name="ce1">
            <text:p>273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2733" table:style-name="ce1">
            <text:p>273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947" table:style-name="ce1">
            <text:p>294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2947" table:style-name="ce1">
            <text:p>294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3111" table:style-name="ce1">
            <text:p>311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3111" table:style-name="ce1">
            <text:p>311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3271" table:style-name="ce1">
            <text:p>327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3271" table:style-name="ce1">
            <text:p>327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3184" table:style-name="ce1">
            <text:p>318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3184" table:style-name="ce1">
            <text:p>318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318" table:style-name="ce1">
            <text:p>331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318" table:style-name="ce1">
            <text:p>331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3631" table:style-name="ce1">
            <text:p>363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3806" table:style-name="ce1">
            <text:p>380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3885" table:style-name="ce1">
            <text:p>388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3965" table:style-name="ce1">
            <text:p>396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965" table:style-name="ce1">
            <text:p>196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707" table:style-name="ce1">
            <text:p>270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3268" table:style-name="ce1">
            <text:p>326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3391" table:style-name="ce1">
            <text:p>339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3650" table:style-name="ce1">
            <text:p>365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3713" table:style-name="ce1">
            <text:p>371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3632" table:style-name="ce1">
            <text:p>363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3735" table:style-name="ce1">
            <text:p>373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869" table:style-name="ce1">
            <text:p>386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4087" table:style-name="ce1">
            <text:p>408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5693" table:style-name="ce1">
            <text:p>569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5693" table:style-name="ce1">
            <text:p>569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5879" table:style-name="ce1">
            <text:p>587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5879" table:style-name="ce1">
            <text:p>587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6385" table:style-name="ce1">
            <text:p>638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6385" table:style-name="ce1">
            <text:p>638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6428" table:style-name="ce1">
            <text:p>642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6428" table:style-name="ce1">
            <text:p>642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7422" table:style-name="ce1">
            <text:p>742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7422" table:style-name="ce1">
            <text:p>742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7423" table:style-name="ce1">
            <text:p>742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7423" table:style-name="ce1">
            <text:p>742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8035" table:style-name="ce1">
            <text:p>803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8035" table:style-name="ce1">
            <text:p>803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8733" table:style-name="ce1">
            <text:p>873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8733" table:style-name="ce1">
            <text:p>873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8140" table:style-name="ce1">
            <text:p>814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8140" table:style-name="ce1">
            <text:p>814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8118" table:style-name="ce1">
            <text:p>811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8118" table:style-name="ce1">
            <text:p>811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8188" table:style-name="ce1">
            <text:p>818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8382" table:style-name="ce1">
            <text:p>838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8789" table:style-name="ce1">
            <text:p>878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9456" table:style-name="ce1">
            <text:p>945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0290" table:style-name="ce1">
            <text:p>1029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10838" table:style-name="ce1">
            <text:p>1083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044" table:style-name="ce1">
            <text:p>104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997" table:style-name="ce1">
            <text:p>99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074" table:style-name="ce1">
            <text:p>107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122" table:style-name="ce1">
            <text:p>112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996" table:style-name="ce1">
            <text:p>99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194" table:style-name="ce1">
            <text:p>119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294" table:style-name="ce1">
            <text:p>129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381" table:style-name="ce1">
            <text:p>138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538" table:style-name="ce1">
            <text:p>153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1696" table:style-name="ce1">
            <text:p>169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775" table:style-name="ce1">
            <text:p>177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967" table:style-name="ce1">
            <text:p>196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091" table:style-name="ce1">
            <text:p>209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926" table:style-name="ce1">
            <text:p>192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977" table:style-name="ce1">
            <text:p>197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867" table:style-name="ce1">
            <text:p>186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867" table:style-name="ce1">
            <text:p>186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022" table:style-name="ce1">
            <text:p>202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022" table:style-name="ce1">
            <text:p>202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079" table:style-name="ce1">
            <text:p>207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079" table:style-name="ce1">
            <text:p>207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2215" table:style-name="ce1">
            <text:p>221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2215" table:style-name="ce1">
            <text:p>221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2450" table:style-name="ce1">
            <text:p>245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2450" table:style-name="ce1">
            <text:p>245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653" table:style-name="ce1">
            <text:p>265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2653" table:style-name="ce1">
            <text:p>265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914" table:style-name="ce1">
            <text:p>29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2914" table:style-name="ce1">
            <text:p>29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3252" table:style-name="ce1">
            <text:p>325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3252" table:style-name="ce1">
            <text:p>325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3053" table:style-name="ce1">
            <text:p>305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3053" table:style-name="ce1">
            <text:p>305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260" table:style-name="ce1">
            <text:p>326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260" table:style-name="ce1">
            <text:p>326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3661" table:style-name="ce1">
            <text:p>366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3779" table:style-name="ce1">
            <text:p>377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3947" table:style-name="ce1">
            <text:p>394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4210" table:style-name="ce1">
            <text:p>42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4472" table:style-name="ce1">
            <text:p>447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632" table:style-name="ce1">
            <text:p>63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581" table:style-name="ce1">
            <text:p>58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607" table:style-name="ce1">
            <text:p>60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514" table:style-name="ce1">
            <text:p>5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561" table:style-name="ce1">
            <text:p>56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671" table:style-name="ce1">
            <text:p>67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819" table:style-name="ce1">
            <text:p>81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939" table:style-name="ce1">
            <text:p>93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070" table:style-name="ce1">
            <text:p>107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139" table:style-name="ce1">
            <text:p>113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092" table:style-name="ce1">
            <text:p>109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057" table:style-name="ce1">
            <text:p>105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054" table:style-name="ce1">
            <text:p>105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054" table:style-name="ce1">
            <text:p>105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090" table:style-name="ce1">
            <text:p>109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090" table:style-name="ce1">
            <text:p>109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116" table:style-name="ce1">
            <text:p>111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116" table:style-name="ce1">
            <text:p>111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1180" table:style-name="ce1">
            <text:p>118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235" table:style-name="ce1">
            <text:p>123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235" table:style-name="ce1">
            <text:p>123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2182" table:style-name="ce1">
            <text:p>218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182" table:style-name="ce1">
            <text:p>218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602" table:style-name="ce1">
            <text:p>260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2602" table:style-name="ce1">
            <text:p>260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2873" table:style-name="ce1">
            <text:p>287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2873" table:style-name="ce1">
            <text:p>287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3076" table:style-name="ce1">
            <text:p>307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3076" table:style-name="ce1">
            <text:p>307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384" table:style-name="ce1">
            <text:p>338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384" table:style-name="ce1">
            <text:p>338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3815" table:style-name="ce1">
            <text:p>381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4212" table:style-name="ce1">
            <text:p>421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4372" table:style-name="ce1">
            <text:p>437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032" table:style-name="ce1">
            <text:p>103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342" table:style-name="ce1">
            <text:p>134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587" table:style-name="ce1">
            <text:p>158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831" table:style-name="ce1">
            <text:p>183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087" table:style-name="ce1">
            <text:p>208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155" table:style-name="ce1">
            <text:p>215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889" table:style-name="ce1">
            <text:p>188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3795" table:style-name="ce1">
            <text:p>379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3838" table:style-name="ce1">
            <text:p>383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3838" table:style-name="ce1">
            <text:p>383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4013" table:style-name="ce1">
            <text:p>401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4013" table:style-name="ce1">
            <text:p>401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852" table:style-name="ce1">
            <text:p>385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852" table:style-name="ce1">
            <text:p>385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119" table:style-name="ce1">
            <text:p>411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119" table:style-name="ce1">
            <text:p>411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4505" table:style-name="ce1">
            <text:p>450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505" table:style-name="ce1">
            <text:p>450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738" table:style-name="ce1">
            <text:p>473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738" table:style-name="ce1">
            <text:p>473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686" table:style-name="ce1">
            <text:p>468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686" table:style-name="ce1">
            <text:p>468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5100" table:style-name="ce1">
            <text:p>510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5100" table:style-name="ce1">
            <text:p>510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5552" table:style-name="ce1">
            <text:p>555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2730" table:style-name="ce1">
            <text:p>273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873" table:style-name="ce1">
            <text:p>187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2064" table:style-name="ce1">
            <text:p>206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630" table:style-name="ce1">
            <text:p>263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3125" table:style-name="ce1">
            <text:p>312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3595" table:style-name="ce1">
            <text:p>359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4204" table:style-name="ce1">
            <text:p>420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4830" table:style-name="ce1">
            <text:p>483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6518" table:style-name="ce1">
            <text:p>651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6735" table:style-name="ce1">
            <text:p>673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4505" table:style-name="ce1">
            <text:p>450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4904" table:style-name="ce1">
            <text:p>490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5864" table:style-name="ce1">
            <text:p>586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6064" table:style-name="ce1">
            <text:p>606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6800" table:style-name="ce1">
            <text:p>680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7892" table:style-name="ce1">
            <text:p>789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8311" table:style-name="ce1">
            <text:p>831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8311" table:style-name="ce1">
            <text:p>831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8357" table:style-name="ce1">
            <text:p>835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8357" table:style-name="ce1">
            <text:p>835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7779" table:style-name="ce1">
            <text:p>777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7779" table:style-name="ce1">
            <text:p>777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8217" table:style-name="ce1">
            <text:p>821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8217" table:style-name="ce1">
            <text:p>821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9071" table:style-name="ce1">
            <text:p>907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9071" table:style-name="ce1">
            <text:p>907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9906" table:style-name="ce1">
            <text:p>990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9906" table:style-name="ce1">
            <text:p>990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10496" table:style-name="ce1">
            <text:p>1049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10496" table:style-name="ce1">
            <text:p>1049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0864" table:style-name="ce1">
            <text:p>1086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10864" table:style-name="ce1">
            <text:p>1086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8651" table:style-name="ce1">
            <text:p>865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8651" table:style-name="ce1">
            <text:p>865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9991" table:style-name="ce1">
            <text:p>999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9991" table:style-name="ce1">
            <text:p>999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0965" table:style-name="ce1">
            <text:p>1096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0982" table:style-name="ce1">
            <text:p>1098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1478" table:style-name="ce1">
            <text:p>1147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1663" table:style-name="ce1">
            <text:p>1166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0228" table:style-name="ce1">
            <text:p>1022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4145" table:style-name="ce1">
            <text:p>414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3443" table:style-name="ce1">
            <text:p>344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3504" table:style-name="ce1">
            <text:p>350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3447" table:style-name="ce1">
            <text:p>344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859" table:style-name="ce1">
            <text:p>285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802" table:style-name="ce1">
            <text:p>280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3992" table:style-name="ce1">
            <text:p>399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4227" table:style-name="ce1">
            <text:p>422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4488" table:style-name="ce1">
            <text:p>448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4606" table:style-name="ce1">
            <text:p>460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4577" table:style-name="ce1">
            <text:p>457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4558" table:style-name="ce1">
            <text:p>455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4558" table:style-name="ce1">
            <text:p>455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4641" table:style-name="ce1">
            <text:p>464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4641" table:style-name="ce1">
            <text:p>464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4790" table:style-name="ce1">
            <text:p>479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4790" table:style-name="ce1">
            <text:p>479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5144" table:style-name="ce1">
            <text:p>514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5144" table:style-name="ce1">
            <text:p>514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5499" table:style-name="ce1">
            <text:p>549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5499" table:style-name="ce1">
            <text:p>549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5972" table:style-name="ce1">
            <text:p>597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5972" table:style-name="ce1">
            <text:p>597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6876" table:style-name="ce1">
            <text:p>687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6876" table:style-name="ce1">
            <text:p>687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7972" table:style-name="ce1">
            <text:p>797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7972" table:style-name="ce1">
            <text:p>797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8436" table:style-name="ce1">
            <text:p>843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8436" table:style-name="ce1">
            <text:p>843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8991" table:style-name="ce1">
            <text:p>899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8991" table:style-name="ce1">
            <text:p>899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0403" table:style-name="ce1">
            <text:p>1040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1908" table:style-name="ce1">
            <text:p>1190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3189" table:style-name="ce1">
            <text:p>1318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4181" table:style-name="ce1">
            <text:p>1418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5158" table:style-name="ce1">
            <text:p>1515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964" table:style-name="ce1">
            <text:p>96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086" table:style-name="ce1">
            <text:p>108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158" table:style-name="ce1">
            <text:p>115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330" table:style-name="ce1">
            <text:p>133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907" table:style-name="ce1">
            <text:p>190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981" table:style-name="ce1">
            <text:p>198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2223" table:style-name="ce1">
            <text:p>222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341" table:style-name="ce1">
            <text:p>234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326" table:style-name="ce1">
            <text:p>232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057" table:style-name="ce1">
            <text:p>205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868" table:style-name="ce1">
            <text:p>186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782" table:style-name="ce1">
            <text:p>178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630" table:style-name="ce1">
            <text:p>163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630" table:style-name="ce1">
            <text:p>163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315" table:style-name="ce1">
            <text:p>131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315" table:style-name="ce1">
            <text:p>131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339" table:style-name="ce1">
            <text:p>133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339" table:style-name="ce1">
            <text:p>133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1598" table:style-name="ce1">
            <text:p>159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598" table:style-name="ce1">
            <text:p>159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704" table:style-name="ce1">
            <text:p>170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704" table:style-name="ce1">
            <text:p>170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038" table:style-name="ce1">
            <text:p>203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2038" table:style-name="ce1">
            <text:p>203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599" table:style-name="ce1">
            <text:p>259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2599" table:style-name="ce1">
            <text:p>259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3438" table:style-name="ce1">
            <text:p>343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3438" table:style-name="ce1">
            <text:p>343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2920" table:style-name="ce1">
            <text:p>292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2920" table:style-name="ce1">
            <text:p>292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619" table:style-name="ce1">
            <text:p>361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619" table:style-name="ce1">
            <text:p>361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4474" table:style-name="ce1">
            <text:p>447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4319" table:style-name="ce1">
            <text:p>431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5006" table:style-name="ce1">
            <text:p>500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5254" table:style-name="ce1">
            <text:p>525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6582" table:style-name="ce1">
            <text:p>658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7002" table:style-name="ce1">
            <text:p>700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7533" table:style-name="ce1">
            <text:p>753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8155" table:style-name="ce1">
            <text:p>815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8576" table:style-name="ce1">
            <text:p>857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9552" table:style-name="ce1">
            <text:p>955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9974" table:style-name="ce1">
            <text:p>997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0533" table:style-name="ce1">
            <text:p>1053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1146" table:style-name="ce1">
            <text:p>1114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1871" table:style-name="ce1">
            <text:p>1187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12636" table:style-name="ce1">
            <text:p>1263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3328" table:style-name="ce1">
            <text:p>1332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4037" table:style-name="ce1">
            <text:p>1403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5610" table:style-name="ce1">
            <text:p>156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6560" table:style-name="ce1">
            <text:p>1656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7569" table:style-name="ce1">
            <text:p>1756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9649" table:style-name="ce1">
            <text:p>1964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9649" table:style-name="ce1">
            <text:p>1964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0325" table:style-name="ce1">
            <text:p>2032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0325" table:style-name="ce1">
            <text:p>2032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1264" table:style-name="ce1">
            <text:p>2126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1264" table:style-name="ce1">
            <text:p>2126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22874" table:style-name="ce1">
            <text:p>2287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22874" table:style-name="ce1">
            <text:p>2287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23944" table:style-name="ce1">
            <text:p>2394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23944" table:style-name="ce1">
            <text:p>2394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4943" table:style-name="ce1">
            <text:p>2494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24943" table:style-name="ce1">
            <text:p>2494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5625" table:style-name="ce1">
            <text:p>2562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25625" table:style-name="ce1">
            <text:p>2562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26840" table:style-name="ce1">
            <text:p>2684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26840" table:style-name="ce1">
            <text:p>2684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27661" table:style-name="ce1">
            <text:p>2766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27661" table:style-name="ce1">
            <text:p>2766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28267" table:style-name="ce1">
            <text:p>2826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28267" table:style-name="ce1">
            <text:p>2826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28876" table:style-name="ce1">
            <text:p>2887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29247" table:style-name="ce1">
            <text:p>2924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29510" table:style-name="ce1">
            <text:p>295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29515" table:style-name="ce1">
            <text:p>2951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29728" table:style-name="ce1">
            <text:p>2972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5339" table:style-name="ce1">
            <text:p>533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5368" table:style-name="ce1">
            <text:p>536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5868" table:style-name="ce1">
            <text:p>586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2634" table:style-name="ce1">
            <text:p>263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2875" table:style-name="ce1">
            <text:p>287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3244" table:style-name="ce1">
            <text:p>324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3505" table:style-name="ce1">
            <text:p>350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4015" table:style-name="ce1">
            <text:p>401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4194" table:style-name="ce1">
            <text:p>419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4564" table:style-name="ce1">
            <text:p>456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4568" table:style-name="ce1">
            <text:p>456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4704" table:style-name="ce1">
            <text:p>470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4947" table:style-name="ce1">
            <text:p>494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5031" table:style-name="ce1">
            <text:p>503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5053" table:style-name="ce1">
            <text:p>505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5407" table:style-name="ce1">
            <text:p>540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5590" table:style-name="ce1">
            <text:p>559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5557" table:style-name="ce1">
            <text:p>555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5195" table:style-name="ce1">
            <text:p>519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5195" table:style-name="ce1">
            <text:p>519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5155" table:style-name="ce1">
            <text:p>515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5155" table:style-name="ce1">
            <text:p>515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5599" table:style-name="ce1">
            <text:p>559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5599" table:style-name="ce1">
            <text:p>559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5989" table:style-name="ce1">
            <text:p>598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5989" table:style-name="ce1">
            <text:p>598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6292" table:style-name="ce1">
            <text:p>629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6292" table:style-name="ce1">
            <text:p>629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7391" table:style-name="ce1">
            <text:p>739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7391" table:style-name="ce1">
            <text:p>739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8122" table:style-name="ce1">
            <text:p>812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8122" table:style-name="ce1">
            <text:p>812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7902" table:style-name="ce1">
            <text:p>790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7902" table:style-name="ce1">
            <text:p>790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8557" table:style-name="ce1">
            <text:p>855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8557" table:style-name="ce1">
            <text:p>855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8826" table:style-name="ce1">
            <text:p>882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8764" table:style-name="ce1">
            <text:p>876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9041" table:style-name="ce1">
            <text:p>904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9372" table:style-name="ce1">
            <text:p>937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622" table:style-name="ce1">
            <text:p>162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771" table:style-name="ce1">
            <text:p>177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908" table:style-name="ce1">
            <text:p>190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553" table:style-name="ce1">
            <text:p>255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293" table:style-name="ce1">
            <text:p>329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3450" table:style-name="ce1">
            <text:p>345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3613" table:style-name="ce1">
            <text:p>361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3874" table:style-name="ce1">
            <text:p>387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4041" table:style-name="ce1">
            <text:p>404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4087" table:style-name="ce1">
            <text:p>408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4418" table:style-name="ce1">
            <text:p>441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4418" table:style-name="ce1">
            <text:p>441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4723" table:style-name="ce1">
            <text:p>472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4723" table:style-name="ce1">
            <text:p>472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4902" table:style-name="ce1">
            <text:p>490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4902" table:style-name="ce1">
            <text:p>490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5286" table:style-name="ce1">
            <text:p>528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5286" table:style-name="ce1">
            <text:p>528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5556" table:style-name="ce1">
            <text:p>555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5556" table:style-name="ce1">
            <text:p>555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6142" table:style-name="ce1">
            <text:p>614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6142" table:style-name="ce1">
            <text:p>614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6539" table:style-name="ce1">
            <text:p>653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6539" table:style-name="ce1">
            <text:p>653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6966" table:style-name="ce1">
            <text:p>696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6966" table:style-name="ce1">
            <text:p>696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6754" table:style-name="ce1">
            <text:p>675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6754" table:style-name="ce1">
            <text:p>675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6809" table:style-name="ce1">
            <text:p>680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6809" table:style-name="ce1">
            <text:p>680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6759" table:style-name="ce1">
            <text:p>675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6918" table:style-name="ce1">
            <text:p>691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7183" table:style-name="ce1">
            <text:p>718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7203" table:style-name="ce1">
            <text:p>720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7496" table:style-name="ce1">
            <text:p>749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48255" table:style-name="ce1">
            <text:p>4825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43435" table:style-name="ce1">
            <text:p>4343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69301" table:style-name="ce1">
            <text:p>6930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69301" table:style-name="ce1">
            <text:p>6930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9693" table:style-name="ce1">
            <text:p>1969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20588" table:style-name="ce1">
            <text:p>2058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21631" table:style-name="ce1">
            <text:p>2163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3103" table:style-name="ce1">
            <text:p>2310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4654" table:style-name="ce1">
            <text:p>2465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6004" table:style-name="ce1">
            <text:p>2600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26503" table:style-name="ce1">
            <text:p>2650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7760" table:style-name="ce1">
            <text:p>2776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28891" table:style-name="ce1">
            <text:p>2889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30375" table:style-name="ce1">
            <text:p>3037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1518" table:style-name="ce1">
            <text:p>3151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32928" table:style-name="ce1">
            <text:p>3292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34644" table:style-name="ce1">
            <text:p>3464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36164" table:style-name="ce1">
            <text:p>3616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38072" table:style-name="ce1">
            <text:p>3807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39218" table:style-name="ce1">
            <text:p>3921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40018" table:style-name="ce1">
            <text:p>4001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40018" table:style-name="ce1">
            <text:p>4001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40845" table:style-name="ce1">
            <text:p>4084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40845" table:style-name="ce1">
            <text:p>4084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42468" table:style-name="ce1">
            <text:p>4246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42468" table:style-name="ce1">
            <text:p>4246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4867" table:style-name="ce1">
            <text:p>4486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4867" table:style-name="ce1">
            <text:p>4486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7423" table:style-name="ce1">
            <text:p>4742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47423" table:style-name="ce1">
            <text:p>4742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9666" table:style-name="ce1">
            <text:p>4966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9666" table:style-name="ce1">
            <text:p>4966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51585" table:style-name="ce1">
            <text:p>5158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51585" table:style-name="ce1">
            <text:p>5158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52128" table:style-name="ce1">
            <text:p>5212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52128" table:style-name="ce1">
            <text:p>5212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50563" table:style-name="ce1">
            <text:p>5056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50563" table:style-name="ce1">
            <text:p>5056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51989" table:style-name="ce1">
            <text:p>5198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51989" table:style-name="ce1">
            <text:p>5198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53452" table:style-name="ce1">
            <text:p>5345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55170" table:style-name="ce1">
            <text:p>5517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56520" table:style-name="ce1">
            <text:p>5652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58531" table:style-name="ce1">
            <text:p>5853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60387" table:style-name="ce1">
            <text:p>6038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3264" table:style-name="ce1">
            <text:p>326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4072" table:style-name="ce1">
            <text:p>407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4026" table:style-name="ce1">
            <text:p>402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4458" table:style-name="ce1">
            <text:p>445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670" table:style-name="ce1">
            <text:p>267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4859" table:style-name="ce1">
            <text:p>485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6404" table:style-name="ce1">
            <text:p>640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7615" table:style-name="ce1">
            <text:p>761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7768" table:style-name="ce1">
            <text:p>776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8328" table:style-name="ce1">
            <text:p>832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8232" table:style-name="ce1">
            <text:p>823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8563" table:style-name="ce1">
            <text:p>856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9057" table:style-name="ce1">
            <text:p>905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9126" table:style-name="ce1">
            <text:p>912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8546" table:style-name="ce1">
            <text:p>854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8462" table:style-name="ce1">
            <text:p>846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7900" table:style-name="ce1">
            <text:p>790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7900" table:style-name="ce1">
            <text:p>790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840" table:style-name="ce1">
            <text:p>284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840" table:style-name="ce1">
            <text:p>284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668" table:style-name="ce1">
            <text:p>366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668" table:style-name="ce1">
            <text:p>366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683" table:style-name="ce1">
            <text:p>468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683" table:style-name="ce1">
            <text:p>468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5590" table:style-name="ce1">
            <text:p>559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5590" table:style-name="ce1">
            <text:p>559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6475" table:style-name="ce1">
            <text:p>647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6475" table:style-name="ce1">
            <text:p>647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7918" table:style-name="ce1">
            <text:p>79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7918" table:style-name="ce1">
            <text:p>79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9843" table:style-name="ce1">
            <text:p>984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9843" table:style-name="ce1">
            <text:p>984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8961" table:style-name="ce1">
            <text:p>896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8961" table:style-name="ce1">
            <text:p>896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1273" table:style-name="ce1">
            <text:p>1127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1273" table:style-name="ce1">
            <text:p>1127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3946" table:style-name="ce1">
            <text:p>1394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4203" table:style-name="ce1">
            <text:p>1420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4206" table:style-name="ce1">
            <text:p>1420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3400" table:style-name="ce1">
            <text:p>1340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4981" table:style-name="ce1">
            <text:p>1498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6137" table:style-name="ce1">
            <text:p>613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6720" table:style-name="ce1">
            <text:p>672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7333" table:style-name="ce1">
            <text:p>733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7763" table:style-name="ce1">
            <text:p>776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8541" table:style-name="ce1">
            <text:p>854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8537" table:style-name="ce1">
            <text:p>853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8469" table:style-name="ce1">
            <text:p>846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8129" table:style-name="ce1">
            <text:p>812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8540" table:style-name="ce1">
            <text:p>854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8953" table:style-name="ce1">
            <text:p>895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9378" table:style-name="ce1">
            <text:p>937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2430" table:style-name="ce1">
            <text:p>1243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2348" table:style-name="ce1">
            <text:p>1234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2348" table:style-name="ce1">
            <text:p>1234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2511" table:style-name="ce1">
            <text:p>1251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2511" table:style-name="ce1">
            <text:p>1251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2887" table:style-name="ce1">
            <text:p>1288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2887" table:style-name="ce1">
            <text:p>1288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3786" table:style-name="ce1">
            <text:p>1378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13786" table:style-name="ce1">
            <text:p>1378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5230" table:style-name="ce1">
            <text:p>1523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5230" table:style-name="ce1">
            <text:p>1523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16531" table:style-name="ce1">
            <text:p>1653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16531" table:style-name="ce1">
            <text:p>1653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17528" table:style-name="ce1">
            <text:p>1752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17528" table:style-name="ce1">
            <text:p>1752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17760" table:style-name="ce1">
            <text:p>1776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7760" table:style-name="ce1">
            <text:p>1776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17007" table:style-name="ce1">
            <text:p>1700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17007" table:style-name="ce1">
            <text:p>1700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7034" table:style-name="ce1">
            <text:p>1703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7034" table:style-name="ce1">
            <text:p>1703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7708" table:style-name="ce1">
            <text:p>1770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7620" table:style-name="ce1">
            <text:p>1762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7395" table:style-name="ce1">
            <text:p>1739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552" table:style-name="ce1">
            <text:p>155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920" table:style-name="ce1">
            <text:p>192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372" table:style-name="ce1">
            <text:p>237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614" table:style-name="ce1">
            <text:p>261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2742" table:style-name="ce1">
            <text:p>274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3278" table:style-name="ce1">
            <text:p>327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3399" table:style-name="ce1">
            <text:p>339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436" table:style-name="ce1">
            <text:p>343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3545" table:style-name="ce1">
            <text:p>354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3487" table:style-name="ce1">
            <text:p>348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3531" table:style-name="ce1">
            <text:p>353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3615" table:style-name="ce1">
            <text:p>361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3960" table:style-name="ce1">
            <text:p>396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4013" table:style-name="ce1">
            <text:p>401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4013" table:style-name="ce1">
            <text:p>401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4161" table:style-name="ce1">
            <text:p>416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4161" table:style-name="ce1">
            <text:p>416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4289" table:style-name="ce1">
            <text:p>428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4289" table:style-name="ce1">
            <text:p>428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449" table:style-name="ce1">
            <text:p>444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449" table:style-name="ce1">
            <text:p>444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4547" table:style-name="ce1">
            <text:p>454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547" table:style-name="ce1">
            <text:p>454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815" table:style-name="ce1">
            <text:p>481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815" table:style-name="ce1">
            <text:p>481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4951" table:style-name="ce1">
            <text:p>495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4951" table:style-name="ce1">
            <text:p>495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5098" table:style-name="ce1">
            <text:p>509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5098" table:style-name="ce1">
            <text:p>509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841" table:style-name="ce1">
            <text:p>484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841" table:style-name="ce1">
            <text:p>484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4923" table:style-name="ce1">
            <text:p>492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4923" table:style-name="ce1">
            <text:p>492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5098" table:style-name="ce1">
            <text:p>509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5264" table:style-name="ce1">
            <text:p>526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5272" table:style-name="ce1">
            <text:p>527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5448" table:style-name="ce1">
            <text:p>544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5561" table:style-name="ce1">
            <text:p>556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898" table:style-name="ce1">
            <text:p>189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2257" table:style-name="ce1">
            <text:p>225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2394" table:style-name="ce1">
            <text:p>239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628" table:style-name="ce1">
            <text:p>262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3310" table:style-name="ce1">
            <text:p>33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3516" table:style-name="ce1">
            <text:p>351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4490" table:style-name="ce1">
            <text:p>449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924" table:style-name="ce1">
            <text:p>292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3136" table:style-name="ce1">
            <text:p>313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3925" table:style-name="ce1">
            <text:p>392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5313" table:style-name="ce1">
            <text:p>531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5771" table:style-name="ce1">
            <text:p>577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5891" table:style-name="ce1">
            <text:p>589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5663" table:style-name="ce1">
            <text:p>566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3864" table:style-name="ce1">
            <text:p>386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4156" table:style-name="ce1">
            <text:p>415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3492" table:style-name="ce1">
            <text:p>349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3492" table:style-name="ce1">
            <text:p>349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3121" table:style-name="ce1">
            <text:p>312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3121" table:style-name="ce1">
            <text:p>312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376" table:style-name="ce1">
            <text:p>337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376" table:style-name="ce1">
            <text:p>337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984" table:style-name="ce1">
            <text:p>398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984" table:style-name="ce1">
            <text:p>398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5230" table:style-name="ce1">
            <text:p>523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5230" table:style-name="ce1">
            <text:p>523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6403" table:style-name="ce1">
            <text:p>640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6403" table:style-name="ce1">
            <text:p>640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7970" table:style-name="ce1">
            <text:p>797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7970" table:style-name="ce1">
            <text:p>797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9555" table:style-name="ce1">
            <text:p>955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9555" table:style-name="ce1">
            <text:p>955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9283" table:style-name="ce1">
            <text:p>928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9283" table:style-name="ce1">
            <text:p>928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2161" table:style-name="ce1">
            <text:p>1216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2161" table:style-name="ce1">
            <text:p>1216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4245" table:style-name="ce1">
            <text:p>1424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3283" table:style-name="ce1">
            <text:p>1328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3191" table:style-name="ce1">
            <text:p>1319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2975" table:style-name="ce1">
            <text:p>1297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9431" table:style-name="ce1">
            <text:p>943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5522" table:style-name="ce1">
            <text:p>1552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6062" table:style-name="ce1">
            <text:p>1606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8124" table:style-name="ce1">
            <text:p>1812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1069" table:style-name="ce1">
            <text:p>2106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3188" table:style-name="ce1">
            <text:p>2318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4041" table:style-name="ce1">
            <text:p>2404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24038" table:style-name="ce1">
            <text:p>2403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2393" table:style-name="ce1">
            <text:p>2239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21421" table:style-name="ce1">
            <text:p>2142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1219" table:style-name="ce1">
            <text:p>2121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21871" table:style-name="ce1">
            <text:p>2187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2686" table:style-name="ce1">
            <text:p>2268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3245" table:style-name="ce1">
            <text:p>2324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2268" table:style-name="ce1">
            <text:p>2226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3572" table:style-name="ce1">
            <text:p>2357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5589" table:style-name="ce1">
            <text:p>2558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5165" table:style-name="ce1">
            <text:p>2516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5165" table:style-name="ce1">
            <text:p>2516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5570" table:style-name="ce1">
            <text:p>2557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5570" table:style-name="ce1">
            <text:p>2557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9787" table:style-name="ce1">
            <text:p>2978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9787" table:style-name="ce1">
            <text:p>2978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3787" table:style-name="ce1">
            <text:p>3378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3787" table:style-name="ce1">
            <text:p>3378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38218" table:style-name="ce1">
            <text:p>382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38218" table:style-name="ce1">
            <text:p>382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2566" table:style-name="ce1">
            <text:p>4256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2566" table:style-name="ce1">
            <text:p>4256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46890" table:style-name="ce1">
            <text:p>4689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46890" table:style-name="ce1">
            <text:p>4689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49041" table:style-name="ce1">
            <text:p>4904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49041" table:style-name="ce1">
            <text:p>4904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2933" table:style-name="ce1">
            <text:p>4293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2933" table:style-name="ce1">
            <text:p>4293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49974" table:style-name="ce1">
            <text:p>4997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49974" table:style-name="ce1">
            <text:p>4997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54841" table:style-name="ce1">
            <text:p>5484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55347" table:style-name="ce1">
            <text:p>5534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55310" table:style-name="ce1">
            <text:p>553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658" table:style-name="ce1">
            <text:p>165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728" table:style-name="ce1">
            <text:p>172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985" table:style-name="ce1">
            <text:p>198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303" table:style-name="ce1">
            <text:p>230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599" table:style-name="ce1">
            <text:p>259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828" table:style-name="ce1">
            <text:p>282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3187" table:style-name="ce1">
            <text:p>318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3791" table:style-name="ce1">
            <text:p>379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4006" table:style-name="ce1">
            <text:p>400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4551" table:style-name="ce1">
            <text:p>455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5695" table:style-name="ce1">
            <text:p>569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5946" table:style-name="ce1">
            <text:p>594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6368" table:style-name="ce1">
            <text:p>636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6023" table:style-name="ce1">
            <text:p>602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5470" table:style-name="ce1">
            <text:p>547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5584" table:style-name="ce1">
            <text:p>558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5020" table:style-name="ce1">
            <text:p>502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5020" table:style-name="ce1">
            <text:p>502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4866" table:style-name="ce1">
            <text:p>486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4866" table:style-name="ce1">
            <text:p>486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5208" table:style-name="ce1">
            <text:p>520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5208" table:style-name="ce1">
            <text:p>520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6744" table:style-name="ce1">
            <text:p>674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6744" table:style-name="ce1">
            <text:p>674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8256" table:style-name="ce1">
            <text:p>825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8256" table:style-name="ce1">
            <text:p>825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10270" table:style-name="ce1">
            <text:p>1027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10270" table:style-name="ce1">
            <text:p>1027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11387" table:style-name="ce1">
            <text:p>1138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11387" table:style-name="ce1">
            <text:p>1138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11653" table:style-name="ce1">
            <text:p>1165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1653" table:style-name="ce1">
            <text:p>1165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11062" table:style-name="ce1">
            <text:p>1106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11062" table:style-name="ce1">
            <text:p>1106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3874" table:style-name="ce1">
            <text:p>1387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3874" table:style-name="ce1">
            <text:p>1387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5854" table:style-name="ce1">
            <text:p>1585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6617" table:style-name="ce1">
            <text:p>1661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7140" table:style-name="ce1">
            <text:p>1714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5883" table:style-name="ce1">
            <text:p>1588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4729" table:style-name="ce1">
            <text:p>1472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393" table:style-name="ce1">
            <text:p>139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366" table:style-name="ce1">
            <text:p>136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299" table:style-name="ce1">
            <text:p>129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369" table:style-name="ce1">
            <text:p>136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350" table:style-name="ce1">
            <text:p>135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346" table:style-name="ce1">
            <text:p>134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348" table:style-name="ce1">
            <text:p>134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664" table:style-name="ce1">
            <text:p>166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845" table:style-name="ce1">
            <text:p>184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646" table:style-name="ce1">
            <text:p>264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2796" table:style-name="ce1">
            <text:p>279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883" table:style-name="ce1">
            <text:p>288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3106" table:style-name="ce1">
            <text:p>310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814" table:style-name="ce1">
            <text:p>281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419" table:style-name="ce1">
            <text:p>241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755" table:style-name="ce1">
            <text:p>275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662" table:style-name="ce1">
            <text:p>266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662" table:style-name="ce1">
            <text:p>266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613" table:style-name="ce1">
            <text:p>261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613" table:style-name="ce1">
            <text:p>261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489" table:style-name="ce1">
            <text:p>248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489" table:style-name="ce1">
            <text:p>248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033" table:style-name="ce1">
            <text:p>303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033" table:style-name="ce1">
            <text:p>303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3742" table:style-name="ce1">
            <text:p>374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3742" table:style-name="ce1">
            <text:p>374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095" table:style-name="ce1">
            <text:p>409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095" table:style-name="ce1">
            <text:p>409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5150" table:style-name="ce1">
            <text:p>515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5150" table:style-name="ce1">
            <text:p>515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5971" table:style-name="ce1">
            <text:p>597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5971" table:style-name="ce1">
            <text:p>597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5643" table:style-name="ce1">
            <text:p>564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5643" table:style-name="ce1">
            <text:p>564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6836" table:style-name="ce1">
            <text:p>683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6836" table:style-name="ce1">
            <text:p>683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7885" table:style-name="ce1">
            <text:p>788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8586" table:style-name="ce1">
            <text:p>858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8731" table:style-name="ce1">
            <text:p>873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8591" table:style-name="ce1">
            <text:p>859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6552" table:style-name="ce1">
            <text:p>655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2145" table:style-name="ce1">
            <text:p>214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2389" table:style-name="ce1">
            <text:p>238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2433" table:style-name="ce1">
            <text:p>243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460" table:style-name="ce1">
            <text:p>246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686" table:style-name="ce1">
            <text:p>268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817" table:style-name="ce1">
            <text:p>281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2651" table:style-name="ce1">
            <text:p>265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3070" table:style-name="ce1">
            <text:p>307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3342" table:style-name="ce1">
            <text:p>334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3562" table:style-name="ce1">
            <text:p>356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672" table:style-name="ce1">
            <text:p>367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3639" table:style-name="ce1">
            <text:p>363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3827" table:style-name="ce1">
            <text:p>382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4046" table:style-name="ce1">
            <text:p>404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4115" table:style-name="ce1">
            <text:p>411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4233" table:style-name="ce1">
            <text:p>423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4412" table:style-name="ce1">
            <text:p>441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4412" table:style-name="ce1">
            <text:p>441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4485" table:style-name="ce1">
            <text:p>448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4485" table:style-name="ce1">
            <text:p>448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4583" table:style-name="ce1">
            <text:p>458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4583" table:style-name="ce1">
            <text:p>458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850" table:style-name="ce1">
            <text:p>485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850" table:style-name="ce1">
            <text:p>485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5133" table:style-name="ce1">
            <text:p>513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5133" table:style-name="ce1">
            <text:p>513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5716" table:style-name="ce1">
            <text:p>571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5716" table:style-name="ce1">
            <text:p>571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6661" table:style-name="ce1">
            <text:p>666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6661" table:style-name="ce1">
            <text:p>666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7517" table:style-name="ce1">
            <text:p>751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7517" table:style-name="ce1">
            <text:p>751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7403" table:style-name="ce1">
            <text:p>740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7403" table:style-name="ce1">
            <text:p>740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8906" table:style-name="ce1">
            <text:p>890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8906" table:style-name="ce1">
            <text:p>890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9978" table:style-name="ce1">
            <text:p>997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0832" table:style-name="ce1">
            <text:p>1083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1443" table:style-name="ce1">
            <text:p>1144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1485" table:style-name="ce1">
            <text:p>1148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227" table:style-name="ce1">
            <text:p>222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2236" table:style-name="ce1">
            <text:p>223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820" table:style-name="ce1">
            <text:p>282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2993" table:style-name="ce1">
            <text:p>299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443" table:style-name="ce1">
            <text:p>244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472" table:style-name="ce1">
            <text:p>247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497" table:style-name="ce1">
            <text:p>249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741" table:style-name="ce1">
            <text:p>274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940" table:style-name="ce1">
            <text:p>294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3037" table:style-name="ce1">
            <text:p>303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3037" table:style-name="ce1">
            <text:p>303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3205" table:style-name="ce1">
            <text:p>320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3205" table:style-name="ce1">
            <text:p>320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409" table:style-name="ce1">
            <text:p>340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409" table:style-name="ce1">
            <text:p>340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611" table:style-name="ce1">
            <text:p>361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611" table:style-name="ce1">
            <text:p>361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017" table:style-name="ce1">
            <text:p>401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4017" table:style-name="ce1">
            <text:p>401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951" table:style-name="ce1">
            <text:p>495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951" table:style-name="ce1">
            <text:p>495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5488" table:style-name="ce1">
            <text:p>548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5488" table:style-name="ce1">
            <text:p>548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5686" table:style-name="ce1">
            <text:p>568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5686" table:style-name="ce1">
            <text:p>568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5797" table:style-name="ce1">
            <text:p>579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5797" table:style-name="ce1">
            <text:p>579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5997" table:style-name="ce1">
            <text:p>599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5997" table:style-name="ce1">
            <text:p>599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6419" table:style-name="ce1">
            <text:p>641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6791" table:style-name="ce1">
            <text:p>679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7148" table:style-name="ce1">
            <text:p>714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7459" table:style-name="ce1">
            <text:p>745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8044" table:style-name="ce1">
            <text:p>804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485" table:style-name="ce1">
            <text:p>148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2238" table:style-name="ce1">
            <text:p>223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943" table:style-name="ce1">
            <text:p>194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669" table:style-name="ce1">
            <text:p>166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519" table:style-name="ce1">
            <text:p>151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619" table:style-name="ce1">
            <text:p>161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732" table:style-name="ce1">
            <text:p>173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869" table:style-name="ce1">
            <text:p>186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955" table:style-name="ce1">
            <text:p>195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996" table:style-name="ce1">
            <text:p>199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2335" table:style-name="ce1">
            <text:p>233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2453" table:style-name="ce1">
            <text:p>245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474" table:style-name="ce1">
            <text:p>247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701" table:style-name="ce1">
            <text:p>270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626" table:style-name="ce1">
            <text:p>262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805" table:style-name="ce1">
            <text:p>180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650" table:style-name="ce1">
            <text:p>165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160" table:style-name="ce1">
            <text:p>216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160" table:style-name="ce1">
            <text:p>216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472" table:style-name="ce1">
            <text:p>247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472" table:style-name="ce1">
            <text:p>247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755" table:style-name="ce1">
            <text:p>275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755" table:style-name="ce1">
            <text:p>275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3051" table:style-name="ce1">
            <text:p>305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051" table:style-name="ce1">
            <text:p>305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3397" table:style-name="ce1">
            <text:p>339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3397" table:style-name="ce1">
            <text:p>339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3759" table:style-name="ce1">
            <text:p>375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3759" table:style-name="ce1">
            <text:p>375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4024" table:style-name="ce1">
            <text:p>402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4024" table:style-name="ce1">
            <text:p>402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4787" table:style-name="ce1">
            <text:p>478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4787" table:style-name="ce1">
            <text:p>478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762" table:style-name="ce1">
            <text:p>476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762" table:style-name="ce1">
            <text:p>476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5206" table:style-name="ce1">
            <text:p>520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5206" table:style-name="ce1">
            <text:p>520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5836" table:style-name="ce1">
            <text:p>583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6364" table:style-name="ce1">
            <text:p>636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6769" table:style-name="ce1">
            <text:p>676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7116" table:style-name="ce1">
            <text:p>711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6832" table:style-name="ce1">
            <text:p>683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068" table:style-name="ce1">
            <text:p>106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148" table:style-name="ce1">
            <text:p>114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266" table:style-name="ce1">
            <text:p>126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423" table:style-name="ce1">
            <text:p>142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1845" table:style-name="ce1">
            <text:p>184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959" table:style-name="ce1">
            <text:p>195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065" table:style-name="ce1">
            <text:p>206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185" table:style-name="ce1">
            <text:p>218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229" table:style-name="ce1">
            <text:p>222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303" table:style-name="ce1">
            <text:p>230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373" table:style-name="ce1">
            <text:p>237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2373" table:style-name="ce1">
            <text:p>237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421" table:style-name="ce1">
            <text:p>242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421" table:style-name="ce1">
            <text:p>242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507" table:style-name="ce1">
            <text:p>250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507" table:style-name="ce1">
            <text:p>250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2573" table:style-name="ce1">
            <text:p>257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2573" table:style-name="ce1">
            <text:p>257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2733" table:style-name="ce1">
            <text:p>273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2733" table:style-name="ce1">
            <text:p>273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2947" table:style-name="ce1">
            <text:p>294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947" table:style-name="ce1">
            <text:p>294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3111" table:style-name="ce1">
            <text:p>311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3111" table:style-name="ce1">
            <text:p>311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3271" table:style-name="ce1">
            <text:p>327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3271" table:style-name="ce1">
            <text:p>327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3184" table:style-name="ce1">
            <text:p>318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3184" table:style-name="ce1">
            <text:p>318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318" table:style-name="ce1">
            <text:p>33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318" table:style-name="ce1">
            <text:p>33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3631" table:style-name="ce1">
            <text:p>363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3806" table:style-name="ce1">
            <text:p>380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3885" table:style-name="ce1">
            <text:p>388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3965" table:style-name="ce1">
            <text:p>396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965" table:style-name="ce1">
            <text:p>196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707" table:style-name="ce1">
            <text:p>270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3268" table:style-name="ce1">
            <text:p>326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3391" table:style-name="ce1">
            <text:p>339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3650" table:style-name="ce1">
            <text:p>365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3713" table:style-name="ce1">
            <text:p>371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3632" table:style-name="ce1">
            <text:p>363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3735" table:style-name="ce1">
            <text:p>373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869" table:style-name="ce1">
            <text:p>386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4087" table:style-name="ce1">
            <text:p>408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5693" table:style-name="ce1">
            <text:p>569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5693" table:style-name="ce1">
            <text:p>569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5879" table:style-name="ce1">
            <text:p>587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5879" table:style-name="ce1">
            <text:p>587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6385" table:style-name="ce1">
            <text:p>638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6385" table:style-name="ce1">
            <text:p>638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6428" table:style-name="ce1">
            <text:p>642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6428" table:style-name="ce1">
            <text:p>642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7422" table:style-name="ce1">
            <text:p>742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7422" table:style-name="ce1">
            <text:p>742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7423" table:style-name="ce1">
            <text:p>742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7423" table:style-name="ce1">
            <text:p>742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8035" table:style-name="ce1">
            <text:p>803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8035" table:style-name="ce1">
            <text:p>803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8733" table:style-name="ce1">
            <text:p>873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8733" table:style-name="ce1">
            <text:p>873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8140" table:style-name="ce1">
            <text:p>814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8140" table:style-name="ce1">
            <text:p>814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8118" table:style-name="ce1">
            <text:p>81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8118" table:style-name="ce1">
            <text:p>81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8188" table:style-name="ce1">
            <text:p>818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8382" table:style-name="ce1">
            <text:p>838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8789" table:style-name="ce1">
            <text:p>878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9456" table:style-name="ce1">
            <text:p>945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0290" table:style-name="ce1">
            <text:p>1029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10838" table:style-name="ce1">
            <text:p>1083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044" table:style-name="ce1">
            <text:p>104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997" table:style-name="ce1">
            <text:p>99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074" table:style-name="ce1">
            <text:p>107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122" table:style-name="ce1">
            <text:p>112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996" table:style-name="ce1">
            <text:p>99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194" table:style-name="ce1">
            <text:p>119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294" table:style-name="ce1">
            <text:p>129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381" table:style-name="ce1">
            <text:p>138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538" table:style-name="ce1">
            <text:p>153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1696" table:style-name="ce1">
            <text:p>169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775" table:style-name="ce1">
            <text:p>177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967" table:style-name="ce1">
            <text:p>196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091" table:style-name="ce1">
            <text:p>209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926" table:style-name="ce1">
            <text:p>192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977" table:style-name="ce1">
            <text:p>197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867" table:style-name="ce1">
            <text:p>186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867" table:style-name="ce1">
            <text:p>186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022" table:style-name="ce1">
            <text:p>202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022" table:style-name="ce1">
            <text:p>202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079" table:style-name="ce1">
            <text:p>207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079" table:style-name="ce1">
            <text:p>207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2215" table:style-name="ce1">
            <text:p>221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2215" table:style-name="ce1">
            <text:p>221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2450" table:style-name="ce1">
            <text:p>245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2450" table:style-name="ce1">
            <text:p>245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653" table:style-name="ce1">
            <text:p>265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2653" table:style-name="ce1">
            <text:p>265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914" table:style-name="ce1">
            <text:p>291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2914" table:style-name="ce1">
            <text:p>291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3252" table:style-name="ce1">
            <text:p>325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3252" table:style-name="ce1">
            <text:p>325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3053" table:style-name="ce1">
            <text:p>305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3053" table:style-name="ce1">
            <text:p>305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260" table:style-name="ce1">
            <text:p>326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260" table:style-name="ce1">
            <text:p>326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3661" table:style-name="ce1">
            <text:p>366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3779" table:style-name="ce1">
            <text:p>377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3947" table:style-name="ce1">
            <text:p>394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4210" table:style-name="ce1">
            <text:p>42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4472" table:style-name="ce1">
            <text:p>447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632" table:style-name="ce1">
            <text:p>63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581" table:style-name="ce1">
            <text:p>58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607" table:style-name="ce1">
            <text:p>60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514" table:style-name="ce1">
            <text:p>51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561" table:style-name="ce1">
            <text:p>56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671" table:style-name="ce1">
            <text:p>67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819" table:style-name="ce1">
            <text:p>81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939" table:style-name="ce1">
            <text:p>93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070" table:style-name="ce1">
            <text:p>107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139" table:style-name="ce1">
            <text:p>113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092" table:style-name="ce1">
            <text:p>109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057" table:style-name="ce1">
            <text:p>105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054" table:style-name="ce1">
            <text:p>105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054" table:style-name="ce1">
            <text:p>105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090" table:style-name="ce1">
            <text:p>109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090" table:style-name="ce1">
            <text:p>109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116" table:style-name="ce1">
            <text:p>111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116" table:style-name="ce1">
            <text:p>111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1180" table:style-name="ce1">
            <text:p>118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235" table:style-name="ce1">
            <text:p>123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235" table:style-name="ce1">
            <text:p>123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2182" table:style-name="ce1">
            <text:p>218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182" table:style-name="ce1">
            <text:p>218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602" table:style-name="ce1">
            <text:p>260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2602" table:style-name="ce1">
            <text:p>260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2873" table:style-name="ce1">
            <text:p>287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2873" table:style-name="ce1">
            <text:p>287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3076" table:style-name="ce1">
            <text:p>307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3076" table:style-name="ce1">
            <text:p>307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384" table:style-name="ce1">
            <text:p>338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384" table:style-name="ce1">
            <text:p>338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3815" table:style-name="ce1">
            <text:p>381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4212" table:style-name="ce1">
            <text:p>421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4372" table:style-name="ce1">
            <text:p>437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032" table:style-name="ce1">
            <text:p>103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342" table:style-name="ce1">
            <text:p>134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587" table:style-name="ce1">
            <text:p>158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831" table:style-name="ce1">
            <text:p>183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087" table:style-name="ce1">
            <text:p>208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155" table:style-name="ce1">
            <text:p>215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889" table:style-name="ce1">
            <text:p>188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3795" table:style-name="ce1">
            <text:p>379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3838" table:style-name="ce1">
            <text:p>383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3838" table:style-name="ce1">
            <text:p>383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4013" table:style-name="ce1">
            <text:p>401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4013" table:style-name="ce1">
            <text:p>401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852" table:style-name="ce1">
            <text:p>385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3852" table:style-name="ce1">
            <text:p>385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119" table:style-name="ce1">
            <text:p>411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119" table:style-name="ce1">
            <text:p>411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4505" table:style-name="ce1">
            <text:p>450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505" table:style-name="ce1">
            <text:p>450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738" table:style-name="ce1">
            <text:p>473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738" table:style-name="ce1">
            <text:p>473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686" table:style-name="ce1">
            <text:p>468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686" table:style-name="ce1">
            <text:p>468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5100" table:style-name="ce1">
            <text:p>510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5100" table:style-name="ce1">
            <text:p>510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5552" table:style-name="ce1">
            <text:p>555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2730" table:style-name="ce1">
            <text:p>273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873" table:style-name="ce1">
            <text:p>187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2064" table:style-name="ce1">
            <text:p>206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630" table:style-name="ce1">
            <text:p>263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3125" table:style-name="ce1">
            <text:p>312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3595" table:style-name="ce1">
            <text:p>359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4204" table:style-name="ce1">
            <text:p>420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4830" table:style-name="ce1">
            <text:p>483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6518" table:style-name="ce1">
            <text:p>65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6735" table:style-name="ce1">
            <text:p>673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4505" table:style-name="ce1">
            <text:p>450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4904" table:style-name="ce1">
            <text:p>490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5864" table:style-name="ce1">
            <text:p>586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6064" table:style-name="ce1">
            <text:p>606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6800" table:style-name="ce1">
            <text:p>680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7892" table:style-name="ce1">
            <text:p>789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8311" table:style-name="ce1">
            <text:p>831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8311" table:style-name="ce1">
            <text:p>831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8357" table:style-name="ce1">
            <text:p>835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8357" table:style-name="ce1">
            <text:p>835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7779" table:style-name="ce1">
            <text:p>777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7779" table:style-name="ce1">
            <text:p>777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8217" table:style-name="ce1">
            <text:p>821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8217" table:style-name="ce1">
            <text:p>821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9071" table:style-name="ce1">
            <text:p>907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9071" table:style-name="ce1">
            <text:p>907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9906" table:style-name="ce1">
            <text:p>990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9906" table:style-name="ce1">
            <text:p>990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10496" table:style-name="ce1">
            <text:p>1049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10496" table:style-name="ce1">
            <text:p>1049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10864" table:style-name="ce1">
            <text:p>1086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0864" table:style-name="ce1">
            <text:p>1086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8651" table:style-name="ce1">
            <text:p>865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8651" table:style-name="ce1">
            <text:p>865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9991" table:style-name="ce1">
            <text:p>999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9991" table:style-name="ce1">
            <text:p>999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0965" table:style-name="ce1">
            <text:p>1096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0982" table:style-name="ce1">
            <text:p>1098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1478" table:style-name="ce1">
            <text:p>1147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1663" table:style-name="ce1">
            <text:p>1166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0228" table:style-name="ce1">
            <text:p>1022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4145" table:style-name="ce1">
            <text:p>414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3443" table:style-name="ce1">
            <text:p>344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3504" table:style-name="ce1">
            <text:p>350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3447" table:style-name="ce1">
            <text:p>344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859" table:style-name="ce1">
            <text:p>285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802" table:style-name="ce1">
            <text:p>280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3992" table:style-name="ce1">
            <text:p>399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4227" table:style-name="ce1">
            <text:p>422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4488" table:style-name="ce1">
            <text:p>448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4606" table:style-name="ce1">
            <text:p>460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4577" table:style-name="ce1">
            <text:p>457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4558" table:style-name="ce1">
            <text:p>455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4558" table:style-name="ce1">
            <text:p>455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4641" table:style-name="ce1">
            <text:p>464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4641" table:style-name="ce1">
            <text:p>464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4790" table:style-name="ce1">
            <text:p>479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4790" table:style-name="ce1">
            <text:p>479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5144" table:style-name="ce1">
            <text:p>514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5144" table:style-name="ce1">
            <text:p>514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5499" table:style-name="ce1">
            <text:p>549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5499" table:style-name="ce1">
            <text:p>549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5972" table:style-name="ce1">
            <text:p>597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5972" table:style-name="ce1">
            <text:p>597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6876" table:style-name="ce1">
            <text:p>687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6876" table:style-name="ce1">
            <text:p>687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7972" table:style-name="ce1">
            <text:p>797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7972" table:style-name="ce1">
            <text:p>797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8436" table:style-name="ce1">
            <text:p>843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8436" table:style-name="ce1">
            <text:p>843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8991" table:style-name="ce1">
            <text:p>899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8991" table:style-name="ce1">
            <text:p>899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0403" table:style-name="ce1">
            <text:p>1040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1908" table:style-name="ce1">
            <text:p>1190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3189" table:style-name="ce1">
            <text:p>1318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4181" table:style-name="ce1">
            <text:p>1418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5158" table:style-name="ce1">
            <text:p>1515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964" table:style-name="ce1">
            <text:p>96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086" table:style-name="ce1">
            <text:p>108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158" table:style-name="ce1">
            <text:p>115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330" table:style-name="ce1">
            <text:p>133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1907" table:style-name="ce1">
            <text:p>190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981" table:style-name="ce1">
            <text:p>198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2223" table:style-name="ce1">
            <text:p>222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341" table:style-name="ce1">
            <text:p>234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326" table:style-name="ce1">
            <text:p>232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057" table:style-name="ce1">
            <text:p>205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868" table:style-name="ce1">
            <text:p>186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782" table:style-name="ce1">
            <text:p>178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630" table:style-name="ce1">
            <text:p>163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630" table:style-name="ce1">
            <text:p>163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315" table:style-name="ce1">
            <text:p>131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1315" table:style-name="ce1">
            <text:p>131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339" table:style-name="ce1">
            <text:p>133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339" table:style-name="ce1">
            <text:p>133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598" table:style-name="ce1">
            <text:p>159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1598" table:style-name="ce1">
            <text:p>159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704" table:style-name="ce1">
            <text:p>170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704" table:style-name="ce1">
            <text:p>170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2038" table:style-name="ce1">
            <text:p>203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038" table:style-name="ce1">
            <text:p>203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2599" table:style-name="ce1">
            <text:p>259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599" table:style-name="ce1">
            <text:p>259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3438" table:style-name="ce1">
            <text:p>343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3438" table:style-name="ce1">
            <text:p>343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2920" table:style-name="ce1">
            <text:p>292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2920" table:style-name="ce1">
            <text:p>292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619" table:style-name="ce1">
            <text:p>361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619" table:style-name="ce1">
            <text:p>361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4474" table:style-name="ce1">
            <text:p>447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4319" table:style-name="ce1">
            <text:p>431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5006" table:style-name="ce1">
            <text:p>500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5254" table:style-name="ce1">
            <text:p>525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6582" table:style-name="ce1">
            <text:p>658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7002" table:style-name="ce1">
            <text:p>700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7533" table:style-name="ce1">
            <text:p>753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8155" table:style-name="ce1">
            <text:p>815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8576" table:style-name="ce1">
            <text:p>857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9552" table:style-name="ce1">
            <text:p>955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9974" table:style-name="ce1">
            <text:p>997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0533" table:style-name="ce1">
            <text:p>1053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1146" table:style-name="ce1">
            <text:p>1114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1871" table:style-name="ce1">
            <text:p>1187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12636" table:style-name="ce1">
            <text:p>1263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3328" table:style-name="ce1">
            <text:p>1332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14037" table:style-name="ce1">
            <text:p>1403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15610" table:style-name="ce1">
            <text:p>156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6560" table:style-name="ce1">
            <text:p>1656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7569" table:style-name="ce1">
            <text:p>1756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9649" table:style-name="ce1">
            <text:p>1964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19649" table:style-name="ce1">
            <text:p>1964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0325" table:style-name="ce1">
            <text:p>2032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0325" table:style-name="ce1">
            <text:p>2032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1264" table:style-name="ce1">
            <text:p>2126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1264" table:style-name="ce1">
            <text:p>2126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22874" table:style-name="ce1">
            <text:p>2287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22874" table:style-name="ce1">
            <text:p>2287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23944" table:style-name="ce1">
            <text:p>2394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23944" table:style-name="ce1">
            <text:p>2394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24943" table:style-name="ce1">
            <text:p>2494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4943" table:style-name="ce1">
            <text:p>2494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25625" table:style-name="ce1">
            <text:p>2562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5625" table:style-name="ce1">
            <text:p>2562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26840" table:style-name="ce1">
            <text:p>2684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26840" table:style-name="ce1">
            <text:p>2684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27661" table:style-name="ce1">
            <text:p>2766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27661" table:style-name="ce1">
            <text:p>2766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28267" table:style-name="ce1">
            <text:p>2826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28267" table:style-name="ce1">
            <text:p>2826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28876" table:style-name="ce1">
            <text:p>2887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29247" table:style-name="ce1">
            <text:p>2924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29510" table:style-name="ce1">
            <text:p>295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29515" table:style-name="ce1">
            <text:p>2951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29728" table:style-name="ce1">
            <text:p>2972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5339" table:style-name="ce1">
            <text:p>533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5368" table:style-name="ce1">
            <text:p>536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5868" table:style-name="ce1">
            <text:p>586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2634" table:style-name="ce1">
            <text:p>263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2875" table:style-name="ce1">
            <text:p>287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3244" table:style-name="ce1">
            <text:p>324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3505" table:style-name="ce1">
            <text:p>350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4015" table:style-name="ce1">
            <text:p>401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4194" table:style-name="ce1">
            <text:p>419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4564" table:style-name="ce1">
            <text:p>456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4568" table:style-name="ce1">
            <text:p>456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4704" table:style-name="ce1">
            <text:p>470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4947" table:style-name="ce1">
            <text:p>494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5031" table:style-name="ce1">
            <text:p>503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5053" table:style-name="ce1">
            <text:p>505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5407" table:style-name="ce1">
            <text:p>540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5590" table:style-name="ce1">
            <text:p>559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5557" table:style-name="ce1">
            <text:p>555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5195" table:style-name="ce1">
            <text:p>519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5195" table:style-name="ce1">
            <text:p>519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5155" table:style-name="ce1">
            <text:p>515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5155" table:style-name="ce1">
            <text:p>515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5599" table:style-name="ce1">
            <text:p>559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5599" table:style-name="ce1">
            <text:p>559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5989" table:style-name="ce1">
            <text:p>598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5989" table:style-name="ce1">
            <text:p>598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6292" table:style-name="ce1">
            <text:p>629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6292" table:style-name="ce1">
            <text:p>629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7391" table:style-name="ce1">
            <text:p>739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7391" table:style-name="ce1">
            <text:p>739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8122" table:style-name="ce1">
            <text:p>812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8122" table:style-name="ce1">
            <text:p>812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7902" table:style-name="ce1">
            <text:p>790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7902" table:style-name="ce1">
            <text:p>790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8557" table:style-name="ce1">
            <text:p>855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8557" table:style-name="ce1">
            <text:p>855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8826" table:style-name="ce1">
            <text:p>882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8764" table:style-name="ce1">
            <text:p>876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9041" table:style-name="ce1">
            <text:p>904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9372" table:style-name="ce1">
            <text:p>937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622" table:style-name="ce1">
            <text:p>162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771" table:style-name="ce1">
            <text:p>177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908" table:style-name="ce1">
            <text:p>190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553" table:style-name="ce1">
            <text:p>255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293" table:style-name="ce1">
            <text:p>329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3450" table:style-name="ce1">
            <text:p>345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3613" table:style-name="ce1">
            <text:p>361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3874" table:style-name="ce1">
            <text:p>387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4041" table:style-name="ce1">
            <text:p>404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4087" table:style-name="ce1">
            <text:p>408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4418" table:style-name="ce1">
            <text:p>44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4418" table:style-name="ce1">
            <text:p>44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4723" table:style-name="ce1">
            <text:p>472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4723" table:style-name="ce1">
            <text:p>472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4902" table:style-name="ce1">
            <text:p>490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4902" table:style-name="ce1">
            <text:p>490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5286" table:style-name="ce1">
            <text:p>528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5286" table:style-name="ce1">
            <text:p>528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5556" table:style-name="ce1">
            <text:p>555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5556" table:style-name="ce1">
            <text:p>555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6142" table:style-name="ce1">
            <text:p>614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6142" table:style-name="ce1">
            <text:p>614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6539" table:style-name="ce1">
            <text:p>653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6539" table:style-name="ce1">
            <text:p>653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6966" table:style-name="ce1">
            <text:p>696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6966" table:style-name="ce1">
            <text:p>696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6754" table:style-name="ce1">
            <text:p>675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6754" table:style-name="ce1">
            <text:p>675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6809" table:style-name="ce1">
            <text:p>680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6809" table:style-name="ce1">
            <text:p>680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6759" table:style-name="ce1">
            <text:p>675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6918" table:style-name="ce1">
            <text:p>69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7183" table:style-name="ce1">
            <text:p>718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7203" table:style-name="ce1">
            <text:p>720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7496" table:style-name="ce1">
            <text:p>749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48255" table:style-name="ce1">
            <text:p>4825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43435" table:style-name="ce1">
            <text:p>4343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69301" table:style-name="ce1">
            <text:p>6930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69301" table:style-name="ce1">
            <text:p>6930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9693" table:style-name="ce1">
            <text:p>1969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20588" table:style-name="ce1">
            <text:p>2058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21631" table:style-name="ce1">
            <text:p>2163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3103" table:style-name="ce1">
            <text:p>2310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4654" table:style-name="ce1">
            <text:p>2465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6004" table:style-name="ce1">
            <text:p>2600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26503" table:style-name="ce1">
            <text:p>2650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27760" table:style-name="ce1">
            <text:p>2776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28891" table:style-name="ce1">
            <text:p>2889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30375" table:style-name="ce1">
            <text:p>3037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1518" table:style-name="ce1">
            <text:p>315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32928" table:style-name="ce1">
            <text:p>3292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34644" table:style-name="ce1">
            <text:p>3464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36164" table:style-name="ce1">
            <text:p>3616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38072" table:style-name="ce1">
            <text:p>3807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39218" table:style-name="ce1">
            <text:p>392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40018" table:style-name="ce1">
            <text:p>400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40018" table:style-name="ce1">
            <text:p>400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40845" table:style-name="ce1">
            <text:p>4084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40845" table:style-name="ce1">
            <text:p>4084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42468" table:style-name="ce1">
            <text:p>4246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42468" table:style-name="ce1">
            <text:p>4246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4867" table:style-name="ce1">
            <text:p>4486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4867" table:style-name="ce1">
            <text:p>4486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47423" table:style-name="ce1">
            <text:p>4742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7423" table:style-name="ce1">
            <text:p>4742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9666" table:style-name="ce1">
            <text:p>4966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9666" table:style-name="ce1">
            <text:p>4966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51585" table:style-name="ce1">
            <text:p>5158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51585" table:style-name="ce1">
            <text:p>5158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52128" table:style-name="ce1">
            <text:p>5212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52128" table:style-name="ce1">
            <text:p>5212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50563" table:style-name="ce1">
            <text:p>5056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50563" table:style-name="ce1">
            <text:p>5056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51989" table:style-name="ce1">
            <text:p>5198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51989" table:style-name="ce1">
            <text:p>5198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53452" table:style-name="ce1">
            <text:p>5345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55170" table:style-name="ce1">
            <text:p>5517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56520" table:style-name="ce1">
            <text:p>5652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58531" table:style-name="ce1">
            <text:p>5853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60387" table:style-name="ce1">
            <text:p>6038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number-rows-repeated="104349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37_20_32_-_32_Vurgu1" style:display-name="%20 - Vurgu1" style:family="table-cell" style:data-style-name="N0">
      <style:table-cell-properties fo:background-color="#D9E1F2"/>
    </style:style>
    <style:style style:name="_37_20_32_-_32_Vurgu2" style:display-name="%20 - Vurgu2" style:family="table-cell" style:data-style-name="N0">
      <style:table-cell-properties fo:background-color="#FCE4D6"/>
    </style:style>
    <style:style style:name="_37_20_32_-_32_Vurgu3" style:display-name="%20 - Vurgu3" style:family="table-cell" style:data-style-name="N0">
      <style:table-cell-properties fo:background-color="#EDEDED"/>
    </style:style>
    <style:style style:name="_37_20_32_-_32_Vurgu4" style:display-name="%20 - Vurgu4" style:family="table-cell" style:data-style-name="N0">
      <style:table-cell-properties fo:background-color="#FFF2CC"/>
    </style:style>
    <style:style style:name="_37_20_32_-_32_Vurgu5" style:display-name="%20 - Vurgu5" style:family="table-cell" style:data-style-name="N0">
      <style:table-cell-properties fo:background-color="#DDEBF7"/>
    </style:style>
    <style:style style:name="_37_20_32_-_32_Vurgu6" style:display-name="%20 - Vurgu6" style:family="table-cell" style:data-style-name="N0">
      <style:table-cell-properties fo:background-color="#E2EFDA"/>
    </style:style>
    <style:style style:name="_37_40_32_-_32_Vurgu1" style:display-name="%40 - Vurgu1" style:family="table-cell" style:data-style-name="N0">
      <style:table-cell-properties fo:background-color="#B4C6E7"/>
    </style:style>
    <style:style style:name="_37_40_32_-_32_Vurgu2" style:display-name="%40 - Vurgu2" style:family="table-cell" style:data-style-name="N0">
      <style:table-cell-properties fo:background-color="#F8CBAD"/>
    </style:style>
    <style:style style:name="_37_40_32_-_32_Vurgu3" style:display-name="%40 - Vurgu3" style:family="table-cell" style:data-style-name="N0">
      <style:table-cell-properties fo:background-color="#DBDBDB"/>
    </style:style>
    <style:style style:name="_37_40_32_-_32_Vurgu4" style:display-name="%40 - Vurgu4" style:family="table-cell" style:data-style-name="N0">
      <style:table-cell-properties fo:background-color="#FFE699"/>
    </style:style>
    <style:style style:name="_37_40_32_-_32_Vurgu5" style:display-name="%40 - Vurgu5" style:family="table-cell" style:data-style-name="N0">
      <style:table-cell-properties fo:background-color="#BDD7EE"/>
    </style:style>
    <style:style style:name="_37_40_32_-_32_Vurgu6" style:display-name="%40 - Vurgu6" style:family="table-cell" style:data-style-name="N0">
      <style:table-cell-properties fo:background-color="#C6E0B4"/>
    </style:style>
    <style:style style:name="_37_60_32_-_32_Vurgu1" style:display-name="%60 - Vurgu1" style:family="table-cell" style:data-style-name="N0">
      <style:table-cell-properties fo:background-color="#8EA9DB"/>
    </style:style>
    <style:style style:name="_37_60_32_-_32_Vurgu2" style:display-name="%60 - Vurgu2" style:family="table-cell" style:data-style-name="N0">
      <style:table-cell-properties fo:background-color="#F4B084"/>
    </style:style>
    <style:style style:name="_37_60_32_-_32_Vurgu3" style:display-name="%60 - Vurgu3" style:family="table-cell" style:data-style-name="N0">
      <style:table-cell-properties fo:background-color="#C9C9C9"/>
    </style:style>
    <style:style style:name="_37_60_32_-_32_Vurgu4" style:display-name="%60 - Vurgu4" style:family="table-cell" style:data-style-name="N0">
      <style:table-cell-properties fo:background-color="#FFD966"/>
    </style:style>
    <style:style style:name="_37_60_32_-_32_Vurgu5" style:display-name="%60 - Vurgu5" style:family="table-cell" style:data-style-name="N0">
      <style:table-cell-properties fo:background-color="#9BC2E6"/>
    </style:style>
    <style:style style:name="_37_60_32_-_32_Vurgu6" style:display-name="%60 - Vurgu6" style:family="table-cell" style:data-style-name="N0">
      <style:table-cell-properties fo:background-color="#A9D08E"/>
    </style:style>
    <style:style style:name="A_231__305_klama_32_Metni" style:display-name="Açıklama Metni" style:family="table-cell" style:data-style-name="N0">
      <style:text-properties fo:color="#7F7F7F" fo:font-style="italic" style:font-style-asian="italic" style:font-style-complex="italic"/>
    </style:style>
    <style:style style:name="Ana_32_Ba_351_l_305_k" style:display-name="Ana Başlık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Ba_287_l_305__32_H_252_cre" style:display-name="Bağlı Hücr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Ba_351_l_305_k_32_1" style:display-name="Başlık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Ba_351_l_305_k_32_2" style:display-name="Başlık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Ba_351_l_305_k_32_3" style:display-name="Başlık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Ba_351_l_305_k_32_4" style:display-name="Başlık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_199__305_k_305__351_" style:display-name="Çıkış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Giri_351_" style:display-name="Giriş" style:family="table-cell" style:data-style-name="N0">
      <style:table-cell-properties fo:border="thin solid #7F7F7F" fo:background-color="#FFCC99"/>
      <style:text-properties fo:color="#3F3F76"/>
    </style:style>
    <style:style style:name="Hesaplama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04__351_aretli_32_H_252_cre" style:display-name="İşaretli Hücre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304_yi" style:display-name="İyi" style:family="table-cell" style:data-style-name="N0">
      <style:table-cell-properties fo:background-color="#C6EFCE"/>
      <style:text-properties fo:color="#006100"/>
    </style:style>
    <style:style style:name="K_246_t_252_" style:display-name="Kötü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" style:family="table-cell" style:data-style-name="N0">
      <style:table-cell-properties fo:border="thin solid #B2B2B2" fo:background-color="#FFFFCC"/>
    </style:style>
    <style:style style:name="N_246_tr" style:display-name="Nötr" style:family="table-cell" style:data-style-name="N0">
      <style:table-cell-properties fo:background-color="#FFEB9C"/>
      <style:text-properties fo:color="#9C5700"/>
    </style:style>
    <style:style style:name="Toplam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Uyar_305__32_Metni" style:display-name="Uyarı Metni" style:family="table-cell" style:data-style-name="N0">
      <style:text-properties fo:color="#FF0000"/>
    </style:style>
    <style:style style:name="Vurgu1" style:family="table-cell" style:data-style-name="N0">
      <style:table-cell-properties fo:background-color="#4472C4"/>
      <style:text-properties fo:color="#FFFFFF"/>
    </style:style>
    <style:style style:name="Vurgu2" style:family="table-cell" style:data-style-name="N0">
      <style:table-cell-properties fo:background-color="#ED7D31"/>
      <style:text-properties fo:color="#FFFFFF"/>
    </style:style>
    <style:style style:name="Vurgu3" style:family="table-cell" style:data-style-name="N0">
      <style:table-cell-properties fo:background-color="#A5A5A5"/>
      <style:text-properties fo:color="#FFFFFF"/>
    </style:style>
    <style:style style:name="Vurgu4" style:family="table-cell" style:data-style-name="N0">
      <style:table-cell-properties fo:background-color="#FFC000"/>
      <style:text-properties fo:color="#FFFFFF"/>
    </style:style>
    <style:style style:name="Vurgu5" style:family="table-cell" style:data-style-name="N0">
      <style:table-cell-properties fo:background-color="#5B9BD5"/>
      <style:text-properties fo:color="#FFFFFF"/>
    </style:style>
    <style:style style:name="Vurgu6" style:family="table-cell" style:data-style-name="N0">
      <style:table-cell-properties fo:background-color="#70AD47"/>
      <style:text-properties fo:color="#FFFFFF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09</meta:generator>
    <meta:initial-creator>alaz karababa</meta:initial-creator>
    <dc:creator>alaz karababa</dc:creator>
    <meta:creation-date>2021-06-07T13:33:58Z</meta:creation-date>
    <dc:date>2021-06-07T13:33:58Z</dc:date>
  </office:meta>
</office:document-meta>
</file>